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8" style:family="table-column">
      <style:table-column-properties fo:break-before="auto" style:column-width="2.25cm"/>
    </style:style>
    <style:style style:name="ID0E11DI" style:family="table-column">
      <style:table-column-properties style:column-width="4.593cm"/>
    </style:style>
    <style:style style:name="ID0EA2DI" style:family="table-column">
      <style:table-column-properties style:column-width="8.154cm"/>
    </style:style>
    <style:style style:name="ID0EG2DI" style:family="table-column">
      <style:table-column-properties style:column-width="1.914cm"/>
    </style:style>
    <style:style style:name="ID0EM2DI" style:family="table-column">
      <style:table-column-properties style:column-width="1.939cm"/>
    </style:style>
    <style:style style:name="ID0ES2DI" style:family="table-column">
      <style:table-column-properties style:column-width="2.079cm"/>
    </style:style>
    <style:style style:name="ID0EY2DI" style:family="table-column">
      <style:table-column-properties style:column-width="1.285cm"/>
    </style:style>
    <style:style style:name="co9" style:family="table-column">
      <style:table-column-properties fo:break-before="auto" style:column-width="2.25cm"/>
    </style:style>
    <style:style style:name="ID0EYCCK" style:family="table-column">
      <style:table-column-properties style:column-width="4.593cm"/>
    </style:style>
    <style:style style:name="ID0E5CCK" style:family="table-column">
      <style:table-column-properties style:column-width="8.154cm"/>
    </style:style>
    <style:style style:name="ID0EEDCK" style:family="table-column">
      <style:table-column-properties style:column-width="1.914cm"/>
    </style:style>
    <style:style style:name="ID0EKDCK" style:family="table-column">
      <style:table-column-properties style:column-width="1.939cm"/>
    </style:style>
    <style:style style:name="ID0EQDCK" style:family="table-column">
      <style:table-column-properties style:column-width="2.079cm"/>
    </style:style>
    <style:style style:name="ID0EWDCK" style:family="table-column">
      <style:table-column-properties style:column-width="1.285cm"/>
    </style:style>
    <style:style style:name="co10" style:family="table-column">
      <style:table-column-properties fo:break-before="auto" style:column-width="2.25cm"/>
    </style:style>
    <style:style style:name="ID0EPMEK" style:family="table-column">
      <style:table-column-properties style:column-width="4.593cm"/>
    </style:style>
    <style:style style:name="ID0EVMEK" style:family="table-column">
      <style:table-column-properties style:column-width="8.154cm"/>
    </style:style>
    <style:style style:name="ID0E2MEK" style:family="table-column">
      <style:table-column-properties style:column-width="1.914cm"/>
    </style:style>
    <style:style style:name="ID0EBNEK" style:family="table-column">
      <style:table-column-properties style:column-width="1.939cm"/>
    </style:style>
    <style:style style:name="ID0EHNEK" style:family="table-column">
      <style:table-column-properties style:column-width="2.079cm"/>
    </style:style>
    <style:style style:name="ID0ENNEK" style:family="table-column">
      <style:table-column-properties style:column-width="1.285cm"/>
    </style:style>
    <style:style style:name="co11" style:family="table-column">
      <style:table-column-properties fo:break-before="auto" style:column-width="2.25cm"/>
    </style:style>
    <style:style style:name="ID0EFSGK" style:family="table-column">
      <style:table-column-properties style:column-width="4.593cm"/>
    </style:style>
    <style:style style:name="ID0EMSGK" style:family="table-column">
      <style:table-column-properties style:column-width="8.154cm"/>
    </style:style>
    <style:style style:name="ID0ETSGK" style:family="table-column">
      <style:table-column-properties style:column-width="1.914cm"/>
    </style:style>
    <style:style style:name="ID0E1SGK" style:family="table-column">
      <style:table-column-properties style:column-width="1.939cm"/>
    </style:style>
    <style:style style:name="ID0EBTGK" style:family="table-column">
      <style:table-column-properties style:column-width="2.079cm"/>
    </style:style>
    <style:style style:name="ID0EITGK" style:family="table-column">
      <style:table-column-properties style:column-width="1.285cm"/>
    </style:style>
    <style:style style:name="ID0EPTGK" style:family="table-column">
      <style:table-column-properties style:column-width="2.255cm"/>
    </style:style>
    <style:style style:name="co12" style:family="table-column">
      <style:table-column-properties fo:break-before="auto" style:column-width="2.25cm"/>
    </style:style>
    <style:style style:name="ID0EBYAM" style:family="table-column">
      <style:table-column-properties style:column-width="4.593cm"/>
    </style:style>
    <style:style style:name="ID0EIYAM" style:family="table-column">
      <style:table-column-properties style:column-width="8.154cm"/>
    </style:style>
    <style:style style:name="ID0EPYAM" style:family="table-column">
      <style:table-column-properties style:column-width="1.914cm"/>
    </style:style>
    <style:style style:name="ID0EWYAM" style:family="table-column">
      <style:table-column-properties style:column-width="1.939cm"/>
    </style:style>
    <style:style style:name="ID0E4YAM" style:family="table-column">
      <style:table-column-properties style:column-width="2.079cm"/>
    </style:style>
    <style:style style:name="ID0EEZAM" style:family="table-column">
      <style:table-column-properties style:column-width="1.285cm"/>
    </style:style>
    <style:style style:name="ID0ELZAM" style:family="table-column">
      <style:table-column-properties style:column-width="2.255cm"/>
    </style:style>
    <style:style style:name="co13" style:family="table-column">
      <style:table-column-properties fo:break-before="auto" style:column-width="2.25cm"/>
    </style:style>
    <style:style style:name="ID0EK4CM" style:family="table-column">
      <style:table-column-properties style:column-width="4.593cm"/>
    </style:style>
    <style:style style:name="ID0ER4CM" style:family="table-column">
      <style:table-column-properties style:column-width="8.154cm"/>
    </style:style>
    <style:style style:name="ID0EY4CM" style:family="table-column">
      <style:table-column-properties style:column-width="1.914cm"/>
    </style:style>
    <style:style style:name="ID0E64CM" style:family="table-column">
      <style:table-column-properties style:column-width="1.939cm"/>
    </style:style>
    <style:style style:name="ID0EG5CM" style:family="table-column">
      <style:table-column-properties style:column-width="2.079cm"/>
    </style:style>
    <style:style style:name="ID0EN5CM" style:family="table-column">
      <style:table-column-properties style:column-width="1.285cm"/>
    </style:style>
    <style:style style:name="ID0EU5CM" style:family="table-column">
      <style:table-column-properties style:column-width="2.255cm"/>
    </style:style>
    <style:style style:name="co4" style:family="table-column">
      <style:table-column-properties fo:break-before="auto" style:column-width="2.25cm"/>
    </style:style>
    <style:style style:name="ID0EIGAC" style:family="table-column">
      <style:table-column-properties style:column-width="4.593cm"/>
    </style:style>
    <style:style style:name="ID0EPGAC" style:family="table-column">
      <style:table-column-properties style:column-width="8.154cm"/>
    </style:style>
    <style:style style:name="ID0EWGAC" style:family="table-column">
      <style:table-column-properties style:column-width="1.914cm"/>
    </style:style>
    <style:style style:name="ID0E4GAC" style:family="table-column">
      <style:table-column-properties style:column-width="1.939cm"/>
    </style:style>
    <style:style style:name="ID0EEHAC" style:family="table-column">
      <style:table-column-properties style:column-width="2.079cm"/>
    </style:style>
    <style:style style:name="ID0ELHAC" style:family="table-column">
      <style:table-column-properties style:column-width="1.285cm"/>
    </style:style>
    <style:style style:name="ID0ESHAC" style:family="table-column">
      <style:table-column-properties style:column-width="2.255cm"/>
    </style:style>
    <style:style style:name="co5" style:family="table-column">
      <style:table-column-properties fo:break-before="auto" style:column-width="1.5cm"/>
    </style:style>
    <style:style style:name="ID0EU3AG" style:family="table-column">
      <style:table-column-properties style:column-width="4.593cm"/>
    </style:style>
    <style:style style:name="ID0E23AG" style:family="table-column">
      <style:table-column-properties style:column-width="8.154cm"/>
    </style:style>
    <style:style style:name="ID0EC4AG" style:family="table-column">
      <style:table-column-properties style:column-width="1.914cm"/>
    </style:style>
    <style:style style:name="ID0EJ4AG" style:family="table-column">
      <style:table-column-properties style:column-width="1.939cm"/>
    </style:style>
    <style:style style:name="ID0EQ4AG" style:family="table-column">
      <style:table-column-properties style:column-width="2.079cm"/>
    </style:style>
    <style:style style:name="ID0EX4AG" style:family="table-column">
      <style:table-column-properties style:column-width="1.285cm"/>
    </style:style>
    <style:style style:name="ID0E54AG" style:family="table-column">
      <style:table-column-properties style:column-width="2.255cm"/>
    </style:style>
    <style:style style:name="ID0EF5AG" style:family="table-column">
      <style:table-column-properties style:column-width="2.313cm"/>
    </style:style>
    <style:style style:name="ro8" style:family="table-row">
      <style:table-row-properties fo:break-before="auto" style:row-height="0.459cm"/>
    </style:style>
    <style:style style:name="ID0E62DI" style:family="table-row">
      <style:table-row-properties fo:break-before="auto" style:row-height="0.422cm" style:use-optimal-row-height="false"/>
    </style:style>
    <style:style style:name="ID0EX4DI" style:family="table-row">
      <style:table-row-properties fo:break-before="auto" style:row-height="0.422cm" style:use-optimal-row-height="false"/>
    </style:style>
    <style:style style:name="ID0EY6DI" style:family="table-row">
      <style:table-row-properties fo:break-before="auto" style:row-height="0.422cm" style:use-optimal-row-height="false"/>
    </style:style>
    <style:style style:name="ID0ECCAK" style:family="table-row">
      <style:table-row-properties fo:break-before="auto" style:row-height="0.422cm" style:use-optimal-row-height="false"/>
    </style:style>
    <style:style style:name="ID0ELEAK" style:family="table-row">
      <style:table-row-properties fo:break-before="auto" style:row-height="0.422cm" style:use-optimal-row-height="false"/>
    </style:style>
    <style:style style:name="ID0EUGAK" style:family="table-row">
      <style:table-row-properties fo:break-before="auto" style:row-height="0.422cm" style:use-optimal-row-height="false"/>
    </style:style>
    <style:style style:name="ID0E4IAK" style:family="table-row">
      <style:table-row-properties fo:break-before="auto" style:row-height="0.422cm" style:use-optimal-row-height="false"/>
    </style:style>
    <style:style style:name="ID0EGLAK" style:family="table-row">
      <style:table-row-properties fo:break-before="auto" style:row-height="0.422cm" style:use-optimal-row-height="false"/>
    </style:style>
    <style:style style:name="ID0EPNAK" style:family="table-row">
      <style:table-row-properties fo:break-before="auto" style:row-height="0.422cm" style:use-optimal-row-height="false"/>
    </style:style>
    <style:style style:name="ID0EYPAK" style:family="table-row">
      <style:table-row-properties fo:break-before="auto" style:row-height="0.422cm" style:use-optimal-row-height="false"/>
    </style:style>
    <style:style style:name="ID0EBSAK" style:family="table-row">
      <style:table-row-properties fo:break-before="auto" style:row-height="0.422cm" style:use-optimal-row-height="false"/>
    </style:style>
    <style:style style:name="ID0EKUAK" style:family="table-row">
      <style:table-row-properties fo:break-before="auto" style:row-height="0.422cm" style:use-optimal-row-height="false"/>
    </style:style>
    <style:style style:name="ID0ETWAK" style:family="table-row">
      <style:table-row-properties fo:break-before="auto" style:row-height="0.422cm" style:use-optimal-row-height="false"/>
    </style:style>
    <style:style style:name="ID0E3YAK" style:family="table-row">
      <style:table-row-properties fo:break-before="auto" style:row-height="0.422cm" style:use-optimal-row-height="false"/>
    </style:style>
    <style:style style:name="ID0EF2AK" style:family="table-row">
      <style:table-row-properties fo:break-before="auto" style:row-height="0.422cm" style:use-optimal-row-height="false"/>
    </style:style>
    <style:style style:name="ID0EO4AK" style:family="table-row">
      <style:table-row-properties fo:break-before="auto" style:row-height="0.422cm" style:use-optimal-row-height="false"/>
    </style:style>
    <style:style style:name="ID0EX6AK" style:family="table-row">
      <style:table-row-properties fo:break-before="auto" style:row-height="0.422cm" style:use-optimal-row-height="false"/>
    </style:style>
    <style:style style:name="ID0EACBK" style:family="table-row">
      <style:table-row-properties fo:break-before="auto" style:row-height="0.422cm" style:use-optimal-row-height="false"/>
    </style:style>
    <style:style style:name="ID0EKEBK" style:family="table-row">
      <style:table-row-properties fo:break-before="auto" style:row-height="0.422cm" style:use-optimal-row-height="false"/>
    </style:style>
    <style:style style:name="ID0ENGBK" style:family="table-row">
      <style:table-row-properties fo:break-before="auto" style:row-height="0.422cm" style:use-optimal-row-height="false"/>
    </style:style>
    <style:style style:name="ID0EQIBK" style:family="table-row">
      <style:table-row-properties fo:break-before="auto" style:row-height="0.422cm" style:use-optimal-row-height="false"/>
    </style:style>
    <style:style style:name="ID0ETKBK" style:family="table-row">
      <style:table-row-properties fo:break-before="auto" style:row-height="0.422cm" style:use-optimal-row-height="false"/>
    </style:style>
    <style:style style:name="ID0EWMBK" style:family="table-row">
      <style:table-row-properties fo:break-before="auto" style:row-height="0.422cm" style:use-optimal-row-height="false"/>
    </style:style>
    <style:style style:name="ID0EZOBK" style:family="table-row">
      <style:table-row-properties fo:break-before="auto" style:row-height="0.422cm" style:use-optimal-row-height="false"/>
    </style:style>
    <style:style style:name="ID0E3QBK" style:family="table-row">
      <style:table-row-properties fo:break-before="auto" style:row-height="0.422cm" style:use-optimal-row-height="false"/>
    </style:style>
    <style:style style:name="ID0E6SBK" style:family="table-row">
      <style:table-row-properties fo:break-before="auto" style:row-height="0.422cm" style:use-optimal-row-height="false"/>
    </style:style>
    <style:style style:name="ID0ECVBK" style:family="table-row">
      <style:table-row-properties fo:break-before="auto" style:row-height="0.422cm" style:use-optimal-row-height="false"/>
    </style:style>
    <style:style style:name="ID0E1WBK" style:family="table-row">
      <style:table-row-properties fo:break-before="auto" style:row-height="0.422cm" style:use-optimal-row-height="false"/>
    </style:style>
    <style:style style:name="ID0ESYBK" style:family="table-row">
      <style:table-row-properties fo:break-before="auto" style:row-height="0.422cm" style:use-optimal-row-height="false"/>
    </style:style>
    <style:style style:name="ID0EK1BK" style:family="table-row">
      <style:table-row-properties fo:break-before="auto" style:row-height="0.422cm" style:use-optimal-row-height="false"/>
    </style:style>
    <style:style style:name="ID0EC3BK" style:family="table-row">
      <style:table-row-properties fo:break-before="auto" style:row-height="0.422cm" style:use-optimal-row-height="false"/>
    </style:style>
    <style:style style:name="ID0E14BK" style:family="table-row">
      <style:table-row-properties fo:break-before="auto" style:row-height="0.422cm" style:use-optimal-row-height="false"/>
    </style:style>
    <style:style style:name="ID0ES6BK" style:family="table-row">
      <style:table-row-properties fo:break-before="auto" style:row-height="0.422cm" style:use-optimal-row-height="false"/>
    </style:style>
    <style:style style:name="ro9" style:family="table-row">
      <style:table-row-properties fo:break-before="auto" style:row-height="0.459cm"/>
    </style:style>
    <style:style style:name="ID0E4DCK" style:family="table-row">
      <style:table-row-properties fo:break-before="auto" style:row-height="0.422cm" style:use-optimal-row-height="false"/>
    </style:style>
    <style:style style:name="ID0EVFCK" style:family="table-row">
      <style:table-row-properties fo:break-before="auto" style:row-height="0.422cm" style:use-optimal-row-height="false"/>
    </style:style>
    <style:style style:name="ID0EWHCK" style:family="table-row">
      <style:table-row-properties fo:break-before="auto" style:row-height="0.422cm" style:use-optimal-row-height="false"/>
    </style:style>
    <style:style style:name="ID0E6JCK" style:family="table-row">
      <style:table-row-properties fo:break-before="auto" style:row-height="0.422cm" style:use-optimal-row-height="false"/>
    </style:style>
    <style:style style:name="ID0EIMCK" style:family="table-row">
      <style:table-row-properties fo:break-before="auto" style:row-height="0.422cm" style:use-optimal-row-height="false"/>
    </style:style>
    <style:style style:name="ID0EROCK" style:family="table-row">
      <style:table-row-properties fo:break-before="auto" style:row-height="0.422cm" style:use-optimal-row-height="false"/>
    </style:style>
    <style:style style:name="ID0E1QCK" style:family="table-row">
      <style:table-row-properties fo:break-before="auto" style:row-height="0.422cm" style:use-optimal-row-height="false"/>
    </style:style>
    <style:style style:name="ID0EETCK" style:family="table-row">
      <style:table-row-properties fo:break-before="auto" style:row-height="0.422cm" style:use-optimal-row-height="false"/>
    </style:style>
    <style:style style:name="ID0EOVCK" style:family="table-row">
      <style:table-row-properties fo:break-before="auto" style:row-height="0.422cm" style:use-optimal-row-height="false"/>
    </style:style>
    <style:style style:name="ID0EYXCK" style:family="table-row">
      <style:table-row-properties fo:break-before="auto" style:row-height="0.422cm" style:use-optimal-row-height="false"/>
    </style:style>
    <style:style style:name="ID0ED1CK" style:family="table-row">
      <style:table-row-properties fo:break-before="auto" style:row-height="0.422cm" style:use-optimal-row-height="false"/>
    </style:style>
    <style:style style:name="ID0EM3CK" style:family="table-row">
      <style:table-row-properties fo:break-before="auto" style:row-height="0.422cm" style:use-optimal-row-height="false"/>
    </style:style>
    <style:style style:name="ID0EV5CK" style:family="table-row">
      <style:table-row-properties fo:break-before="auto" style:row-height="0.422cm" style:use-optimal-row-height="false"/>
    </style:style>
    <style:style style:name="ID0E5ADK" style:family="table-row">
      <style:table-row-properties fo:break-before="auto" style:row-height="0.422cm" style:use-optimal-row-height="false"/>
    </style:style>
    <style:style style:name="ID0EHDDK" style:family="table-row">
      <style:table-row-properties fo:break-before="auto" style:row-height="0.422cm" style:use-optimal-row-height="false"/>
    </style:style>
    <style:style style:name="ID0ERFDK" style:family="table-row">
      <style:table-row-properties fo:break-before="auto" style:row-height="0.422cm" style:use-optimal-row-height="false"/>
    </style:style>
    <style:style style:name="ID0E2HDK" style:family="table-row">
      <style:table-row-properties fo:break-before="auto" style:row-height="0.422cm" style:use-optimal-row-height="false"/>
    </style:style>
    <style:style style:name="ID0EFKDK" style:family="table-row">
      <style:table-row-properties fo:break-before="auto" style:row-height="0.422cm" style:use-optimal-row-height="false"/>
    </style:style>
    <style:style style:name="ID0EOMDK" style:family="table-row">
      <style:table-row-properties fo:break-before="auto" style:row-height="0.422cm" style:use-optimal-row-height="false"/>
    </style:style>
    <style:style style:name="ID0EXODK" style:family="table-row">
      <style:table-row-properties fo:break-before="auto" style:row-height="0.422cm" style:use-optimal-row-height="false"/>
    </style:style>
    <style:style style:name="ID0EARDK" style:family="table-row">
      <style:table-row-properties fo:break-before="auto" style:row-height="0.422cm" style:use-optimal-row-height="false"/>
    </style:style>
    <style:style style:name="ID0EJTDK" style:family="table-row">
      <style:table-row-properties fo:break-before="auto" style:row-height="0.422cm" style:use-optimal-row-height="false"/>
    </style:style>
    <style:style style:name="ID0ESVDK" style:family="table-row">
      <style:table-row-properties fo:break-before="auto" style:row-height="0.422cm" style:use-optimal-row-height="false"/>
    </style:style>
    <style:style style:name="ID0E2XDK" style:family="table-row">
      <style:table-row-properties fo:break-before="auto" style:row-height="0.422cm" style:use-optimal-row-height="false"/>
    </style:style>
    <style:style style:name="ID0EF1DK" style:family="table-row">
      <style:table-row-properties fo:break-before="auto" style:row-height="0.422cm" style:use-optimal-row-height="false"/>
    </style:style>
    <style:style style:name="ID0EP3DK" style:family="table-row">
      <style:table-row-properties fo:break-before="auto" style:row-height="0.422cm" style:use-optimal-row-height="false"/>
    </style:style>
    <style:style style:name="ID0EZ5DK" style:family="table-row">
      <style:table-row-properties fo:break-before="auto" style:row-height="0.422cm" style:use-optimal-row-height="false"/>
    </style:style>
    <style:style style:name="ID0ERAEK" style:family="table-row">
      <style:table-row-properties fo:break-before="auto" style:row-height="0.422cm" style:use-optimal-row-height="false"/>
    </style:style>
    <style:style style:name="ID0EJCEK" style:family="table-row">
      <style:table-row-properties fo:break-before="auto" style:row-height="0.422cm" style:use-optimal-row-height="false"/>
    </style:style>
    <style:style style:name="ID0EBEEK" style:family="table-row">
      <style:table-row-properties fo:break-before="auto" style:row-height="0.422cm" style:use-optimal-row-height="false"/>
    </style:style>
    <style:style style:name="ID0EZFEK" style:family="table-row">
      <style:table-row-properties fo:break-before="auto" style:row-height="0.422cm" style:use-optimal-row-height="false"/>
    </style:style>
    <style:style style:name="ID0ERHEK" style:family="table-row">
      <style:table-row-properties fo:break-before="auto" style:row-height="0.422cm" style:use-optimal-row-height="false"/>
    </style:style>
    <style:style style:name="ID0EJJEK" style:family="table-row">
      <style:table-row-properties fo:break-before="auto" style:row-height="0.422cm" style:use-optimal-row-height="false"/>
    </style:style>
    <style:style style:name="ro10" style:family="table-row">
      <style:table-row-properties fo:break-before="auto" style:row-height="0.459cm"/>
    </style:style>
    <style:style style:name="ID0EUNEK" style:family="table-row">
      <style:table-row-properties fo:break-before="auto" style:row-height="0.422cm" style:use-optimal-row-height="false"/>
    </style:style>
    <style:style style:name="ID0EMPEK" style:family="table-row">
      <style:table-row-properties fo:break-before="auto" style:row-height="0.422cm" style:use-optimal-row-height="false"/>
    </style:style>
    <style:style style:name="ID0ENREK" style:family="table-row">
      <style:table-row-properties fo:break-before="auto" style:row-height="0.422cm" style:use-optimal-row-height="false"/>
    </style:style>
    <style:style style:name="ID0EWTEK" style:family="table-row">
      <style:table-row-properties fo:break-before="auto" style:row-height="0.422cm" style:use-optimal-row-height="false"/>
    </style:style>
    <style:style style:name="ID0E6VEK" style:family="table-row">
      <style:table-row-properties fo:break-before="auto" style:row-height="0.422cm" style:use-optimal-row-height="false"/>
    </style:style>
    <style:style style:name="ID0EIYEK" style:family="table-row">
      <style:table-row-properties fo:break-before="auto" style:row-height="0.422cm" style:use-optimal-row-height="false"/>
    </style:style>
    <style:style style:name="ID0ER1EK" style:family="table-row">
      <style:table-row-properties fo:break-before="auto" style:row-height="0.422cm" style:use-optimal-row-height="false"/>
    </style:style>
    <style:style style:name="ID0EU3EK" style:family="table-row">
      <style:table-row-properties fo:break-before="auto" style:row-height="0.422cm" style:use-optimal-row-height="false"/>
    </style:style>
    <style:style style:name="ID0EX5EK" style:family="table-row">
      <style:table-row-properties fo:break-before="auto" style:row-height="0.422cm" style:use-optimal-row-height="false"/>
    </style:style>
    <style:style style:name="ID0E1AFK" style:family="table-row">
      <style:table-row-properties fo:break-before="auto" style:row-height="0.422cm" style:use-optimal-row-height="false"/>
    </style:style>
    <style:style style:name="ID0E6CFK" style:family="table-row">
      <style:table-row-properties fo:break-before="auto" style:row-height="0.422cm" style:use-optimal-row-height="false"/>
    </style:style>
    <style:style style:name="ID0ECFFK" style:family="table-row">
      <style:table-row-properties fo:break-before="auto" style:row-height="0.422cm" style:use-optimal-row-height="false"/>
    </style:style>
    <style:style style:name="ID0EFHFK" style:family="table-row">
      <style:table-row-properties fo:break-before="auto" style:row-height="0.422cm" style:use-optimal-row-height="false"/>
    </style:style>
    <style:style style:name="ID0EIJFK" style:family="table-row">
      <style:table-row-properties fo:break-before="auto" style:row-height="0.422cm" style:use-optimal-row-height="false"/>
    </style:style>
    <style:style style:name="ID0ELLFK" style:family="table-row">
      <style:table-row-properties fo:break-before="auto" style:row-height="0.422cm" style:use-optimal-row-height="false"/>
    </style:style>
    <style:style style:name="ID0EONFK" style:family="table-row">
      <style:table-row-properties fo:break-before="auto" style:row-height="0.422cm" style:use-optimal-row-height="false"/>
    </style:style>
    <style:style style:name="ID0ERPFK" style:family="table-row">
      <style:table-row-properties fo:break-before="auto" style:row-height="0.422cm" style:use-optimal-row-height="false"/>
    </style:style>
    <style:style style:name="ID0EURFK" style:family="table-row">
      <style:table-row-properties fo:break-before="auto" style:row-height="0.422cm" style:use-optimal-row-height="false"/>
    </style:style>
    <style:style style:name="ID0EXTFK" style:family="table-row">
      <style:table-row-properties fo:break-before="auto" style:row-height="0.422cm" style:use-optimal-row-height="false"/>
    </style:style>
    <style:style style:name="ID0E1VFK" style:family="table-row">
      <style:table-row-properties fo:break-before="auto" style:row-height="0.422cm" style:use-optimal-row-height="false"/>
    </style:style>
    <style:style style:name="ID0E4XFK" style:family="table-row">
      <style:table-row-properties fo:break-before="auto" style:row-height="0.422cm" style:use-optimal-row-height="false"/>
    </style:style>
    <style:style style:name="ID0EA1FK" style:family="table-row">
      <style:table-row-properties fo:break-before="auto" style:row-height="0.422cm" style:use-optimal-row-height="false"/>
    </style:style>
    <style:style style:name="ID0ED3FK" style:family="table-row">
      <style:table-row-properties fo:break-before="auto" style:row-height="0.422cm" style:use-optimal-row-height="false"/>
    </style:style>
    <style:style style:name="ID0EG5FK" style:family="table-row">
      <style:table-row-properties fo:break-before="auto" style:row-height="0.422cm" style:use-optimal-row-height="false"/>
    </style:style>
    <style:style style:name="ID0EJAGK" style:family="table-row">
      <style:table-row-properties fo:break-before="auto" style:row-height="0.422cm" style:use-optimal-row-height="false"/>
    </style:style>
    <style:style style:name="ID0EMCGK" style:family="table-row">
      <style:table-row-properties fo:break-before="auto" style:row-height="0.422cm" style:use-optimal-row-height="false"/>
    </style:style>
    <style:style style:name="ID0EPEGK" style:family="table-row">
      <style:table-row-properties fo:break-before="auto" style:row-height="0.422cm" style:use-optimal-row-height="false"/>
    </style:style>
    <style:style style:name="ID0EHGGK" style:family="table-row">
      <style:table-row-properties fo:break-before="auto" style:row-height="0.422cm" style:use-optimal-row-height="false"/>
    </style:style>
    <style:style style:name="ID0E6HGK" style:family="table-row">
      <style:table-row-properties fo:break-before="auto" style:row-height="0.422cm" style:use-optimal-row-height="false"/>
    </style:style>
    <style:style style:name="ID0EXJGK" style:family="table-row">
      <style:table-row-properties fo:break-before="auto" style:row-height="0.422cm" style:use-optimal-row-height="false"/>
    </style:style>
    <style:style style:name="ID0EPLGK" style:family="table-row">
      <style:table-row-properties fo:break-before="auto" style:row-height="0.422cm" style:use-optimal-row-height="false"/>
    </style:style>
    <style:style style:name="ID0EHNGK" style:family="table-row">
      <style:table-row-properties fo:break-before="auto" style:row-height="0.422cm" style:use-optimal-row-height="false"/>
    </style:style>
    <style:style style:name="ID0E6OGK" style:family="table-row">
      <style:table-row-properties fo:break-before="auto" style:row-height="0.422cm" style:use-optimal-row-height="false"/>
    </style:style>
    <style:style style:name="ro11" style:family="table-row">
      <style:table-row-properties fo:break-before="auto" style:row-height="0.459cm"/>
    </style:style>
    <style:style style:name="ID0EXTGK" style:family="table-row">
      <style:table-row-properties fo:break-before="auto" style:row-height="0.422cm" style:use-optimal-row-height="false"/>
    </style:style>
    <style:style style:name="ID0EPVGK" style:family="table-row">
      <style:table-row-properties fo:break-before="auto" style:row-height="0.422cm" style:use-optimal-row-height="false"/>
    </style:style>
    <style:style style:name="ID0EQXGK" style:family="table-row">
      <style:table-row-properties fo:break-before="auto" style:row-height="0.422cm" style:use-optimal-row-height="false"/>
    </style:style>
    <style:style style:name="ID0EZZGK" style:family="table-row">
      <style:table-row-properties fo:break-before="auto" style:row-height="0.422cm" style:use-optimal-row-height="false"/>
    </style:style>
    <style:style style:name="ID0EC3GK" style:family="table-row">
      <style:table-row-properties fo:break-before="auto" style:row-height="0.422cm" style:use-optimal-row-height="false"/>
    </style:style>
    <style:style style:name="ID0EL5GK" style:family="table-row">
      <style:table-row-properties fo:break-before="auto" style:row-height="0.422cm" style:use-optimal-row-height="false"/>
    </style:style>
    <style:style style:name="ID0EOAHK" style:family="table-row">
      <style:table-row-properties fo:break-before="auto" style:row-height="0.422cm" style:use-optimal-row-height="false"/>
    </style:style>
    <style:style style:name="ID0ERCHK" style:family="table-row">
      <style:table-row-properties fo:break-before="auto" style:row-height="0.422cm" style:use-optimal-row-height="false"/>
    </style:style>
    <style:style style:name="ID0EUEHK" style:family="table-row">
      <style:table-row-properties fo:break-before="auto" style:row-height="0.422cm" style:use-optimal-row-height="false"/>
    </style:style>
    <style:style style:name="ID0EXGHK" style:family="table-row">
      <style:table-row-properties fo:break-before="auto" style:row-height="0.422cm" style:use-optimal-row-height="false"/>
    </style:style>
    <style:style style:name="ID0E1IHK" style:family="table-row">
      <style:table-row-properties fo:break-before="auto" style:row-height="0.422cm" style:use-optimal-row-height="false"/>
    </style:style>
    <style:style style:name="ID0E4KHK" style:family="table-row">
      <style:table-row-properties fo:break-before="auto" style:row-height="0.422cm" style:use-optimal-row-height="false"/>
    </style:style>
    <style:style style:name="ID0EANHK" style:family="table-row">
      <style:table-row-properties fo:break-before="auto" style:row-height="0.422cm" style:use-optimal-row-height="false"/>
    </style:style>
    <style:style style:name="ID0EDPHK" style:family="table-row">
      <style:table-row-properties fo:break-before="auto" style:row-height="0.422cm" style:use-optimal-row-height="false"/>
    </style:style>
    <style:style style:name="ID0EGRHK" style:family="table-row">
      <style:table-row-properties fo:break-before="auto" style:row-height="0.422cm" style:use-optimal-row-height="false"/>
    </style:style>
    <style:style style:name="ID0EJTHK" style:family="table-row">
      <style:table-row-properties fo:break-before="auto" style:row-height="0.422cm" style:use-optimal-row-height="false"/>
    </style:style>
    <style:style style:name="ID0EMVHK" style:family="table-row">
      <style:table-row-properties fo:break-before="auto" style:row-height="0.422cm" style:use-optimal-row-height="false"/>
    </style:style>
    <style:style style:name="ID0EPXHK" style:family="table-row">
      <style:table-row-properties fo:break-before="auto" style:row-height="0.422cm" style:use-optimal-row-height="false"/>
    </style:style>
    <style:style style:name="ID0ESZHK" style:family="table-row">
      <style:table-row-properties fo:break-before="auto" style:row-height="0.422cm" style:use-optimal-row-height="false"/>
    </style:style>
    <style:style style:name="ID0EV2HK" style:family="table-row">
      <style:table-row-properties fo:break-before="auto" style:row-height="0.422cm" style:use-optimal-row-height="false"/>
    </style:style>
    <style:style style:name="ID0EY4HK" style:family="table-row">
      <style:table-row-properties fo:break-before="auto" style:row-height="0.422cm" style:use-optimal-row-height="false"/>
    </style:style>
    <style:style style:name="ID0E26HK" style:family="table-row">
      <style:table-row-properties fo:break-before="auto" style:row-height="0.422cm" style:use-optimal-row-height="false"/>
    </style:style>
    <style:style style:name="ID0E6BAM" style:family="table-row">
      <style:table-row-properties fo:break-before="auto" style:row-height="0.422cm" style:use-optimal-row-height="false"/>
    </style:style>
    <style:style style:name="ID0ECEAM" style:family="table-row">
      <style:table-row-properties fo:break-before="auto" style:row-height="0.422cm" style:use-optimal-row-height="false"/>
    </style:style>
    <style:style style:name="ID0EFGAM" style:family="table-row">
      <style:table-row-properties fo:break-before="auto" style:row-height="0.422cm" style:use-optimal-row-height="false"/>
    </style:style>
    <style:style style:name="ID0EIIAM" style:family="table-row">
      <style:table-row-properties fo:break-before="auto" style:row-height="0.422cm" style:use-optimal-row-height="false"/>
    </style:style>
    <style:style style:name="ID0ELKAM" style:family="table-row">
      <style:table-row-properties fo:break-before="auto" style:row-height="0.422cm" style:use-optimal-row-height="false"/>
    </style:style>
    <style:style style:name="ID0EDMAM" style:family="table-row">
      <style:table-row-properties fo:break-before="auto" style:row-height="0.422cm" style:use-optimal-row-height="false"/>
    </style:style>
    <style:style style:name="ID0E2NAM" style:family="table-row">
      <style:table-row-properties fo:break-before="auto" style:row-height="0.422cm" style:use-optimal-row-height="false"/>
    </style:style>
    <style:style style:name="ID0ETPAM" style:family="table-row">
      <style:table-row-properties fo:break-before="auto" style:row-height="0.422cm" style:use-optimal-row-height="false"/>
    </style:style>
    <style:style style:name="ID0ELRAM" style:family="table-row">
      <style:table-row-properties fo:break-before="auto" style:row-height="0.422cm" style:use-optimal-row-height="false"/>
    </style:style>
    <style:style style:name="ID0EDTAM" style:family="table-row">
      <style:table-row-properties fo:break-before="auto" style:row-height="0.422cm" style:use-optimal-row-height="false"/>
    </style:style>
    <style:style style:name="ID0E2UAM" style:family="table-row">
      <style:table-row-properties fo:break-before="auto" style:row-height="0.422cm" style:use-optimal-row-height="false"/>
    </style:style>
    <style:style style:name="ro12" style:family="table-row">
      <style:table-row-properties fo:break-before="auto" style:row-height="0.459cm"/>
    </style:style>
    <style:style style:name="ID0ETZAM" style:family="table-row">
      <style:table-row-properties fo:break-before="auto" style:row-height="0.422cm" style:use-optimal-row-height="false"/>
    </style:style>
    <style:style style:name="ID0EL2AM" style:family="table-row">
      <style:table-row-properties fo:break-before="auto" style:row-height="0.422cm" style:use-optimal-row-height="false"/>
    </style:style>
    <style:style style:name="ID0EM4AM" style:family="table-row">
      <style:table-row-properties fo:break-before="auto" style:row-height="0.422cm" style:use-optimal-row-height="false"/>
    </style:style>
    <style:style style:name="ID0EV6AM" style:family="table-row">
      <style:table-row-properties fo:break-before="auto" style:row-height="0.422cm" style:use-optimal-row-height="false"/>
    </style:style>
    <style:style style:name="ID0E5BBM" style:family="table-row">
      <style:table-row-properties fo:break-before="auto" style:row-height="0.422cm" style:use-optimal-row-height="false"/>
    </style:style>
    <style:style style:name="ID0EVDBM" style:family="table-row">
      <style:table-row-properties fo:break-before="auto" style:row-height="0.422cm" style:use-optimal-row-height="false"/>
    </style:style>
    <style:style style:name="ID0EYFBM" style:family="table-row">
      <style:table-row-properties fo:break-before="auto" style:row-height="0.422cm" style:use-optimal-row-height="false"/>
    </style:style>
    <style:style style:name="ID0E2HBM" style:family="table-row">
      <style:table-row-properties fo:break-before="auto" style:row-height="0.422cm" style:use-optimal-row-height="false"/>
    </style:style>
    <style:style style:name="ID0E5JBM" style:family="table-row">
      <style:table-row-properties fo:break-before="auto" style:row-height="0.422cm" style:use-optimal-row-height="false"/>
    </style:style>
    <style:style style:name="ID0EBMBM" style:family="table-row">
      <style:table-row-properties fo:break-before="auto" style:row-height="0.422cm" style:use-optimal-row-height="false"/>
    </style:style>
    <style:style style:name="ID0EEOBM" style:family="table-row">
      <style:table-row-properties fo:break-before="auto" style:row-height="0.422cm" style:use-optimal-row-height="false"/>
    </style:style>
    <style:style style:name="ID0EHQBM" style:family="table-row">
      <style:table-row-properties fo:break-before="auto" style:row-height="0.422cm" style:use-optimal-row-height="false"/>
    </style:style>
    <style:style style:name="ID0EKSBM" style:family="table-row">
      <style:table-row-properties fo:break-before="auto" style:row-height="0.422cm" style:use-optimal-row-height="false"/>
    </style:style>
    <style:style style:name="ID0ENUBM" style:family="table-row">
      <style:table-row-properties fo:break-before="auto" style:row-height="0.422cm" style:use-optimal-row-height="false"/>
    </style:style>
    <style:style style:name="ID0EQWBM" style:family="table-row">
      <style:table-row-properties fo:break-before="auto" style:row-height="0.422cm" style:use-optimal-row-height="false"/>
    </style:style>
    <style:style style:name="ID0ETYBM" style:family="table-row">
      <style:table-row-properties fo:break-before="auto" style:row-height="0.422cm" style:use-optimal-row-height="false"/>
    </style:style>
    <style:style style:name="ID0EW1BM" style:family="table-row">
      <style:table-row-properties fo:break-before="auto" style:row-height="0.422cm" style:use-optimal-row-height="false"/>
    </style:style>
    <style:style style:name="ID0EZ3BM" style:family="table-row">
      <style:table-row-properties fo:break-before="auto" style:row-height="0.422cm" style:use-optimal-row-height="false"/>
    </style:style>
    <style:style style:name="ID0E35BM" style:family="table-row">
      <style:table-row-properties fo:break-before="auto" style:row-height="0.422cm" style:use-optimal-row-height="false"/>
    </style:style>
    <style:style style:name="ID0E6ACM" style:family="table-row">
      <style:table-row-properties fo:break-before="auto" style:row-height="0.422cm" style:use-optimal-row-height="false"/>
    </style:style>
    <style:style style:name="ID0ECDCM" style:family="table-row">
      <style:table-row-properties fo:break-before="auto" style:row-height="0.422cm" style:use-optimal-row-height="false"/>
    </style:style>
    <style:style style:name="ID0EFFCM" style:family="table-row">
      <style:table-row-properties fo:break-before="auto" style:row-height="0.422cm" style:use-optimal-row-height="false"/>
    </style:style>
    <style:style style:name="ID0EIHCM" style:family="table-row">
      <style:table-row-properties fo:break-before="auto" style:row-height="0.422cm" style:use-optimal-row-height="false"/>
    </style:style>
    <style:style style:name="ID0ELJCM" style:family="table-row">
      <style:table-row-properties fo:break-before="auto" style:row-height="0.422cm" style:use-optimal-row-height="false"/>
    </style:style>
    <style:style style:name="ID0EOLCM" style:family="table-row">
      <style:table-row-properties fo:break-before="auto" style:row-height="0.422cm" style:use-optimal-row-height="false"/>
    </style:style>
    <style:style style:name="ID0ERNCM" style:family="table-row">
      <style:table-row-properties fo:break-before="auto" style:row-height="0.422cm" style:use-optimal-row-height="false"/>
    </style:style>
    <style:style style:name="ID0EUPCM" style:family="table-row">
      <style:table-row-properties fo:break-before="auto" style:row-height="0.422cm" style:use-optimal-row-height="false"/>
    </style:style>
    <style:style style:name="ID0EMRCM" style:family="table-row">
      <style:table-row-properties fo:break-before="auto" style:row-height="0.422cm" style:use-optimal-row-height="false"/>
    </style:style>
    <style:style style:name="ID0EETCM" style:family="table-row">
      <style:table-row-properties fo:break-before="auto" style:row-height="0.422cm" style:use-optimal-row-height="false"/>
    </style:style>
    <style:style style:name="ID0E3UCM" style:family="table-row">
      <style:table-row-properties fo:break-before="auto" style:row-height="0.422cm" style:use-optimal-row-height="false"/>
    </style:style>
    <style:style style:name="ID0EUWCM" style:family="table-row">
      <style:table-row-properties fo:break-before="auto" style:row-height="0.422cm" style:use-optimal-row-height="false"/>
    </style:style>
    <style:style style:name="ID0EMYCM" style:family="table-row">
      <style:table-row-properties fo:break-before="auto" style:row-height="0.422cm" style:use-optimal-row-height="false"/>
    </style:style>
    <style:style style:name="ID0EE1CM" style:family="table-row">
      <style:table-row-properties fo:break-before="auto" style:row-height="0.422cm" style:use-optimal-row-height="false"/>
    </style:style>
    <style:style style:name="ro13" style:family="table-row">
      <style:table-row-properties fo:break-before="auto" style:row-height="0.459cm"/>
    </style:style>
    <style:style style:name="ID0E35CM" style:family="table-row">
      <style:table-row-properties fo:break-before="auto" style:row-height="0.422cm" style:use-optimal-row-height="false"/>
    </style:style>
    <style:style style:name="ID0EIADM" style:family="table-row">
      <style:table-row-properties fo:break-before="auto" style:row-height="0.422cm" style:use-optimal-row-height="false"/>
    </style:style>
    <style:style style:name="ID0EBCDM" style:family="table-row">
      <style:table-row-properties fo:break-before="auto" style:row-height="0.422cm" style:use-optimal-row-height="false"/>
    </style:style>
    <style:style style:name="ID0EKEDM" style:family="table-row">
      <style:table-row-properties fo:break-before="auto" style:row-height="0.422cm" style:use-optimal-row-height="false"/>
    </style:style>
    <style:style style:name="ID0EUGDM" style:family="table-row">
      <style:table-row-properties fo:break-before="auto" style:row-height="0.422cm" style:use-optimal-row-height="false"/>
    </style:style>
    <style:style style:name="ID0EHIDM" style:family="table-row">
      <style:table-row-properties fo:break-before="auto" style:row-height="0.422cm" style:use-optimal-row-height="false"/>
    </style:style>
    <style:style style:name="ID0EKKDM" style:family="table-row">
      <style:table-row-properties fo:break-before="auto" style:row-height="0.422cm" style:use-optimal-row-height="false"/>
    </style:style>
    <style:style style:name="ID0ENMDM" style:family="table-row">
      <style:table-row-properties fo:break-before="auto" style:row-height="0.422cm" style:use-optimal-row-height="false"/>
    </style:style>
    <style:style style:name="ID0EQODM" style:family="table-row">
      <style:table-row-properties fo:break-before="auto" style:row-height="0.422cm" style:use-optimal-row-height="false"/>
    </style:style>
    <style:style style:name="ID0ETQDM" style:family="table-row">
      <style:table-row-properties fo:break-before="auto" style:row-height="0.422cm" style:use-optimal-row-height="false"/>
    </style:style>
    <style:style style:name="ID0EWSDM" style:family="table-row">
      <style:table-row-properties fo:break-before="auto" style:row-height="0.422cm" style:use-optimal-row-height="false"/>
    </style:style>
    <style:style style:name="ID0EZUDM" style:family="table-row">
      <style:table-row-properties fo:break-before="auto" style:row-height="0.422cm" style:use-optimal-row-height="false"/>
    </style:style>
    <style:style style:name="ID0E3WDM" style:family="table-row">
      <style:table-row-properties fo:break-before="auto" style:row-height="0.422cm" style:use-optimal-row-height="false"/>
    </style:style>
    <style:style style:name="ID0E6YDM" style:family="table-row">
      <style:table-row-properties fo:break-before="auto" style:row-height="0.422cm" style:use-optimal-row-height="false"/>
    </style:style>
    <style:style style:name="ID0EC2DM" style:family="table-row">
      <style:table-row-properties fo:break-before="auto" style:row-height="0.422cm" style:use-optimal-row-height="false"/>
    </style:style>
    <style:style style:name="ID0EF4DM" style:family="table-row">
      <style:table-row-properties fo:break-before="auto" style:row-height="0.422cm" style:use-optimal-row-height="false"/>
    </style:style>
    <style:style style:name="ID0EI6DM" style:family="table-row">
      <style:table-row-properties fo:break-before="auto" style:row-height="0.422cm" style:use-optimal-row-height="false"/>
    </style:style>
    <style:style style:name="ID0ELBEM" style:family="table-row">
      <style:table-row-properties fo:break-before="auto" style:row-height="0.422cm" style:use-optimal-row-height="false"/>
    </style:style>
    <style:style style:name="ID0EODEM" style:family="table-row">
      <style:table-row-properties fo:break-before="auto" style:row-height="0.422cm" style:use-optimal-row-height="false"/>
    </style:style>
    <style:style style:name="ID0ERFEM" style:family="table-row">
      <style:table-row-properties fo:break-before="auto" style:row-height="0.422cm" style:use-optimal-row-height="false"/>
    </style:style>
    <style:style style:name="ID0EUHEM" style:family="table-row">
      <style:table-row-properties fo:break-before="auto" style:row-height="0.422cm" style:use-optimal-row-height="false"/>
    </style:style>
    <style:style style:name="ID0EXJEM" style:family="table-row">
      <style:table-row-properties fo:break-before="auto" style:row-height="0.422cm" style:use-optimal-row-height="false"/>
    </style:style>
    <style:style style:name="ID0E1LEM" style:family="table-row">
      <style:table-row-properties fo:break-before="auto" style:row-height="0.422cm" style:use-optimal-row-height="false"/>
    </style:style>
    <style:style style:name="ID0E4NEM" style:family="table-row">
      <style:table-row-properties fo:break-before="auto" style:row-height="0.422cm" style:use-optimal-row-height="false"/>
    </style:style>
    <style:style style:name="ID0EAQEM" style:family="table-row">
      <style:table-row-properties fo:break-before="auto" style:row-height="0.422cm" style:use-optimal-row-height="false"/>
    </style:style>
    <style:style style:name="ID0EDSEM" style:family="table-row">
      <style:table-row-properties fo:break-before="auto" style:row-height="0.422cm" style:use-optimal-row-height="false"/>
    </style:style>
    <style:style style:name="ID0EGUEM" style:family="table-row">
      <style:table-row-properties fo:break-before="auto" style:row-height="0.422cm" style:use-optimal-row-height="false"/>
    </style:style>
    <style:style style:name="ID0E5VEM" style:family="table-row">
      <style:table-row-properties fo:break-before="auto" style:row-height="0.422cm" style:use-optimal-row-height="false"/>
    </style:style>
    <style:style style:name="ID0EWXEM" style:family="table-row">
      <style:table-row-properties fo:break-before="auto" style:row-height="0.422cm" style:use-optimal-row-height="false"/>
    </style:style>
    <style:style style:name="ID0EOZEM" style:family="table-row">
      <style:table-row-properties fo:break-before="auto" style:row-height="0.422cm" style:use-optimal-row-height="false"/>
    </style:style>
    <style:style style:name="ID0EG2EM" style:family="table-row">
      <style:table-row-properties fo:break-before="auto" style:row-height="0.422cm" style:use-optimal-row-height="false"/>
    </style:style>
    <style:style style:name="ID0E53EM" style:family="table-row">
      <style:table-row-properties fo:break-before="auto" style:row-height="0.422cm" style:use-optimal-row-height="false"/>
    </style:style>
    <style:style style:name="ID0EW5EM" style:family="table-row">
      <style:table-row-properties fo:break-before="auto" style:row-height="0.422cm" style:use-optimal-row-height="false"/>
    </style:style>
    <style:style style:name="ro4" style:family="table-row">
      <style:table-row-properties fo:break-before="auto" style:row-height="0.459cm"/>
    </style:style>
    <style:style style:name="ID0E1HAC" style:family="table-row">
      <style:table-row-properties fo:break-before="auto" style:row-height="0.422cm" style:use-optimal-row-height="false"/>
    </style:style>
    <style:style style:name="ID0EGJAC" style:family="table-row">
      <style:table-row-properties fo:break-before="auto" style:row-height="0.422cm" style:use-optimal-row-height="false"/>
    </style:style>
    <style:style style:name="ID0E6KAC" style:family="table-row">
      <style:table-row-properties fo:break-before="auto" style:row-height="0.422cm" style:use-optimal-row-height="false"/>
    </style:style>
    <style:style style:name="ID0EINAC" style:family="table-row">
      <style:table-row-properties fo:break-before="auto" style:row-height="0.422cm" style:use-optimal-row-height="false"/>
    </style:style>
    <style:style style:name="ID0ERPAC" style:family="table-row">
      <style:table-row-properties fo:break-before="auto" style:row-height="0.422cm" style:use-optimal-row-height="false"/>
    </style:style>
    <style:style style:name="ID0E2BAE" style:family="table-row">
      <style:table-row-properties fo:break-before="auto" style:row-height="0.422cm" style:use-optimal-row-height="false"/>
    </style:style>
    <style:style style:name="ID0EFEAE" style:family="table-row">
      <style:table-row-properties fo:break-before="auto" style:row-height="0.422cm" style:use-optimal-row-height="false"/>
    </style:style>
    <style:style style:name="ID0EOGAE" style:family="table-row">
      <style:table-row-properties fo:break-before="auto" style:row-height="0.422cm" style:use-optimal-row-height="false"/>
    </style:style>
    <style:style style:name="ID0EYIAE" style:family="table-row">
      <style:table-row-properties fo:break-before="auto" style:row-height="0.422cm" style:use-optimal-row-height="false"/>
    </style:style>
    <style:style style:name="ID0ECLAE" style:family="table-row">
      <style:table-row-properties fo:break-before="auto" style:row-height="0.422cm" style:use-optimal-row-height="false"/>
    </style:style>
    <style:style style:name="ID0EMNAE" style:family="table-row">
      <style:table-row-properties fo:break-before="auto" style:row-height="0.422cm" style:use-optimal-row-height="false"/>
    </style:style>
    <style:style style:name="ID0EPPAE" style:family="table-row">
      <style:table-row-properties fo:break-before="auto" style:row-height="0.422cm" style:use-optimal-row-height="false"/>
    </style:style>
    <style:style style:name="ID0ESRAE" style:family="table-row">
      <style:table-row-properties fo:break-before="auto" style:row-height="0.422cm" style:use-optimal-row-height="false"/>
    </style:style>
    <style:style style:name="ID0EVTAE" style:family="table-row">
      <style:table-row-properties fo:break-before="auto" style:row-height="0.422cm" style:use-optimal-row-height="false"/>
    </style:style>
    <style:style style:name="ID0EYVAE" style:family="table-row">
      <style:table-row-properties fo:break-before="auto" style:row-height="0.422cm" style:use-optimal-row-height="false"/>
    </style:style>
    <style:style style:name="ID0E2XAE" style:family="table-row">
      <style:table-row-properties fo:break-before="auto" style:row-height="0.422cm" style:use-optimal-row-height="false"/>
    </style:style>
    <style:style style:name="ID0E5ZAE" style:family="table-row">
      <style:table-row-properties fo:break-before="auto" style:row-height="0.422cm" style:use-optimal-row-height="false"/>
    </style:style>
    <style:style style:name="ID0EB3AE" style:family="table-row">
      <style:table-row-properties fo:break-before="auto" style:row-height="0.422cm" style:use-optimal-row-height="false"/>
    </style:style>
    <style:style style:name="ID0EE5AE" style:family="table-row">
      <style:table-row-properties fo:break-before="auto" style:row-height="0.422cm" style:use-optimal-row-height="false"/>
    </style:style>
    <style:style style:name="ID0EIAAG" style:family="table-row">
      <style:table-row-properties fo:break-before="auto" style:row-height="0.422cm" style:use-optimal-row-height="false"/>
    </style:style>
    <style:style style:name="ID0ELCAG" style:family="table-row">
      <style:table-row-properties fo:break-before="auto" style:row-height="0.422cm" style:use-optimal-row-height="false"/>
    </style:style>
    <style:style style:name="ID0EOEAG" style:family="table-row">
      <style:table-row-properties fo:break-before="auto" style:row-height="0.422cm" style:use-optimal-row-height="false"/>
    </style:style>
    <style:style style:name="ID0ERGAG" style:family="table-row">
      <style:table-row-properties fo:break-before="auto" style:row-height="0.422cm" style:use-optimal-row-height="false"/>
    </style:style>
    <style:style style:name="ID0EUIAG" style:family="table-row">
      <style:table-row-properties fo:break-before="auto" style:row-height="0.422cm" style:use-optimal-row-height="false"/>
    </style:style>
    <style:style style:name="ID0EXKAG" style:family="table-row">
      <style:table-row-properties fo:break-before="auto" style:row-height="0.422cm" style:use-optimal-row-height="false"/>
    </style:style>
    <style:style style:name="ID0E1MAG" style:family="table-row">
      <style:table-row-properties fo:break-before="auto" style:row-height="0.422cm" style:use-optimal-row-height="false"/>
    </style:style>
    <style:style style:name="ID0E4OAG" style:family="table-row">
      <style:table-row-properties fo:break-before="auto" style:row-height="0.422cm" style:use-optimal-row-height="false"/>
    </style:style>
    <style:style style:name="ID0EVQAG" style:family="table-row">
      <style:table-row-properties fo:break-before="auto" style:row-height="0.422cm" style:use-optimal-row-height="false"/>
    </style:style>
    <style:style style:name="ID0ENSAG" style:family="table-row">
      <style:table-row-properties fo:break-before="auto" style:row-height="0.422cm" style:use-optimal-row-height="false"/>
    </style:style>
    <style:style style:name="ID0EFUAG" style:family="table-row">
      <style:table-row-properties fo:break-before="auto" style:row-height="0.422cm" style:use-optimal-row-height="false"/>
    </style:style>
    <style:style style:name="ID0E4VAG" style:family="table-row">
      <style:table-row-properties fo:break-before="auto" style:row-height="0.422cm" style:use-optimal-row-height="false"/>
    </style:style>
    <style:style style:name="ID0EVXAG" style:family="table-row">
      <style:table-row-properties fo:break-before="auto" style:row-height="0.422cm" style:use-optimal-row-height="false"/>
    </style:style>
    <style:style style:name="ID0ENZAG" style:family="table-row">
      <style:table-row-properties fo:break-before="auto" style:row-height="0.422cm" style:use-optimal-row-height="false"/>
    </style:style>
    <style:style style:name="ro5" style:family="table-row">
      <style:table-row-properties fo:break-before="auto" style:row-height="0.459cm"/>
    </style:style>
    <style:style style:name="ID0EM5AG" style:family="table-row">
      <style:table-row-properties fo:break-before="auto" style:row-height="0.422cm" style:use-optimal-row-height="false"/>
    </style:style>
    <style:style style:name="ID0EE6AG" style:family="table-row">
      <style:table-row-properties fo:break-before="auto" style:row-height="0.422cm" style:use-optimal-row-height="false"/>
    </style:style>
    <style:style style:name="ID0EVABG" style:family="table-row">
      <style:table-row-properties fo:break-before="auto" style:row-height="0.422cm" style:use-optimal-row-height="false"/>
    </style:style>
    <style:style style:name="ID0EWCBG" style:family="table-row">
      <style:table-row-properties fo:break-before="auto" style:row-height="0.422cm" style:use-optimal-row-height="false"/>
    </style:style>
    <style:style style:name="ID0E1EBG" style:family="table-row">
      <style:table-row-properties fo:break-before="auto" style:row-height="0.422cm" style:use-optimal-row-height="false"/>
    </style:style>
    <style:style style:name="ID0EJGBG" style:family="table-row">
      <style:table-row-properties fo:break-before="auto" style:row-height="0.422cm" style:use-optimal-row-height="false"/>
    </style:style>
    <style:style style:name="ID0EYHBG" style:family="table-row">
      <style:table-row-properties fo:break-before="auto" style:row-height="0.422cm" style:use-optimal-row-height="false"/>
    </style:style>
    <style:style style:name="ID0EHJBG" style:family="table-row">
      <style:table-row-properties fo:break-before="auto" style:row-height="0.422cm" style:use-optimal-row-height="false"/>
    </style:style>
    <style:style style:name="ID0EWKBG" style:family="table-row">
      <style:table-row-properties fo:break-before="auto" style:row-height="0.422cm" style:use-optimal-row-height="false"/>
    </style:style>
    <style:style style:name="ID0EFMBG" style:family="table-row">
      <style:table-row-properties fo:break-before="auto" style:row-height="0.422cm" style:use-optimal-row-height="false"/>
    </style:style>
    <style:style style:name="ID0EUNBG" style:family="table-row">
      <style:table-row-properties fo:break-before="auto" style:row-height="0.422cm" style:use-optimal-row-height="false"/>
    </style:style>
    <style:style style:name="ID0ETPBG" style:family="table-row">
      <style:table-row-properties fo:break-before="auto" style:row-height="0.422cm" style:use-optimal-row-height="false"/>
    </style:style>
    <style:style style:name="ID0ESRBG" style:family="table-row">
      <style:table-row-properties fo:break-before="auto" style:row-height="0.422cm" style:use-optimal-row-height="false"/>
    </style:style>
    <style:style style:name="ID0ERTBG" style:family="table-row">
      <style:table-row-properties fo:break-before="auto" style:row-height="0.422cm" style:use-optimal-row-height="false"/>
    </style:style>
    <style:style style:name="ID0EQVBG" style:family="table-row">
      <style:table-row-properties fo:break-before="auto" style:row-height="0.422cm" style:use-optimal-row-height="false"/>
    </style:style>
    <style:style style:name="ID0EPXBG" style:family="table-row">
      <style:table-row-properties fo:break-before="auto" style:row-height="0.422cm" style:use-optimal-row-height="false"/>
    </style:style>
    <style:style style:name="ID0EOZBG" style:family="table-row">
      <style:table-row-properties fo:break-before="auto" style:row-height="0.422cm" style:use-optimal-row-height="false"/>
    </style:style>
    <style:style style:name="ID0EN2BG" style:family="table-row">
      <style:table-row-properties fo:break-before="auto" style:row-height="0.422cm" style:use-optimal-row-height="false"/>
    </style:style>
    <style:style style:name="ID0EM4BG" style:family="table-row">
      <style:table-row-properties fo:break-before="auto" style:row-height="0.422cm" style:use-optimal-row-height="false"/>
    </style:style>
    <style:style style:name="ID0EL6BG" style:family="table-row">
      <style:table-row-properties fo:break-before="auto" style:row-height="0.422cm" style:use-optimal-row-height="false"/>
    </style:style>
    <style:style style:name="ID0ELBAI" style:family="table-row">
      <style:table-row-properties fo:break-before="auto" style:row-height="0.422cm" style:use-optimal-row-height="false"/>
    </style:style>
    <style:style style:name="ID0EKDAI" style:family="table-row">
      <style:table-row-properties fo:break-before="auto" style:row-height="0.422cm" style:use-optimal-row-height="false"/>
    </style:style>
    <style:style style:name="ID0EJFAI" style:family="table-row">
      <style:table-row-properties fo:break-before="auto" style:row-height="0.422cm" style:use-optimal-row-height="false"/>
    </style:style>
    <style:style style:name="ID0EIHAI" style:family="table-row">
      <style:table-row-properties fo:break-before="auto" style:row-height="0.422cm" style:use-optimal-row-height="false"/>
    </style:style>
    <style:style style:name="ID0EHJAI" style:family="table-row">
      <style:table-row-properties fo:break-before="auto" style:row-height="0.422cm" style:use-optimal-row-height="false"/>
    </style:style>
    <style:style style:name="ID0EGLAI" style:family="table-row">
      <style:table-row-properties fo:break-before="auto" style:row-height="0.422cm" style:use-optimal-row-height="false"/>
    </style:style>
    <style:style style:name="ID0EFNAI" style:family="table-row">
      <style:table-row-properties fo:break-before="auto" style:row-height="0.422cm" style:use-optimal-row-height="false"/>
    </style:style>
    <style:style style:name="ID0EJOAI" style:family="table-row">
      <style:table-row-properties fo:break-before="auto" style:row-height="0.422cm" style:use-optimal-row-height="false"/>
    </style:style>
    <style:style style:name="ID0ENPAI" style:family="table-row">
      <style:table-row-properties fo:break-before="auto" style:row-height="0.422cm" style:use-optimal-row-height="false"/>
    </style:style>
    <style:style style:name="ID0ERQAI" style:family="table-row">
      <style:table-row-properties fo:break-before="auto" style:row-height="0.422cm" style:use-optimal-row-height="false"/>
    </style:style>
    <style:style style:name="ID0EVRAI" style:family="table-row">
      <style:table-row-properties fo:break-before="auto" style:row-height="0.422cm" style:use-optimal-row-height="false"/>
    </style:style>
    <style:style style:name="ID0EZSAI" style:family="table-row">
      <style:table-row-properties fo:break-before="auto" style:row-height="0.422cm" style:use-optimal-row-height="false"/>
    </style:style>
    <style:style style:name="ID0E4TAI" style:family="table-row">
      <style:table-row-properties fo:break-before="auto" style:row-height="0.422cm" style:use-optimal-row-height="false"/>
    </style:style>
    <style:style style:name="ID0E46A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A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A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A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B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B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EC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RC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4C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D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D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E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E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E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F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F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G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G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G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H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H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I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I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J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J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J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K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K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L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L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L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M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M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N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N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N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O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O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P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P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P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Q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Q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R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R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R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S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S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T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T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T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U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U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V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V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W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W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W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X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X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Y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Y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Y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Z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Z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1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1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1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2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2BI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3BI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Q3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3BI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CFM" style:family="table" style:master-page-name="Default">
      <style:table-properties/>
    </style:style>
    <style:style style:name="ID0EJCFM" style:family="table" style:master-page-name="Default">
      <style:table-properties/>
    </style:style>
    <style:style style:name="ID0EOCFM" style:family="table" style:master-page-name="Default">
      <style:table-properties/>
    </style:style>
    <style:style style:name="ID0ETCFM" style:family="table" style:master-page-name="Default">
      <style:table-properties/>
    </style:style>
    <style:style style:name="ID0EYCFM" style:family="table" style:master-page-name="Default">
      <style:table-properties/>
    </style:style>
    <style:style style:name="ID0E4CFM" style:family="table" style:master-page-name="Default">
      <style:table-properties/>
    </style:style>
    <style:style style:name="ID0ECDFM" style:family="table" style:master-page-name="Default">
      <style:table-properties/>
    </style:style>
    <style:style style:name="ID0EHDFM" style:family="table" style:master-page-name="Default">
      <style:table-properties/>
    </style:style>
    <style:style style:name="ID0E3Z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G1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R1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21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E3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N3C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UA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5A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MB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WB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3C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GD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PD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UK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5KDI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ECFM">
        <table:table-column table:style-name="ID0E11DI" table:default-cell-style-name="ID0E46AI"/>
        <table:table-column table:style-name="ID0EA2DI" table:default-cell-style-name="ID0E46AI"/>
        <table:table-column table:style-name="ID0EG2DI" table:default-cell-style-name="ID0E46AI"/>
        <table:table-column table:style-name="ID0EM2DI" table:number-columns-repeated="2" table:default-cell-style-name="ID0E46AI"/>
        <table:table-column table:style-name="ID0ES2DI" table:number-columns-repeated="4" table:default-cell-style-name="ID0E46AI"/>
        <table:table-column table:style-name="ID0EY2DI" table:number-columns-repeated="247" table:default-cell-style-name="ID0E46AI"/>
        <table:table-row xmlns:xdr="http://schemas.openxmlformats.org/drawingml/2006/spreadsheetDrawing" table:style-name="ID0E62DI">
          <table:table-cell table:style-name="ID0ELBBI" office:value-type="string">
            <text:p>class name</text:p>
          </table:table-cell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office:value-type="string">
            <text:p>field definitions</text:p>
          </table:table-cell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X4DI">
          <table:table-cell table:style-name="ID0ELBBI" office:value-type="string">
            <text:p>Account</text:p>
          </table:table-cell>
          <table:table-cell table:style-name="ID0ELBBI"/>
          <table:table-cell table:style-name="ID0ELBBI"/>
          <table:table-cell table:style-name="ID0ELBBI" office:value-type="string">
            <text:p>type</text:p>
          </table:table-cell>
          <table:table-cell table:style-name="ID0ELBBI"/>
          <table:table-cell table:style-name="ID0ELBBI" office:value-type="string">
            <text:p>comment part</text:p>
          </table:table-cell>
          <table:table-cell table:style-name="ID0ELBBI" office:value-type="string">
            <text:p>json annotation</text:p>
          </table:table-cell>
          <table:table-cell table:style-name="ID0ELB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style-name="ID0ELBBI"/>
          <table:table-cell table:style-name="ID0ELBBI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Y6DI">
          <table:table-cell table:style-name="ID0EXBBI" office:value-type="string">
            <text:p>id</text:p>
          </table:table-cell>
          <table:table-cell table:style-name="ID0EXBBI" office:value-type="string">
            <text:p>The ID of the account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LBBI" table:formula="oooc:=IF([.C3]=&quot;no&quot;;&quot;&quot;;&quot;@JsonKey(includeIfNull: false)&quot;)" office:value-type="string">
            <text:p/>
          </table:table-cell>
          <table:table-cell table:style-name="ID0ETABI" table:formula="oooc:=CONCATENATE(IF([.C3]=&quot;no&quot;;&quot;final&quot;;&quot;     &quot;);&quot; &quot;;[.D3];&quot; &quot;;[.A3];&quot;;&quot;)" office:value-type="string">
            <text:p>final String id,</text:p>
          </table:table-cell>
          <table:table-cell table:style-name="ID0E4CBI" table:formula="oooc:=CONCATENATE([.F3];CHAR(10);IF([.G3]=&quot;&quot;;&quot;&quot;;CONCATENATE([.G3];CHAR(10)));[.H3])" office:value-type="string">
            <text:p>/// (required) The ID of the account
final String id,</text:p>
          </table:table-cell>
          <table:table-cell table:style-name="ID0ELBBI"/>
          <table:table-cell table:style-name="ID0ELBBI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CCAK">
          <table:table-cell table:style-name="ID0EXBBI" office:value-type="string">
            <text:p>username</text:p>
          </table:table-cell>
          <table:table-cell table:style-name="ID0EXBBI" office:value-type="string">
            <text:p>The username of the account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LBBI" table:formula="oooc:=IF([.C4]=&quot;no&quot;;&quot;&quot;;&quot;@JsonKey(includeIfNull: false)&quot;)" office:value-type="string">
            <text:p/>
          </table:table-cell>
          <table:table-cell table:style-name="ID0ETABI" table:formula="oooc:=CONCATENATE(IF([.C4]=&quot;no&quot;;&quot;final&quot;;&quot;     &quot;);&quot; &quot;;[.D4];&quot; &quot;;[.A4];&quot;;&quot;)" office:value-type="string">
            <text:p>final String username,</text:p>
          </table:table-cell>
          <table:table-cell table:style-name="ID0EKDBI" table:formula="oooc:=CONCATENATE([.F4];CHAR(10);IF([.G4]=&quot;&quot;;&quot;&quot;;CONCATENATE([.G4];CHAR(10)));[.H4])" office:value-type="string">
            <text:p>/// (required) The username of the account
final String username,</text:p>
          </table:table-cell>
          <table:table-cell table:style-name="ID0ELBBI"/>
          <table:table-cell table:style-name="ID0ELBBI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LEAK">
          <table:table-cell table:style-name="ID0EXBBI" office:value-type="string">
            <text:p>acct</text:p>
          </table:table-cell>
          <table:table-cell table:style-name="ID0EXBBI" office:value-type="string">
            <text:p>Equals username for local users, includes @domain for remote ones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LBBI" table:formula="oooc:=IF([.C5]=&quot;no&quot;;&quot;&quot;;&quot;@JsonKey(includeIfNull: false)&quot;)" office:value-type="string">
            <text:p/>
          </table:table-cell>
          <table:table-cell table:style-name="ID0ETABI" table:formula="oooc:=CONCATENATE(IF([.C5]=&quot;no&quot;;&quot;final&quot;;&quot;     &quot;);&quot; &quot;;[.D5];&quot; &quot;;[.A5];&quot;;&quot;)" office:value-type="string">
            <text:p>final String acct,</text:p>
          </table:table-cell>
          <table:table-cell table:style-name="ID0EXDBI" table:formula="oooc:=CONCATENATE([.F5];CHAR(10);IF([.G5]=&quot;&quot;;&quot;&quot;;CONCATENATE([.G5];CHAR(10)));[.H5])" office:value-type="string">
            <text:p>/// (required) Equals username for local users, includes @domain for remote ones
final String acct,</text:p>
          </table:table-cell>
          <table:table-cell table:style-name="ID0ELBBI"/>
          <table:table-cell table:style-name="ID0ELBBI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UGAK">
          <table:table-cell table:style-name="ID0EXBBI" office:value-type="string">
            <text:p>display_name</text:p>
          </table:table-cell>
          <table:table-cell table:style-name="ID0EXBBI" office:value-type="string">
            <text:p>The account's display name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LBBI" table:formula="oooc:=IF([.C6]=&quot;no&quot;;&quot;&quot;;&quot;@JsonKey(includeIfNull: false)&quot;)" office:value-type="string">
            <text:p/>
          </table:table-cell>
          <table:table-cell table:style-name="ID0ETABI" table:formula="oooc:=CONCATENATE(IF([.C6]=&quot;no&quot;;&quot;final&quot;;&quot;     &quot;);&quot; &quot;;[.D6];&quot; &quot;;[.A6];&quot;;&quot;)" office:value-type="string">
            <text:p>final String display_name,</text:p>
          </table:table-cell>
          <table:table-cell table:style-name="ID0EEEBI" table:formula="oooc:=CONCATENATE([.F6];CHAR(10);IF([.G6]=&quot;&quot;;&quot;&quot;;CONCATENATE([.G6];CHAR(10)));[.H6])" office:value-type="string">
            <text:p>/// (required) The account's display name
final String display_name,</text:p>
          </table:table-cell>
          <table:table-cell table:style-name="ID0ELBBI"/>
          <table:table-cell table:style-name="ID0ELBBI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4IAK">
          <table:table-cell table:style-name="ID0EXBBI" office:value-type="string">
            <text:p>locked</text:p>
          </table:table-cell>
          <table:table-cell table:style-name="ID0EXBBI" office:value-type="string">
            <text:p>Boolean for when the account cannot be followed without waiting for approval first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bool</text:p>
          </table:table-cell>
          <table:table-cell table:style-name="ID0EECBI"/>
          <table:table-cell table:style-name="ID0ELBBI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LBBI" table:formula="oooc:=IF([.C7]=&quot;no&quot;;&quot;&quot;;&quot;@JsonKey(includeIfNull: false)&quot;)" office:value-type="string">
            <text:p/>
          </table:table-cell>
          <table:table-cell table:style-name="ID0ETABI" table:formula="oooc:=CONCATENATE(IF([.C7]=&quot;no&quot;;&quot;final&quot;;&quot;     &quot;);&quot; &quot;;[.D7];&quot; &quot;;[.A7];&quot;;&quot;)" office:value-type="string">
            <text:p>final bool locked,</text:p>
          </table:table-cell>
          <table:table-cell table:style-name="ID0EREBI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,</text:p>
          </table:table-cell>
          <table:table-cell table:style-name="ID0ELBBI"/>
          <table:table-cell table:style-name="ID0ELBBI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GLAK">
          <table:table-cell table:style-name="ID0EXBBI" office:value-type="string">
            <text:p>created_at</text:p>
          </table:table-cell>
          <table:table-cell table:style-name="ID0EXBBI" office:value-type="string">
            <text:p>The time the account was created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DateTime</text:p>
          </table:table-cell>
          <table:table-cell table:style-name="ID0EECBI"/>
          <table:table-cell table:style-name="ID0ELBBI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LBBI" table:formula="oooc:=IF([.C8]=&quot;no&quot;;&quot;&quot;;&quot;@JsonKey(includeIfNull: false)&quot;)" office:value-type="string">
            <text:p/>
          </table:table-cell>
          <table:table-cell table:style-name="ID0ETABI" table:formula="oooc:=CONCATENATE(IF([.C8]=&quot;no&quot;;&quot;final&quot;;&quot;     &quot;);&quot; &quot;;[.D8];&quot; &quot;;[.A8];&quot;;&quot;)" office:value-type="string">
            <text:p>final DateTime created_at,</text:p>
          </table:table-cell>
          <table:table-cell table:style-name="ID0E5EBI" table:formula="oooc:=CONCATENATE([.F8];CHAR(10);IF([.G8]=&quot;&quot;;&quot;&quot;;CONCATENATE([.G8];CHAR(10)));[.H8])" office:value-type="string">
            <text:p>/// (required) The time the account was created
final DateTime created_at,</text:p>
          </table:table-cell>
          <table:table-cell table:style-name="ID0ELBBI"/>
          <table:table-cell table:style-name="ID0ELBBI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PNAK">
          <table:table-cell table:style-name="ID0EXBBI" office:value-type="string">
            <text:p>followers_count</text:p>
          </table:table-cell>
          <table:table-cell table:style-name="ID0EXBBI" office:value-type="string">
            <text:p>The number of followers for the account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int</text:p>
          </table:table-cell>
          <table:table-cell table:style-name="ID0EECBI"/>
          <table:table-cell table:style-name="ID0ELBBI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LBBI" table:formula="oooc:=IF([.C9]=&quot;no&quot;;&quot;&quot;;&quot;@JsonKey(includeIfNull: false)&quot;)" office:value-type="string">
            <text:p/>
          </table:table-cell>
          <table:table-cell table:style-name="ID0ETABI" table:formula="oooc:=CONCATENATE(IF([.C9]=&quot;no&quot;;&quot;final&quot;;&quot;     &quot;);&quot; &quot;;[.D9];&quot; &quot;;[.A9];&quot;;&quot;)" office:value-type="string">
            <text:p>final int followers_count,</text:p>
          </table:table-cell>
          <table:table-cell table:style-name="ID0ELFBI" table:formula="oooc:=CONCATENATE([.F9];CHAR(10);IF([.G9]=&quot;&quot;;&quot;&quot;;CONCATENATE([.G9];CHAR(10)));[.H9])" office:value-type="string">
            <text:p>/// (required) The number of followers for the account
final int followers_count,</text:p>
          </table:table-cell>
          <table:table-cell table:style-name="ID0ELBBI"/>
          <table:table-cell table:style-name="ID0ELBBI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YPAK">
          <table:table-cell table:style-name="ID0EXBBI" office:value-type="string">
            <text:p>following_count</text:p>
          </table:table-cell>
          <table:table-cell table:style-name="ID0EXBBI" office:value-type="string">
            <text:p>The number of accounts the given account is following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int</text:p>
          </table:table-cell>
          <table:table-cell table:style-name="ID0EECBI"/>
          <table:table-cell table:style-name="ID0ELBBI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LBBI" table:formula="oooc:=IF([.C10]=&quot;no&quot;;&quot;&quot;;&quot;@JsonKey(includeIfNull: false)&quot;)" office:value-type="string">
            <text:p/>
          </table:table-cell>
          <table:table-cell table:style-name="ID0ETABI" table:formula="oooc:=CONCATENATE(IF([.C10]=&quot;no&quot;;&quot;final&quot;;&quot;     &quot;);&quot; &quot;;[.D10];&quot; &quot;;[.A10];&quot;;&quot;)" office:value-type="string">
            <text:p>final int following_count,</text:p>
          </table:table-cell>
          <table:table-cell table:style-name="ID0EYFBI" table:formula="oooc:=CONCATENATE([.F10];CHAR(10);IF([.G10]=&quot;&quot;;&quot;&quot;;CONCATENATE([.G10];CHAR(10)));[.H10])" office:value-type="string">
            <text:p>/// (required) The number of accounts the given account is following
final int following_count,</text:p>
          </table:table-cell>
          <table:table-cell table:style-name="ID0ELBBI"/>
          <table:table-cell table:style-name="ID0ELBBI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BSAK">
          <table:table-cell table:style-name="ID0EXBBI" office:value-type="string">
            <text:p>statuses_count</text:p>
          </table:table-cell>
          <table:table-cell table:style-name="ID0EXBBI" office:value-type="string">
            <text:p>The number of statuses the account has made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int</text:p>
          </table:table-cell>
          <table:table-cell table:style-name="ID0EECBI"/>
          <table:table-cell table:style-name="ID0ELBBI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LBBI" table:formula="oooc:=IF([.C11]=&quot;no&quot;;&quot;&quot;;&quot;@JsonKey(includeIfNull: false)&quot;)" office:value-type="string">
            <text:p/>
          </table:table-cell>
          <table:table-cell table:style-name="ID0ETABI" table:formula="oooc:=CONCATENATE(IF([.C11]=&quot;no&quot;;&quot;final&quot;;&quot;     &quot;);&quot; &quot;;[.D11];&quot; &quot;;[.A11];&quot;;&quot;)" office:value-type="string">
            <text:p>final int statuses_count,</text:p>
          </table:table-cell>
          <table:table-cell table:style-name="ID0EFGBI" table:formula="oooc:=CONCATENATE([.F11];CHAR(10);IF([.G11]=&quot;&quot;;&quot;&quot;;CONCATENATE([.G11];CHAR(10)));[.H11])" office:value-type="string">
            <text:p>/// (required) The number of statuses the account has made
final int statuses_count,</text:p>
          </table:table-cell>
          <table:table-cell table:style-name="ID0ELBBI"/>
          <table:table-cell table:style-name="ID0ELBBI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KUAK">
          <table:table-cell table:style-name="ID0EXBBI" office:value-type="string">
            <text:p>note</text:p>
          </table:table-cell>
          <table:table-cell table:style-name="ID0EXBBI" office:value-type="string">
            <text:p>Biography of user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Document</text:p>
          </table:table-cell>
          <table:table-cell table:style-name="ID0EECBI"/>
          <table:table-cell table:style-name="ID0ELBBI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LBBI" table:formula="oooc:=IF([.C12]=&quot;no&quot;;&quot;&quot;;&quot;@JsonKey(includeIfNull: false)&quot;)" office:value-type="string">
            <text:p/>
          </table:table-cell>
          <table:table-cell table:style-name="ID0ETABI" table:formula="oooc:=CONCATENATE(IF([.C12]=&quot;no&quot;;&quot;final&quot;;&quot;     &quot;);&quot; &quot;;[.D12];&quot; &quot;;[.A12];&quot;;&quot;)" office:value-type="string">
            <text:p>final Document note,</text:p>
          </table:table-cell>
          <table:table-cell table:style-name="ID0ESGBI" table:formula="oooc:=CONCATENATE([.F12];CHAR(10);IF([.G12]=&quot;&quot;;&quot;&quot;;CONCATENATE([.G12];CHAR(10)));[.H12])" office:value-type="string">
            <text:p>/// (required) Biography of user
final Document note,</text:p>
          </table:table-cell>
          <table:table-cell table:style-name="ID0ELBBI"/>
          <table:table-cell table:style-name="ID0ELBBI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TWAK">
          <table:table-cell table:style-name="ID0EXBBI" office:value-type="string">
            <text:p>url</text:p>
          </table:table-cell>
          <table:table-cell table:style-name="ID0EXBBI" office:value-type="string">
            <text:p>URL of the user's profile page (can be remote)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LBBI" table:formula="oooc:=IF([.C13]=&quot;no&quot;;&quot;&quot;;&quot;@JsonKey(includeIfNull: false)&quot;)" office:value-type="string">
            <text:p/>
          </table:table-cell>
          <table:table-cell table:style-name="ID0ETABI" table:formula="oooc:=CONCATENATE(IF([.C13]=&quot;no&quot;;&quot;final&quot;;&quot;     &quot;);&quot; &quot;;[.D13];&quot; &quot;;[.A13];&quot;;&quot;)" office:value-type="string">
            <text:p>final String url,</text:p>
          </table:table-cell>
          <table:table-cell table:style-name="ID0E6GBI" table:formula="oooc:=CONCATENATE([.F13];CHAR(10);IF([.G13]=&quot;&quot;;&quot;&quot;;CONCATENATE([.G13];CHAR(10)));[.H13])" office:value-type="string">
            <text:p>/// (required) URL of the user's profile page (can be remote)
final String url,</text:p>
          </table:table-cell>
          <table:table-cell table:style-name="ID0ELBBI"/>
          <table:table-cell table:style-name="ID0ELBBI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3YAK">
          <table:table-cell table:style-name="ID0EXBBI" office:value-type="string">
            <text:p>avatar</text:p>
          </table:table-cell>
          <table:table-cell table:style-name="ID0EXBBI" office:value-type="string">
            <text:p>URL to the avatar image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Uri</text:p>
          </table:table-cell>
          <table:table-cell table:style-name="ID0EECBI"/>
          <table:table-cell table:style-name="ID0ELBBI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LBBI" table:formula="oooc:=IF([.C14]=&quot;no&quot;;&quot;&quot;;&quot;@JsonKey(includeIfNull: false)&quot;)" office:value-type="string">
            <text:p/>
          </table:table-cell>
          <table:table-cell table:style-name="ID0ETABI" table:formula="oooc:=CONCATENATE(IF([.C14]=&quot;no&quot;;&quot;final&quot;;&quot;     &quot;);&quot; &quot;;[.D14];&quot; &quot;;[.A14];&quot;;&quot;)" office:value-type="string">
            <text:p>final Uri avatar,</text:p>
          </table:table-cell>
          <table:table-cell table:style-name="ID0EMHBI" table:formula="oooc:=CONCATENATE([.F14];CHAR(10);IF([.G14]=&quot;&quot;;&quot;&quot;;CONCATENATE([.G14];CHAR(10)));[.H14])" office:value-type="string">
            <text:p>/// (required) URL to the avatar image
final Uri avatar,</text:p>
          </table:table-cell>
          <table:table-cell table:style-name="ID0ELBBI"/>
          <table:table-cell table:style-name="ID0ELBBI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F2AK">
          <table:table-cell table:style-name="ID0EXBBI" office:value-type="string">
            <text:p>avatar_static</text:p>
          </table:table-cell>
          <table:table-cell table:style-name="ID0EXBBI" office:value-type="string">
            <text:p>URL to the avatar static image (gif)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Uri</text:p>
          </table:table-cell>
          <table:table-cell table:style-name="ID0EECBI"/>
          <table:table-cell table:style-name="ID0ELBBI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LBBI" table:formula="oooc:=IF([.C15]=&quot;no&quot;;&quot;&quot;;&quot;@JsonKey(includeIfNull: false)&quot;)" office:value-type="string">
            <text:p/>
          </table:table-cell>
          <table:table-cell table:style-name="ID0ETABI" table:formula="oooc:=CONCATENATE(IF([.C15]=&quot;no&quot;;&quot;final&quot;;&quot;     &quot;);&quot; &quot;;[.D15];&quot; &quot;;[.A15];&quot;;&quot;)" office:value-type="string">
            <text:p>final Uri avatar_static,</text:p>
          </table:table-cell>
          <table:table-cell table:style-name="ID0EZHBI" table:formula="oooc:=CONCATENATE([.F15];CHAR(10);IF([.G15]=&quot;&quot;;&quot;&quot;;CONCATENATE([.G15];CHAR(10)));[.H15])" office:value-type="string">
            <text:p>/// (required) URL to the avatar static image (gif)
final Uri avatar_static,</text:p>
          </table:table-cell>
          <table:table-cell table:style-name="ID0ELBBI"/>
          <table:table-cell table:style-name="ID0ELBBI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O4AK">
          <table:table-cell table:style-name="ID0EXBBI" office:value-type="string">
            <text:p>header</text:p>
          </table:table-cell>
          <table:table-cell table:style-name="ID0EXBBI" office:value-type="string">
            <text:p>URL to the header image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Uri</text:p>
          </table:table-cell>
          <table:table-cell table:style-name="ID0EECBI"/>
          <table:table-cell table:style-name="ID0ELBBI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LBBI" table:formula="oooc:=IF([.C16]=&quot;no&quot;;&quot;&quot;;&quot;@JsonKey(includeIfNull: false)&quot;)" office:value-type="string">
            <text:p/>
          </table:table-cell>
          <table:table-cell table:style-name="ID0ETABI" table:formula="oooc:=CONCATENATE(IF([.C16]=&quot;no&quot;;&quot;final&quot;;&quot;     &quot;);&quot; &quot;;[.D16];&quot; &quot;;[.A16];&quot;;&quot;)" office:value-type="string">
            <text:p>final Uri header,</text:p>
          </table:table-cell>
          <table:table-cell table:style-name="ID0EGIBI" table:formula="oooc:=CONCATENATE([.F16];CHAR(10);IF([.G16]=&quot;&quot;;&quot;&quot;;CONCATENATE([.G16];CHAR(10)));[.H16])" office:value-type="string">
            <text:p>/// (required) URL to the header image
final Uri header,</text:p>
          </table:table-cell>
          <table:table-cell table:style-name="ID0ELBBI"/>
          <table:table-cell table:style-name="ID0ELBBI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X6AK">
          <table:table-cell table:style-name="ID0EXBBI" office:value-type="string">
            <text:p>header_static</text:p>
          </table:table-cell>
          <table:table-cell table:style-name="ID0EXBBI" office:value-type="string">
            <text:p>URL to the header static image (gif)</text:p>
          </table:table-cell>
          <table:table-cell table:style-name="ID0EXBBI" office:value-type="string">
            <text:p>no</text:p>
          </table:table-cell>
          <table:table-cell table:style-name="ID0EECBI" office:value-type="string">
            <text:p>Uri</text:p>
          </table:table-cell>
          <table:table-cell table:style-name="ID0EECBI"/>
          <table:table-cell table:style-name="ID0ELBBI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LBBI" table:formula="oooc:=IF([.C17]=&quot;no&quot;;&quot;&quot;;&quot;@JsonKey(includeIfNull: false)&quot;)" office:value-type="string">
            <text:p/>
          </table:table-cell>
          <table:table-cell table:style-name="ID0ETABI" table:formula="oooc:=CONCATENATE(IF([.C17]=&quot;no&quot;;&quot;final&quot;;&quot;     &quot;);&quot; &quot;;[.D17];&quot; &quot;;[.A17];&quot;;&quot;)" office:value-type="string">
            <text:p>final Uri header_static,</text:p>
          </table:table-cell>
          <table:table-cell table:style-name="ID0ETIBI" table:formula="oooc:=CONCATENATE([.F17];CHAR(10);IF([.G17]=&quot;&quot;;&quot;&quot;;CONCATENATE([.G17];CHAR(10)));[.H17])" office:value-type="string">
            <text:p>/// (required) URL to the header static image (gif)
final Uri header_static,</text:p>
          </table:table-cell>
          <table:table-cell table:style-name="ID0ELBBI"/>
          <table:table-cell table:style-name="ID0ELBBI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ACBK">
          <table:table-cell table:style-name="ID0EXBBI" office:value-type="string">
            <text:p>moved</text:p>
          </table:table-cell>
          <table:table-cell table:style-name="ID0EXBBI" office:value-type="string">
            <text:p>If the owner decided to switch accounts, new account is in this attribute</text:p>
          </table:table-cell>
          <table:table-cell table:style-name="ID0EXBBI" office:value-type="string">
            <text:p>yes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LBBI" table:formula="oooc:=IF([.C1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8]=&quot;no&quot;;&quot;final&quot;;&quot;     &quot;);&quot; &quot;;[.D18];&quot; &quot;;[.A18];&quot;;&quot;)" office:value-type="string">
            <text:p>      String moved,</text:p>
          </table:table-cell>
          <table:table-cell table:style-name="ID0EAJBI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,</text:p>
          </table:table-cell>
          <table:table-cell table:style-name="ID0ELBBI"/>
          <table:table-cell table:style-name="ID0ELBBI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KE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LBBI" table:formula="oooc:=IF([.C1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NJBI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G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LBBI" table:formula="oooc:=IF([.C2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1JBI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I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LBBI" table:formula="oooc:=IF([.C2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HKBI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K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LBBI" table:formula="oooc:=IF([.C2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UKBI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M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LBBI" table:formula="oooc:=IF([.C2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BLBI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O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LBBI" table:formula="oooc:=IF([.C2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OLBI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Q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LBBI" table:formula="oooc:=IF([.C2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2LBI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SB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LBBI" table:formula="oooc:=IF([.C2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IMBI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VB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BBI" table:formula="oooc:=IF([.C2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VM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1WB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BBI" table:formula="oooc:=IF([.C2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CN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SYB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BBI" table:formula="oooc:=IF([.C2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PN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K1B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BBI" table:formula="oooc:=IF([.C3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3N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C3B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BBI" table:formula="oooc:=IF([.C3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JO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14B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BBI" table:formula="oooc:=IF([.C3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WO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S6B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BBI" table:formula="oooc:=IF([.C3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DP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table table:name="Status" table:style-name="ID0EJCFM">
        <table:table-column table:style-name="ID0EYCCK" table:default-cell-style-name="ID0E46AI"/>
        <table:table-column table:style-name="ID0E5CCK" table:default-cell-style-name="ID0E46AI"/>
        <table:table-column table:style-name="ID0EEDCK" table:default-cell-style-name="ID0E46AI"/>
        <table:table-column table:style-name="ID0EKDCK" table:number-columns-repeated="2" table:default-cell-style-name="ID0E46AI"/>
        <table:table-column table:style-name="ID0EQDCK" table:number-columns-repeated="4" table:default-cell-style-name="ID0E46AI"/>
        <table:table-column table:style-name="ID0EWDCK" table:number-columns-repeated="247" table:default-cell-style-name="ID0E46AI"/>
        <table:table-row xmlns:xdr="http://schemas.openxmlformats.org/drawingml/2006/spreadsheetDrawing" table:style-name="ID0E4DCK">
          <table:table-cell table:style-name="ID0ELBBI" office:value-type="string">
            <text:p>class name</text:p>
          </table:table-cell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office:value-type="string">
            <text:p>field definitions</text:p>
          </table:table-cell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VFCK">
          <table:table-cell table:style-name="ID0ELBBI" office:value-type="string">
            <text:p>Status</text:p>
          </table:table-cell>
          <table:table-cell table:style-name="ID0ELBBI"/>
          <table:table-cell table:style-name="ID0ELBBI"/>
          <table:table-cell table:style-name="ID0ELBBI" office:value-type="string">
            <text:p>type</text:p>
          </table:table-cell>
          <table:table-cell table:style-name="ID0ELBBI"/>
          <table:table-cell table:style-name="ID0ELBBI" office:value-type="string">
            <text:p>comment part</text:p>
          </table:table-cell>
          <table:table-cell table:style-name="ID0ELBBI" office:value-type="string">
            <text:p>json annotation</text:p>
          </table:table-cell>
          <table:table-cell table:style-name="ID0ELB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style-name="ID0ELBBI"/>
          <table:table-cell table:style-name="ID0ELBBI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WHCK">
          <table:table-cell table:style-name="ID0EECBI" office:value-type="string">
            <text:p>id</text:p>
          </table:table-cell>
          <table:table-cell table:style-name="ID0EECBI" office:value-type="string">
            <text:p>The ID of the status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LBBI" table:formula="oooc:=IF([.C3]=&quot;no&quot;;&quot;&quot;;&quot;@JsonKey(includeIfNull: false)&quot;)" office:value-type="string">
            <text:p/>
          </table:table-cell>
          <table:table-cell table:style-name="ID0ETABI" table:formula="oooc:=CONCATENATE(IF([.C3]=&quot;no&quot;;&quot;final&quot;;&quot;     &quot;);&quot; &quot;;[.D3];&quot; &quot;;[.A3];&quot;;&quot;)" office:value-type="string">
            <text:p>final String id,</text:p>
          </table:table-cell>
          <table:table-cell table:style-name="ID0EQPBI" table:formula="oooc:=CONCATENATE([.F3];CHAR(10);IF([.G3]=&quot;&quot;;&quot;&quot;;CONCATENATE([.G3];CHAR(10)));[.H3])" office:value-type="string">
            <text:p>/// (required) The ID of the status
final String id,</text:p>
          </table:table-cell>
          <table:table-cell table:style-name="ID0ELBBI"/>
          <table:table-cell table:style-name="ID0ELBBI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6JCK">
          <table:table-cell table:style-name="ID0EECBI" office:value-type="string">
            <text:p>uri</text:p>
          </table:table-cell>
          <table:table-cell table:style-name="ID0EECBI" office:value-type="string">
            <text:p>A Fediverse-unique resource ID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Uri</text:p>
          </table:table-cell>
          <table:table-cell table:style-name="ID0EECBI"/>
          <table:table-cell table:style-name="ID0ELBBI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LBBI" table:formula="oooc:=IF([.C4]=&quot;no&quot;;&quot;&quot;;&quot;@JsonKey(includeIfNull: false)&quot;)" office:value-type="string">
            <text:p/>
          </table:table-cell>
          <table:table-cell table:style-name="ID0ETABI" table:formula="oooc:=CONCATENATE(IF([.C4]=&quot;no&quot;;&quot;final&quot;;&quot;     &quot;);&quot; &quot;;[.D4];&quot; &quot;;[.A4];&quot;;&quot;)" office:value-type="string">
            <text:p>final Uri uri,</text:p>
          </table:table-cell>
          <table:table-cell table:style-name="ID0E4PBI" table:formula="oooc:=CONCATENATE([.F4];CHAR(10);IF([.G4]=&quot;&quot;;&quot;&quot;;CONCATENATE([.G4];CHAR(10)));[.H4])" office:value-type="string">
            <text:p>/// (required) A Fediverse-unique resource ID
final Uri uri,</text:p>
          </table:table-cell>
          <table:table-cell table:style-name="ID0ELBBI"/>
          <table:table-cell table:style-name="ID0ELBBI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IMCK">
          <table:table-cell table:style-name="ID0EECBI" office:value-type="string">
            <text:p>url</text:p>
          </table:table-cell>
          <table:table-cell table:style-name="ID0EECBI" office:value-type="string">
            <text:p>URL to the status page (can be remote)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Uri</text:p>
          </table:table-cell>
          <table:table-cell table:style-name="ID0EECBI"/>
          <table:table-cell table:style-name="ID0ELBBI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LBBI" table:formula="oooc:=IF([.C5]=&quot;no&quot;;&quot;&quot;;&quot;@JsonKey(includeIfNull: false)&quot;)" office:value-type="string">
            <text:p/>
          </table:table-cell>
          <table:table-cell table:style-name="ID0ETABI" table:formula="oooc:=CONCATENATE(IF([.C5]=&quot;no&quot;;&quot;final&quot;;&quot;     &quot;);&quot; &quot;;[.D5];&quot; &quot;;[.A5];&quot;;&quot;)" office:value-type="string">
            <text:p>final Uri url,</text:p>
          </table:table-cell>
          <table:table-cell table:style-name="ID0EKQBI" table:formula="oooc:=CONCATENATE([.F5];CHAR(10);IF([.G5]=&quot;&quot;;&quot;&quot;;CONCATENATE([.G5];CHAR(10)));[.H5])" office:value-type="string">
            <text:p>/// (required) URL to the status page (can be remote)
final Uri url,</text:p>
          </table:table-cell>
          <table:table-cell table:style-name="ID0ELBBI"/>
          <table:table-cell table:style-name="ID0ELBBI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ROCK">
          <table:table-cell table:style-name="ID0EECBI" office:value-type="string">
            <text:p>account</text:p>
          </table:table-cell>
          <table:table-cell table:style-name="ID0EECBI" office:value-type="string">
            <text:p><text:span text:style-name="ID0E3CDI">The </text:span><text:span text:style-name="ID0EGDDI">Account</text:span><text:span text:style-name="ID0EPDDI"> which posted the status</text:span>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Account</text:p>
          </table:table-cell>
          <table:table-cell table:style-name="ID0EECBI"/>
          <table:table-cell table:style-name="ID0ELBBI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LBBI" table:formula="oooc:=IF([.C6]=&quot;no&quot;;&quot;&quot;;&quot;@JsonKey(includeIfNull: false)&quot;)" office:value-type="string">
            <text:p/>
          </table:table-cell>
          <table:table-cell table:style-name="ID0ETABI" table:formula="oooc:=CONCATENATE(IF([.C6]=&quot;no&quot;;&quot;final&quot;;&quot;     &quot;);&quot; &quot;;[.D6];&quot; &quot;;[.A6];&quot;;&quot;)" office:value-type="string">
            <text:p>final Account account,</text:p>
          </table:table-cell>
          <table:table-cell table:style-name="ID0EXQBI" table:formula="oooc:=CONCATENATE([.F6];CHAR(10);IF([.G6]=&quot;&quot;;&quot;&quot;;CONCATENATE([.G6];CHAR(10)));[.H6])" office:value-type="string">
            <text:p>/// (required) The Account which posted the status
final Account account,</text:p>
          </table:table-cell>
          <table:table-cell table:style-name="ID0ELBBI"/>
          <table:table-cell table:style-name="ID0ELBBI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1QCK">
          <table:table-cell table:style-name="ID0EECBI" office:value-type="string">
            <text:p>in_reply_to_id</text:p>
          </table:table-cell>
          <table:table-cell table:style-name="ID0EECBI" office:value-type="string">
            <text:p>null or the ID of the status it replies to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LBBI" table:formula="oooc:=IF([.C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7]=&quot;no&quot;;&quot;final&quot;;&quot;     &quot;);&quot; &quot;;[.D7];&quot; &quot;;[.A7];&quot;;&quot;)" office:value-type="string">
            <text:p>      String in_reply_to_id,</text:p>
          </table:table-cell>
          <table:table-cell table:style-name="ID0EERBI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,</text:p>
          </table:table-cell>
          <table:table-cell table:style-name="ID0ELBBI"/>
          <table:table-cell table:style-name="ID0ELBBI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ETCK">
          <table:table-cell table:style-name="ID0EECBI" office:value-type="string">
            <text:p>in_reply_to_account_id</text:p>
          </table:table-cell>
          <table:table-cell table:style-name="ID0EECBI" office:value-type="string">
            <text:p>null or the ID of the account it replies to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LBBI" table:formula="oooc:=IF([.C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8]=&quot;no&quot;;&quot;final&quot;;&quot;     &quot;);&quot; &quot;;[.D8];&quot; &quot;;[.A8];&quot;;&quot;)" office:value-type="string">
            <text:p>      String in_reply_to_account_id,</text:p>
          </table:table-cell>
          <table:table-cell table:style-name="ID0ERRBI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,</text:p>
          </table:table-cell>
          <table:table-cell table:style-name="ID0ELBBI"/>
          <table:table-cell table:style-name="ID0ELBBI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OVCK">
          <table:table-cell table:style-name="ID0EECBI" office:value-type="string">
            <text:p>reblog</text:p>
          </table:table-cell>
          <table:table-cell table:style-name="ID0EECBI" office:value-type="string">
            <text:p><text:span text:style-name="ID0EUKDI">null or the reblogged </text:span><text:span text:style-name="ID0E5KDI">Status</text:span>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Status</text:p>
          </table:table-cell>
          <table:table-cell table:style-name="ID0EECBI"/>
          <table:table-cell table:style-name="ID0ELBBI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LBBI" table:formula="oooc:=IF([.C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9]=&quot;no&quot;;&quot;final&quot;;&quot;     &quot;);&quot; &quot;;[.D9];&quot; &quot;;[.A9];&quot;;&quot;)" office:value-type="string">
            <text:p>      Status reblog,</text:p>
          </table:table-cell>
          <table:table-cell table:style-name="ID0E5RBI" table:formula="oooc:=CONCATENATE([.F9];CHAR(10);IF([.G9]=&quot;&quot;;&quot;&quot;;CONCATENATE([.G9];CHAR(10)));[.H9])" office:value-type="string">
            <text:p>/// (optional) null or the reblogged Status
@JsonKey(includeIfNull: false)
      Status reblog,</text:p>
          </table:table-cell>
          <table:table-cell table:style-name="ID0ELBBI"/>
          <table:table-cell table:style-name="ID0ELBBI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YXCK">
          <table:table-cell table:style-name="ID0EECBI" office:value-type="string">
            <text:p>content</text:p>
          </table:table-cell>
          <table:table-cell table:style-name="ID0EECBI" office:value-type="string">
            <text:p>Body of the status; this will contain HTML (remote HTML already sanitized)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Document</text:p>
          </table:table-cell>
          <table:table-cell table:style-name="ID0EECBI" office:value-type="string">
            <text:p>* external lib</text:p>
          </table:table-cell>
          <table:table-cell table:style-name="ID0ELBBI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LBBI" table:formula="oooc:=IF([.C10]=&quot;no&quot;;&quot;&quot;;&quot;@JsonKey(includeIfNull: false)&quot;)" office:value-type="string">
            <text:p/>
          </table:table-cell>
          <table:table-cell table:style-name="ID0ETABI" table:formula="oooc:=CONCATENATE(IF([.C10]=&quot;no&quot;;&quot;final&quot;;&quot;     &quot;);&quot; &quot;;[.D10];&quot; &quot;;[.A10];&quot;;&quot;)" office:value-type="string">
            <text:p>final Document content,</text:p>
          </table:table-cell>
          <table:table-cell table:style-name="ID0ELSBI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,</text:p>
          </table:table-cell>
          <table:table-cell table:style-name="ID0ELBBI"/>
          <table:table-cell table:style-name="ID0ELBBI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D1CK">
          <table:table-cell table:style-name="ID0EECBI" office:value-type="string">
            <text:p>created_at</text:p>
          </table:table-cell>
          <table:table-cell table:style-name="ID0EECBI" office:value-type="string">
            <text:p>The time the status was created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DateTime</text:p>
          </table:table-cell>
          <table:table-cell table:style-name="ID0EECBI"/>
          <table:table-cell table:style-name="ID0ELBBI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LBBI" table:formula="oooc:=IF([.C11]=&quot;no&quot;;&quot;&quot;;&quot;@JsonKey(includeIfNull: false)&quot;)" office:value-type="string">
            <text:p/>
          </table:table-cell>
          <table:table-cell table:style-name="ID0ETABI" table:formula="oooc:=CONCATENATE(IF([.C11]=&quot;no&quot;;&quot;final&quot;;&quot;     &quot;);&quot; &quot;;[.D11];&quot; &quot;;[.A11];&quot;;&quot;)" office:value-type="string">
            <text:p>final DateTime created_at,</text:p>
          </table:table-cell>
          <table:table-cell table:style-name="ID0EYSBI" table:formula="oooc:=CONCATENATE([.F11];CHAR(10);IF([.G11]=&quot;&quot;;&quot;&quot;;CONCATENATE([.G11];CHAR(10)));[.H11])" office:value-type="string">
            <text:p>/// (required) The time the status was created
final DateTime created_at,</text:p>
          </table:table-cell>
          <table:table-cell table:style-name="ID0ELBBI"/>
          <table:table-cell table:style-name="ID0ELBBI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M3CK">
          <table:table-cell table:style-name="ID0EECBI" office:value-type="string">
            <text:p>emojis</text:p>
          </table:table-cell>
          <table:table-cell table:style-name="ID0EECBI" office:value-type="string">
            <text:p><text:span text:style-name="ID0EUADI">An array of </text:span><text:span text:style-name="ID0E5ADI">Emoji</text:span>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List&lt;Emoji&gt;</text:p>
          </table:table-cell>
          <table:table-cell table:style-name="ID0EECBI"/>
          <table:table-cell table:style-name="ID0ELBBI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LBBI" table:formula="oooc:=IF([.C12]=&quot;no&quot;;&quot;&quot;;&quot;@JsonKey(includeIfNull: false)&quot;)" office:value-type="string">
            <text:p/>
          </table:table-cell>
          <table:table-cell table:style-name="ID0ETABI" table:formula="oooc:=CONCATENATE(IF([.C12]=&quot;no&quot;;&quot;final&quot;;&quot;     &quot;);&quot; &quot;;[.D12];&quot; &quot;;[.A12];&quot;;&quot;)" office:value-type="string">
            <text:p>final List&lt;Emoji&gt; emojis,</text:p>
          </table:table-cell>
          <table:table-cell table:style-name="ID0EFTBI" table:formula="oooc:=CONCATENATE([.F12];CHAR(10);IF([.G12]=&quot;&quot;;&quot;&quot;;CONCATENATE([.G12];CHAR(10)));[.H12])" office:value-type="string">
            <text:p>/// (required) An array of Emoji
final List&lt;Emoji&gt; emojis,</text:p>
          </table:table-cell>
          <table:table-cell table:style-name="ID0ELBBI"/>
          <table:table-cell table:style-name="ID0ELBBI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V5CK">
          <table:table-cell table:style-name="ID0EECBI" office:value-type="string">
            <text:p>reblogs_count</text:p>
          </table:table-cell>
          <table:table-cell table:style-name="ID0EECBI" office:value-type="string">
            <text:p>The number of reblogs for the status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int</text:p>
          </table:table-cell>
          <table:table-cell table:style-name="ID0EECBI"/>
          <table:table-cell table:style-name="ID0ELBBI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LBBI" table:formula="oooc:=IF([.C13]=&quot;no&quot;;&quot;&quot;;&quot;@JsonKey(includeIfNull: false)&quot;)" office:value-type="string">
            <text:p/>
          </table:table-cell>
          <table:table-cell table:style-name="ID0ETABI" table:formula="oooc:=CONCATENATE(IF([.C13]=&quot;no&quot;;&quot;final&quot;;&quot;     &quot;);&quot; &quot;;[.D13];&quot; &quot;;[.A13];&quot;;&quot;)" office:value-type="string">
            <text:p>final int reblogs_count,</text:p>
          </table:table-cell>
          <table:table-cell table:style-name="ID0ESTBI" table:formula="oooc:=CONCATENATE([.F13];CHAR(10);IF([.G13]=&quot;&quot;;&quot;&quot;;CONCATENATE([.G13];CHAR(10)));[.H13])" office:value-type="string">
            <text:p>/// (required) The number of reblogs for the status
final int reblogs_count,</text:p>
          </table:table-cell>
          <table:table-cell table:style-name="ID0ELBBI"/>
          <table:table-cell table:style-name="ID0ELBBI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5ADK">
          <table:table-cell table:style-name="ID0EECBI" office:value-type="string">
            <text:p>favourites_count</text:p>
          </table:table-cell>
          <table:table-cell table:style-name="ID0EECBI" office:value-type="string">
            <text:p>The number of favourites for the status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int</text:p>
          </table:table-cell>
          <table:table-cell table:style-name="ID0EECBI"/>
          <table:table-cell table:style-name="ID0ELBBI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LBBI" table:formula="oooc:=IF([.C14]=&quot;no&quot;;&quot;&quot;;&quot;@JsonKey(includeIfNull: false)&quot;)" office:value-type="string">
            <text:p/>
          </table:table-cell>
          <table:table-cell table:style-name="ID0ETABI" table:formula="oooc:=CONCATENATE(IF([.C14]=&quot;no&quot;;&quot;final&quot;;&quot;     &quot;);&quot; &quot;;[.D14];&quot; &quot;;[.A14];&quot;;&quot;)" office:value-type="string">
            <text:p>final int favourites_count,</text:p>
          </table:table-cell>
          <table:table-cell table:style-name="ID0E6TBI" table:formula="oooc:=CONCATENATE([.F14];CHAR(10);IF([.G14]=&quot;&quot;;&quot;&quot;;CONCATENATE([.G14];CHAR(10)));[.H14])" office:value-type="string">
            <text:p>/// (required) The number of favourites for the status
final int favourites_count,</text:p>
          </table:table-cell>
          <table:table-cell table:style-name="ID0ELBBI"/>
          <table:table-cell table:style-name="ID0ELBBI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HDDK">
          <table:table-cell table:style-name="ID0EECBI" office:value-type="string">
            <text:p>reblogged</text:p>
          </table:table-cell>
          <table:table-cell table:style-name="ID0EECBI" office:value-type="string">
            <text:p>Whether the authenticated user has reblogged the status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bool</text:p>
          </table:table-cell>
          <table:table-cell table:style-name="ID0EECBI"/>
          <table:table-cell table:style-name="ID0ELBBI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LBBI" table:formula="oooc:=IF([.C1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5]=&quot;no&quot;;&quot;final&quot;;&quot;     &quot;);&quot; &quot;;[.D15];&quot; &quot;;[.A15];&quot;;&quot;)" office:value-type="string">
            <text:p>      bool reblogged,</text:p>
          </table:table-cell>
          <table:table-cell table:style-name="ID0EMUBI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,</text:p>
          </table:table-cell>
          <table:table-cell table:style-name="ID0ELBBI"/>
          <table:table-cell table:style-name="ID0ELBBI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RFDK">
          <table:table-cell table:style-name="ID0EECBI" office:value-type="string">
            <text:p>favourited</text:p>
          </table:table-cell>
          <table:table-cell table:style-name="ID0EECBI" office:value-type="string">
            <text:p>Whether the authenticated user has favourited the status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bool</text:p>
          </table:table-cell>
          <table:table-cell table:style-name="ID0EECBI"/>
          <table:table-cell table:style-name="ID0ELBBI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LBBI" table:formula="oooc:=IF([.C1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6]=&quot;no&quot;;&quot;final&quot;;&quot;     &quot;);&quot; &quot;;[.D16];&quot; &quot;;[.A16];&quot;;&quot;)" office:value-type="string">
            <text:p>      bool favourited,</text:p>
          </table:table-cell>
          <table:table-cell table:style-name="ID0EZUBI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,</text:p>
          </table:table-cell>
          <table:table-cell table:style-name="ID0ELBBI"/>
          <table:table-cell table:style-name="ID0ELBBI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2HDK">
          <table:table-cell table:style-name="ID0EECBI" office:value-type="string">
            <text:p>muted</text:p>
          </table:table-cell>
          <table:table-cell table:style-name="ID0EECBI" office:value-type="string">
            <text:p>Whether the authenticated user has muted the conversation this status from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bool</text:p>
          </table:table-cell>
          <table:table-cell table:style-name="ID0EECBI"/>
          <table:table-cell table:style-name="ID0ELBBI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LBBI" table:formula="oooc:=IF([.C1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7]=&quot;no&quot;;&quot;final&quot;;&quot;     &quot;);&quot; &quot;;[.D17];&quot; &quot;;[.A17];&quot;;&quot;)" office:value-type="string">
            <text:p>      bool muted,</text:p>
          </table:table-cell>
          <table:table-cell table:style-name="ID0EGVBI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,</text:p>
          </table:table-cell>
          <table:table-cell table:style-name="ID0ELBBI"/>
          <table:table-cell table:style-name="ID0ELBBI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FKDK">
          <table:table-cell table:style-name="ID0EECBI" office:value-type="string">
            <text:p>sensitive</text:p>
          </table:table-cell>
          <table:table-cell table:style-name="ID0EECBI" office:value-type="string">
            <text:p>Whether media attachments should be hidden by default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bool</text:p>
          </table:table-cell>
          <table:table-cell table:style-name="ID0EECBI"/>
          <table:table-cell table:style-name="ID0ELBBI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LBBI" table:formula="oooc:=IF([.C18]=&quot;no&quot;;&quot;&quot;;&quot;@JsonKey(includeIfNull: false)&quot;)" office:value-type="string">
            <text:p/>
          </table:table-cell>
          <table:table-cell table:style-name="ID0ETABI" table:formula="oooc:=CONCATENATE(IF([.C18]=&quot;no&quot;;&quot;final&quot;;&quot;     &quot;);&quot; &quot;;[.D18];&quot; &quot;;[.A18];&quot;;&quot;)" office:value-type="string">
            <text:p>final bool sensitive,</text:p>
          </table:table-cell>
          <table:table-cell table:style-name="ID0ETVBI" table:formula="oooc:=CONCATENATE([.F18];CHAR(10);IF([.G18]=&quot;&quot;;&quot;&quot;;CONCATENATE([.G18];CHAR(10)));[.H18])" office:value-type="string">
            <text:p>/// (required) Whether media attachments should be hidden by default
final bool sensitive,</text:p>
          </table:table-cell>
          <table:table-cell table:style-name="ID0ELBBI"/>
          <table:table-cell table:style-name="ID0ELBBI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OMDK">
          <table:table-cell table:style-name="ID0EECBI" office:value-type="string">
            <text:p>spoiler_text</text:p>
          </table:table-cell>
          <table:table-cell table:style-name="ID0EECBI" office:value-type="string">
            <text:p>If not empty, warning text that should be displayed before the actual content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LBBI" table:formula="oooc:=IF([.C19]=&quot;no&quot;;&quot;&quot;;&quot;@JsonKey(includeIfNull: false)&quot;)" office:value-type="string">
            <text:p/>
          </table:table-cell>
          <table:table-cell table:style-name="ID0ETABI" table:formula="oooc:=CONCATENATE(IF([.C19]=&quot;no&quot;;&quot;final&quot;;&quot;     &quot;);&quot; &quot;;[.D19];&quot; &quot;;[.A19];&quot;;&quot;)" office:value-type="string">
            <text:p>final String spoiler_text,</text:p>
          </table:table-cell>
          <table:table-cell table:style-name="ID0EAWBI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,</text:p>
          </table:table-cell>
          <table:table-cell table:style-name="ID0ELBBI"/>
          <table:table-cell table:style-name="ID0ELBBI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XODK">
          <table:table-cell table:style-name="ID0EECBI" office:value-type="string">
            <text:p>visibility</text:p>
          </table:table-cell>
          <table:table-cell table:style-name="ID0EECBI" office:value-type="string">
            <text:p>One of: public, unlisted, private, direct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LBBI" table:formula="oooc:=IF([.C20]=&quot;no&quot;;&quot;&quot;;&quot;@JsonKey(includeIfNull: false)&quot;)" office:value-type="string">
            <text:p/>
          </table:table-cell>
          <table:table-cell table:style-name="ID0ETABI" table:formula="oooc:=CONCATENATE(IF([.C20]=&quot;no&quot;;&quot;final&quot;;&quot;     &quot;);&quot; &quot;;[.D20];&quot; &quot;;[.A20];&quot;;&quot;)" office:value-type="string">
            <text:p>final String visibility,</text:p>
          </table:table-cell>
          <table:table-cell table:style-name="ID0ENWBI" table:formula="oooc:=CONCATENATE([.F20];CHAR(10);IF([.G20]=&quot;&quot;;&quot;&quot;;CONCATENATE([.G20];CHAR(10)));[.H20])" office:value-type="string">
            <text:p>/// (required) One of: public, unlisted, private, direct
final String visibility,</text:p>
          </table:table-cell>
          <table:table-cell table:style-name="ID0ELBBI"/>
          <table:table-cell table:style-name="ID0ELBBI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ARDK">
          <table:table-cell table:style-name="ID0EECBI" office:value-type="string">
            <text:p>media_attachments</text:p>
          </table:table-cell>
          <table:table-cell table:style-name="ID0EECBI" office:value-type="string">
            <text:p><text:span text:style-name="ID0E3ZCI">An array of </text:span><text:span text:style-name="ID0EG1CI">Attachments</text:span>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List&lt;Attachment&gt;</text:p>
          </table:table-cell>
          <table:table-cell table:style-name="ID0EECBI"/>
          <table:table-cell table:style-name="ID0ELBBI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LBBI" table:formula="oooc:=IF([.C21]=&quot;no&quot;;&quot;&quot;;&quot;@JsonKey(includeIfNull: false)&quot;)" office:value-type="string">
            <text:p/>
          </table:table-cell>
          <table:table-cell table:style-name="ID0ETABI" table:formula="oooc:=CONCATENATE(IF([.C21]=&quot;no&quot;;&quot;final&quot;;&quot;     &quot;);&quot; &quot;;[.D21];&quot; &quot;;[.A21];&quot;;&quot;)" office:value-type="string">
            <text:p>final List&lt;Attachment&gt; media_attachments,</text:p>
          </table:table-cell>
          <table:table-cell table:style-name="ID0E1WBI" table:formula="oooc:=CONCATENATE([.F21];CHAR(10);IF([.G21]=&quot;&quot;;&quot;&quot;;CONCATENATE([.G21];CHAR(10)));[.H21])" office:value-type="string">
            <text:p>/// (required) An array of Attachments
final List&lt;Attachment&gt; media_attachments,</text:p>
          </table:table-cell>
          <table:table-cell table:style-name="ID0ELBBI"/>
          <table:table-cell table:style-name="ID0ELBBI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JTDK">
          <table:table-cell table:style-name="ID0EECBI" office:value-type="string">
            <text:p>mentions</text:p>
          </table:table-cell>
          <table:table-cell table:style-name="ID0EECBI" office:value-type="string">
            <text:p><text:span text:style-name="ID0ER1CI">An array of </text:span><text:span text:style-name="ID0E21CI">Mentions</text:span>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List&lt;Mention&gt;</text:p>
          </table:table-cell>
          <table:table-cell table:style-name="ID0EECBI"/>
          <table:table-cell table:style-name="ID0ELBBI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LBBI" table:formula="oooc:=IF([.C22]=&quot;no&quot;;&quot;&quot;;&quot;@JsonKey(includeIfNull: false)&quot;)" office:value-type="string">
            <text:p/>
          </table:table-cell>
          <table:table-cell table:style-name="ID0ETABI" table:formula="oooc:=CONCATENATE(IF([.C22]=&quot;no&quot;;&quot;final&quot;;&quot;     &quot;);&quot; &quot;;[.D22];&quot; &quot;;[.A22];&quot;;&quot;)" office:value-type="string">
            <text:p>final List&lt;Mention&gt; mentions,</text:p>
          </table:table-cell>
          <table:table-cell table:style-name="ID0EHXBI" table:formula="oooc:=CONCATENATE([.F22];CHAR(10);IF([.G22]=&quot;&quot;;&quot;&quot;;CONCATENATE([.G22];CHAR(10)));[.H22])" office:value-type="string">
            <text:p>/// (required) An array of Mentions
final List&lt;Mention&gt; mentions,</text:p>
          </table:table-cell>
          <table:table-cell table:style-name="ID0ELBBI"/>
          <table:table-cell table:style-name="ID0ELBBI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SVDK">
          <table:table-cell table:style-name="ID0EECBI" office:value-type="string">
            <text:p>tags</text:p>
          </table:table-cell>
          <table:table-cell table:style-name="ID0EECBI" office:value-type="string">
            <text:p><text:span text:style-name="ID0EMBDI">An array of </text:span><text:span text:style-name="ID0EWBDI">Tags</text:span></text:p>
          </table:table-cell>
          <table:table-cell table:style-name="ID0EECBI" office:value-type="string">
            <text:p>no</text:p>
          </table:table-cell>
          <table:table-cell table:style-name="ID0EECBI" office:value-type="string">
            <text:p>List&lt;Tag&gt;</text:p>
          </table:table-cell>
          <table:table-cell table:style-name="ID0EECBI"/>
          <table:table-cell table:style-name="ID0ELBBI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LBBI" table:formula="oooc:=IF([.C23]=&quot;no&quot;;&quot;&quot;;&quot;@JsonKey(includeIfNull: false)&quot;)" office:value-type="string">
            <text:p/>
          </table:table-cell>
          <table:table-cell table:style-name="ID0ETABI" table:formula="oooc:=CONCATENATE(IF([.C23]=&quot;no&quot;;&quot;final&quot;;&quot;     &quot;);&quot; &quot;;[.D23];&quot; &quot;;[.A23];&quot;;&quot;)" office:value-type="string">
            <text:p>final List&lt;Tag&gt; tags,</text:p>
          </table:table-cell>
          <table:table-cell table:style-name="ID0EUXBI" table:formula="oooc:=CONCATENATE([.F23];CHAR(10);IF([.G23]=&quot;&quot;;&quot;&quot;;CONCATENATE([.G23];CHAR(10)));[.H23])" office:value-type="string">
            <text:p>/// (required) An array of Tags
final List&lt;Tag&gt; tags,</text:p>
          </table:table-cell>
          <table:table-cell table:style-name="ID0ELBBI"/>
          <table:table-cell table:style-name="ID0ELBBI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2XDK">
          <table:table-cell table:style-name="ID0EECBI" office:value-type="string">
            <text:p>application</text:p>
          </table:table-cell>
          <table:table-cell table:style-name="ID0EECBI" office:value-type="string">
            <text:p><text:span text:style-name="ID0EE3CI">Application</text:span><text:span text:style-name="ID0EN3CI"> from which the status was posted</text:span>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Application</text:p>
          </table:table-cell>
          <table:table-cell table:style-name="ID0EECBI"/>
          <table:table-cell table:style-name="ID0ELBBI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LBBI" table:formula="oooc:=IF([.C2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4]=&quot;no&quot;;&quot;final&quot;;&quot;     &quot;);&quot; &quot;;[.D24];&quot; &quot;;[.A24];&quot;;&quot;)" office:value-type="string">
            <text:p>      Application application,</text:p>
          </table:table-cell>
          <table:table-cell table:style-name="ID0EBYBI" table:formula="oooc:=CONCATENATE([.F24];CHAR(10);IF([.G24]=&quot;&quot;;&quot;&quot;;CONCATENATE([.G24];CHAR(10)));[.H24])" office:value-type="string">
            <text:p>/// (optional) Application from which the status was posted
@JsonKey(includeIfNull: false)
      Application application,</text:p>
          </table:table-cell>
          <table:table-cell table:style-name="ID0ELBBI"/>
          <table:table-cell table:style-name="ID0ELBBI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F1DK">
          <table:table-cell table:style-name="ID0EECBI" office:value-type="string">
            <text:p>language</text:p>
          </table:table-cell>
          <table:table-cell table:style-name="ID0EECBI" office:value-type="string">
            <text:p>The detected language for the status, if detected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LBBI" table:formula="oooc:=IF([.C2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5]=&quot;no&quot;;&quot;final&quot;;&quot;     &quot;);&quot; &quot;;[.D25];&quot; &quot;;[.A25];&quot;;&quot;)" office:value-type="string">
            <text:p>      String language,</text:p>
          </table:table-cell>
          <table:table-cell table:style-name="ID0EOYBI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,</text:p>
          </table:table-cell>
          <table:table-cell table:style-name="ID0ELBBI"/>
          <table:table-cell table:style-name="ID0ELBBI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P3DK">
          <table:table-cell table:style-name="ID0EECBI" office:value-type="string">
            <text:p>pinned</text:p>
          </table:table-cell>
          <table:table-cell table:style-name="ID0EECBI" office:value-type="string">
            <text:p>Whether this is the pinned status for the account that posted it</text:p>
          </table:table-cell>
          <table:table-cell table:style-name="ID0EECBI" office:value-type="string">
            <text:p>yes</text:p>
          </table:table-cell>
          <table:table-cell table:style-name="ID0EECBI" office:value-type="string">
            <text:p>bool</text:p>
          </table:table-cell>
          <table:table-cell table:style-name="ID0EECBI"/>
          <table:table-cell table:style-name="ID0ELBBI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LBBI" table:formula="oooc:=IF([.C2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6]=&quot;no&quot;;&quot;final&quot;;&quot;     &quot;);&quot; &quot;;[.D26];&quot; &quot;;[.A26];&quot;;&quot;)" office:value-type="string">
            <text:p>      bool pinned,</text:p>
          </table:table-cell>
          <table:table-cell table:style-name="ID0E2YBI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,</text:p>
          </table:table-cell>
          <table:table-cell table:style-name="ID0ELBBI"/>
          <table:table-cell table:style-name="ID0ELBBI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Z5D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BBI" table:formula="oooc:=IF([.C2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IZ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RAE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BBI" table:formula="oooc:=IF([.C2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VZ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JCE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BBI" table:formula="oooc:=IF([.C2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C1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BEE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BBI" table:formula="oooc:=IF([.C3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P1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ZFE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BBI" table:formula="oooc:=IF([.C3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31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RHE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BBI" table:formula="oooc:=IF([.C3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J2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JJE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BBI" table:formula="oooc:=IF([.C3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W2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table table:name="Mention" table:style-name="ID0EOCFM">
        <table:table-column table:style-name="ID0EPMEK" table:default-cell-style-name="ID0E46AI"/>
        <table:table-column table:style-name="ID0EVMEK" table:default-cell-style-name="ID0E46AI"/>
        <table:table-column table:style-name="ID0E2MEK" table:default-cell-style-name="ID0E46AI"/>
        <table:table-column table:style-name="ID0EBNEK" table:number-columns-repeated="2" table:default-cell-style-name="ID0E46AI"/>
        <table:table-column table:style-name="ID0EHNEK" table:number-columns-repeated="4" table:default-cell-style-name="ID0E46AI"/>
        <table:table-column table:style-name="ID0ENNEK" table:number-columns-repeated="247" table:default-cell-style-name="ID0E46AI"/>
        <table:table-row xmlns:xdr="http://schemas.openxmlformats.org/drawingml/2006/spreadsheetDrawing" table:style-name="ID0EUNEK">
          <table:table-cell table:style-name="ID0ELBBI" office:value-type="string">
            <text:p>class name</text:p>
          </table:table-cell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office:value-type="string">
            <text:p>field definitions</text:p>
          </table:table-cell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MPEK">
          <table:table-cell table:style-name="ID0ELBBI" office:value-type="string">
            <text:p>Mention</text:p>
          </table:table-cell>
          <table:table-cell table:style-name="ID0ELBBI"/>
          <table:table-cell table:style-name="ID0ELBBI"/>
          <table:table-cell table:style-name="ID0ELBBI" office:value-type="string">
            <text:p>type</text:p>
          </table:table-cell>
          <table:table-cell table:style-name="ID0ELBBI"/>
          <table:table-cell table:style-name="ID0ELBBI" office:value-type="string">
            <text:p>comment part</text:p>
          </table:table-cell>
          <table:table-cell table:style-name="ID0ELBBI" office:value-type="string">
            <text:p>json annotation</text:p>
          </table:table-cell>
          <table:table-cell table:style-name="ID0ELB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style-name="ID0ELBBI"/>
          <table:table-cell table:style-name="ID0ELBBI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NREK">
          <table:table-cell table:style-name="ID0ED3BI" office:value-type="string">
            <text:p>url</text:p>
          </table:table-cell>
          <table:table-cell table:style-name="ID0ED3BI" office:value-type="string">
            <text:p>URL of user's profile (can be remote)</text:p>
          </table:table-cell>
          <table:table-cell table:style-name="ID0ED3BI" office:value-type="string">
            <text:p>no</text:p>
          </table:table-cell>
          <table:table-cell table:style-name="ID0EECBI" office:value-type="string">
            <text:p>Uri</text:p>
          </table:table-cell>
          <table:table-cell table:style-name="ID0EECBI"/>
          <table:table-cell table:style-name="ID0ELBBI" table:formula="oooc:=CONCATENATE(&quot;/// &quot;;IF([.C3]=&quot;no&quot;;&quot;(required)&quot;;&quot;(optional)&quot;);&quot; &quot;;[.B3])" office:value-type="string">
            <text:p>/// (required) URL of user's profile (can be remote)</text:p>
          </table:table-cell>
          <table:table-cell table:style-name="ID0ELBBI" table:formula="oooc:=IF([.C3]=&quot;no&quot;;&quot;&quot;;&quot;@JsonKey(includeIfNull: false)&quot;)" office:value-type="string">
            <text:p/>
          </table:table-cell>
          <table:table-cell table:style-name="ID0ETABI" table:formula="oooc:=CONCATENATE(IF([.C3]=&quot;no&quot;;&quot;final&quot;;&quot;     &quot;);&quot; &quot;;[.D3];&quot; &quot;;[.A3];&quot;;&quot;)" office:value-type="string">
            <text:p>final Uri url,</text:p>
          </table:table-cell>
          <table:table-cell table:style-name="ID0EQPBI" table:formula="oooc:=CONCATENATE([.F3];CHAR(10);IF([.G3]=&quot;&quot;;&quot;&quot;;CONCATENATE([.G3];CHAR(10)));[.H3])" office:value-type="string">
            <text:p>/// (required) URL of user's profile (can be remote)
final Uri url,</text:p>
          </table:table-cell>
          <table:table-cell table:style-name="ID0ELBBI"/>
          <table:table-cell table:style-name="ID0ELBBI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WTEK">
          <table:table-cell table:style-name="ID0ED3BI" office:value-type="string">
            <text:p>username</text:p>
          </table:table-cell>
          <table:table-cell table:style-name="ID0ED3BI" office:value-type="string">
            <text:p>The username of the account</text:p>
          </table:table-cell>
          <table:table-cell table:style-name="ID0ED3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LBBI" table:formula="oooc:=IF([.C4]=&quot;no&quot;;&quot;&quot;;&quot;@JsonKey(includeIfNull: false)&quot;)" office:value-type="string">
            <text:p/>
          </table:table-cell>
          <table:table-cell table:style-name="ID0ETABI" table:formula="oooc:=CONCATENATE(IF([.C4]=&quot;no&quot;;&quot;final&quot;;&quot;     &quot;);&quot; &quot;;[.D4];&quot; &quot;;[.A4];&quot;;&quot;)" office:value-type="string">
            <text:p>final String username,</text:p>
          </table:table-cell>
          <table:table-cell table:style-name="ID0E4PBI" table:formula="oooc:=CONCATENATE([.F4];CHAR(10);IF([.G4]=&quot;&quot;;&quot;&quot;;CONCATENATE([.G4];CHAR(10)));[.H4])" office:value-type="string">
            <text:p>/// (required) The username of the account
final String username,</text:p>
          </table:table-cell>
          <table:table-cell table:style-name="ID0ELBBI"/>
          <table:table-cell table:style-name="ID0ELBBI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6VEK">
          <table:table-cell table:style-name="ID0ED3BI" office:value-type="string">
            <text:p>acct</text:p>
          </table:table-cell>
          <table:table-cell table:style-name="ID0ED3BI" office:value-type="string">
            <text:p>Equals</text:p>
          </table:table-cell>
          <table:table-cell table:style-name="ID0ED3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5]=&quot;no&quot;;&quot;(required)&quot;;&quot;(optional)&quot;);&quot; &quot;;[.B5])" office:value-type="string">
            <text:p>/// (required) Equals</text:p>
          </table:table-cell>
          <table:table-cell table:style-name="ID0ELBBI" table:formula="oooc:=IF([.C5]=&quot;no&quot;;&quot;&quot;;&quot;@JsonKey(includeIfNull: false)&quot;)" office:value-type="string">
            <text:p/>
          </table:table-cell>
          <table:table-cell table:style-name="ID0ETABI" table:formula="oooc:=CONCATENATE(IF([.C5]=&quot;no&quot;;&quot;final&quot;;&quot;     &quot;);&quot; &quot;;[.D5];&quot; &quot;;[.A5];&quot;;&quot;)" office:value-type="string">
            <text:p>final String acct,</text:p>
          </table:table-cell>
          <table:table-cell table:style-name="ID0EKQBI" table:formula="oooc:=CONCATENATE([.F5];CHAR(10);IF([.G5]=&quot;&quot;;&quot;&quot;;CONCATENATE([.G5];CHAR(10)));[.H5])" office:value-type="string">
            <text:p>/// (required) Equals
final String acct,</text:p>
          </table:table-cell>
          <table:table-cell table:style-name="ID0ELBBI"/>
          <table:table-cell table:style-name="ID0ELBBI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IYEK">
          <table:table-cell table:style-name="ID0ED3BI" office:value-type="string">
            <text:p>id</text:p>
          </table:table-cell>
          <table:table-cell table:style-name="ID0ED3BI" office:value-type="string">
            <text:p>Account ID</text:p>
          </table:table-cell>
          <table:table-cell table:style-name="ID0ED3BI" office:value-type="string">
            <text:p>no</text:p>
          </table:table-cell>
          <table:table-cell table:style-name="ID0EECBI" office:value-type="string">
            <text:p>String</text:p>
          </table:table-cell>
          <table:table-cell table:style-name="ID0EECBI"/>
          <table:table-cell table:style-name="ID0ELBBI" table:formula="oooc:=CONCATENATE(&quot;/// &quot;;IF([.C6]=&quot;no&quot;;&quot;(required)&quot;;&quot;(optional)&quot;);&quot; &quot;;[.B6])" office:value-type="string">
            <text:p>/// (required) Account ID</text:p>
          </table:table-cell>
          <table:table-cell table:style-name="ID0ELBBI" table:formula="oooc:=IF([.C6]=&quot;no&quot;;&quot;&quot;;&quot;@JsonKey(includeIfNull: false)&quot;)" office:value-type="string">
            <text:p/>
          </table:table-cell>
          <table:table-cell table:style-name="ID0ETABI" table:formula="oooc:=CONCATENATE(IF([.C6]=&quot;no&quot;;&quot;final&quot;;&quot;     &quot;);&quot; &quot;;[.D6];&quot; &quot;;[.A6];&quot;;&quot;)" office:value-type="string">
            <text:p>final String id,</text:p>
          </table:table-cell>
          <table:table-cell table:style-name="ID0EXQBI" table:formula="oooc:=CONCATENATE([.F6];CHAR(10);IF([.G6]=&quot;&quot;;&quot;&quot;;CONCATENATE([.G6];CHAR(10)));[.H6])" office:value-type="string">
            <text:p>/// (required) Account ID
final String id,</text:p>
          </table:table-cell>
          <table:table-cell table:style-name="ID0ELBBI"/>
          <table:table-cell table:style-name="ID0ELBBI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R1E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LBBI" table:formula="oooc:=IF([.C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7]=&quot;no&quot;;&quot;final&quot;;&quot;     &quot;);&quot; &quot;;[.D7];&quot; &quot;;[.A7];&quot;;&quot;)" office:value-type="string">
            <text:p>       ,</text:p>
          </table:table-cell>
          <table:table-cell table:style-name="ID0EERBI" table:formula="oooc:=CONCATENATE([.F7];CHAR(10);IF([.G7]=&quot;&quot;;&quot;&quot;;CONCATENATE([.G7];CHAR(10)));[.H7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3E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LBBI" table:formula="oooc:=IF([.C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8]=&quot;no&quot;;&quot;final&quot;;&quot;     &quot;);&quot; &quot;;[.D8];&quot; &quot;;[.A8];&quot;;&quot;)" office:value-type="string">
            <text:p>       ,</text:p>
          </table:table-cell>
          <table:table-cell table:style-name="ID0ERRBI" table:formula="oooc:=CONCATENATE([.F8];CHAR(10);IF([.G8]=&quot;&quot;;&quot;&quot;;CONCATENATE([.G8];CHAR(10)));[.H8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5E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LBBI" table:formula="oooc:=IF([.C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9]=&quot;no&quot;;&quot;final&quot;;&quot;     &quot;);&quot; &quot;;[.D9];&quot; &quot;;[.A9];&quot;;&quot;)" office:value-type="string">
            <text:p>       ,</text:p>
          </table:table-cell>
          <table:table-cell table:style-name="ID0E5RBI" table:formula="oooc:=CONCATENATE([.F9];CHAR(10);IF([.G9]=&quot;&quot;;&quot;&quot;;CONCATENATE([.G9];CHAR(10)));[.H9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A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 office:value-type="string">
            <text:p>* external lib</text:p>
          </table:table-cell>
          <table:table-cell table:style-name="ID0ELBBI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LBBI" table:formula="oooc:=IF([.C1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0]=&quot;no&quot;;&quot;final&quot;;&quot;     &quot;);&quot; &quot;;[.D10];&quot; &quot;;[.A10];&quot;;&quot;)" office:value-type="string">
            <text:p>       ,</text:p>
          </table:table-cell>
          <table:table-cell table:style-name="ID0ELSBI" table:formula="oooc:=CONCATENATE([.F10];CHAR(10);IF([.G10]=&quot;&quot;;&quot;&quot;;CONCATENATE([.G10];CHAR(10)));[.H10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C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LBBI" table:formula="oooc:=IF([.C1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1]=&quot;no&quot;;&quot;final&quot;;&quot;     &quot;);&quot; &quot;;[.D11];&quot; &quot;;[.A11];&quot;;&quot;)" office:value-type="string">
            <text:p>       ,</text:p>
          </table:table-cell>
          <table:table-cell table:style-name="ID0EYSBI" table:formula="oooc:=CONCATENATE([.F11];CHAR(10);IF([.G11]=&quot;&quot;;&quot;&quot;;CONCATENATE([.G11];CHAR(10)));[.H11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F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LBBI" table:formula="oooc:=IF([.C1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2]=&quot;no&quot;;&quot;final&quot;;&quot;     &quot;);&quot; &quot;;[.D12];&quot; &quot;;[.A12];&quot;;&quot;)" office:value-type="string">
            <text:p>       ,</text:p>
          </table:table-cell>
          <table:table-cell table:style-name="ID0EFTBI" table:formula="oooc:=CONCATENATE([.F12];CHAR(10);IF([.G12]=&quot;&quot;;&quot;&quot;;CONCATENATE([.G12];CHAR(10)));[.H12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H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LBBI" table:formula="oooc:=IF([.C1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3]=&quot;no&quot;;&quot;final&quot;;&quot;     &quot;);&quot; &quot;;[.D13];&quot; &quot;;[.A13];&quot;;&quot;)" office:value-type="string">
            <text:p>       ,</text:p>
          </table:table-cell>
          <table:table-cell table:style-name="ID0ESTBI" table:formula="oooc:=CONCATENATE([.F13];CHAR(10);IF([.G13]=&quot;&quot;;&quot;&quot;;CONCATENATE([.G13];CHAR(10)));[.H13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J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LBBI" table:formula="oooc:=IF([.C1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4]=&quot;no&quot;;&quot;final&quot;;&quot;     &quot;);&quot; &quot;;[.D14];&quot; &quot;;[.A14];&quot;;&quot;)" office:value-type="string">
            <text:p>       ,</text:p>
          </table:table-cell>
          <table:table-cell table:style-name="ID0E6TBI" table:formula="oooc:=CONCATENATE([.F14];CHAR(10);IF([.G14]=&quot;&quot;;&quot;&quot;;CONCATENATE([.G14];CHAR(10)));[.H14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L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LBBI" table:formula="oooc:=IF([.C1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5]=&quot;no&quot;;&quot;final&quot;;&quot;     &quot;);&quot; &quot;;[.D15];&quot; &quot;;[.A15];&quot;;&quot;)" office:value-type="string">
            <text:p>       ,</text:p>
          </table:table-cell>
          <table:table-cell table:style-name="ID0EMUBI" table:formula="oooc:=CONCATENATE([.F15];CHAR(10);IF([.G15]=&quot;&quot;;&quot;&quot;;CONCATENATE([.G15];CHAR(10)));[.H15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N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LBBI" table:formula="oooc:=IF([.C1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6]=&quot;no&quot;;&quot;final&quot;;&quot;     &quot;);&quot; &quot;;[.D16];&quot; &quot;;[.A16];&quot;;&quot;)" office:value-type="string">
            <text:p>       ,</text:p>
          </table:table-cell>
          <table:table-cell table:style-name="ID0EZUBI" table:formula="oooc:=CONCATENATE([.F16];CHAR(10);IF([.G16]=&quot;&quot;;&quot;&quot;;CONCATENATE([.G16];CHAR(10)));[.H16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P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LBBI" table:formula="oooc:=IF([.C1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7]=&quot;no&quot;;&quot;final&quot;;&quot;     &quot;);&quot; &quot;;[.D17];&quot; &quot;;[.A17];&quot;;&quot;)" office:value-type="string">
            <text:p>       ,</text:p>
          </table:table-cell>
          <table:table-cell table:style-name="ID0EGVBI" table:formula="oooc:=CONCATENATE([.F17];CHAR(10);IF([.G17]=&quot;&quot;;&quot;&quot;;CONCATENATE([.G17];CHAR(10)));[.H17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R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LBBI" table:formula="oooc:=IF([.C1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8]=&quot;no&quot;;&quot;final&quot;;&quot;     &quot;);&quot; &quot;;[.D18];&quot; &quot;;[.A18];&quot;;&quot;)" office:value-type="string">
            <text:p>       ,</text:p>
          </table:table-cell>
          <table:table-cell table:style-name="ID0ETVBI" table:formula="oooc:=CONCATENATE([.F18];CHAR(10);IF([.G18]=&quot;&quot;;&quot;&quot;;CONCATENATE([.G18];CHAR(10)));[.H18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T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LBBI" table:formula="oooc:=IF([.C1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AWBI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V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LBBI" table:formula="oooc:=IF([.C2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NWBI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X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LBBI" table:formula="oooc:=IF([.C2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1WBI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1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LBBI" table:formula="oooc:=IF([.C2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HXBI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3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LBBI" table:formula="oooc:=IF([.C2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UXBI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5F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LBBI" table:formula="oooc:=IF([.C2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BYBI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AG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LBBI" table:formula="oooc:=IF([.C2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OYBI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CGK"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ECBI"/>
          <table:table-cell table:style-name="ID0ELBBI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LBBI" table:formula="oooc:=IF([.C2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2YBI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LBBI"/>
          <table:table-cell table:style-name="ID0ELB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EG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BBI" table:formula="oooc:=IF([.C2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IZ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HGG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BBI" table:formula="oooc:=IF([.C2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VZ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6HG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BBI" table:formula="oooc:=IF([.C2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C1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XJG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BBI" table:formula="oooc:=IF([.C3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P1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PLG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BBI" table:formula="oooc:=IF([.C3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31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HNG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BBI" table:formula="oooc:=IF([.C3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J2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6OGK"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/>
          <table:table-cell table:style-name="ID0ELB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BBI" table:formula="oooc:=IF([.C3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W2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table table:name="Emoji" table:style-name="ID0ETCFM">
        <table:table-column table:style-name="ID0EFSGK" table:default-cell-style-name="ID0EQ3BI"/>
        <table:table-column table:style-name="ID0EMSGK" table:default-cell-style-name="ID0EQ3BI"/>
        <table:table-column table:style-name="ID0ETSGK" table:default-cell-style-name="ID0EQ3BI"/>
        <table:table-column table:style-name="ID0E1SGK" table:number-columns-repeated="2" table:default-cell-style-name="ID0EQ3BI"/>
        <table:table-column table:style-name="ID0EBTGK" table:number-columns-repeated="4" table:default-cell-style-name="ID0EQ3BI"/>
        <table:table-column table:style-name="ID0EITGK" table:number-columns-repeated="247" table:default-cell-style-name="ID0EQ3BI"/>
        <table:table-column table:style-name="ID0EPTGK" table:default-cell-style-name="ID0EQ3BI"/>
        <table:table-row xmlns:xdr="http://schemas.openxmlformats.org/drawingml/2006/spreadsheetDrawing" table:style-name="ID0EXTGK">
          <table:table-cell table:style-name="ID0ETABI" office:value-type="string">
            <text:p>class name</text:p>
          </table:table-cell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office:value-type="string">
            <text:p>field definitions</text:p>
          </table:table-cell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PVGK">
          <table:table-cell table:style-name="ID0ETABI" office:value-type="string">
            <text:p>Emoji</text:p>
          </table:table-cell>
          <table:table-cell table:style-name="ID0ETABI"/>
          <table:table-cell table:style-name="ID0ETABI"/>
          <table:table-cell table:style-name="ID0ETABI" office:value-type="string">
            <text:p>type</text:p>
          </table:table-cell>
          <table:table-cell table:style-name="ID0ETABI"/>
          <table:table-cell table:style-name="ID0ETABI" office:value-type="string">
            <text:p>comment part</text:p>
          </table:table-cell>
          <table:table-cell table:style-name="ID0ETABI" office:value-type="string">
            <text:p>json annotation</text:p>
          </table:table-cell>
          <table:table-cell table:style-name="ID0ETA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style-name="ID0ETABI"/>
          <table:table-cell table:style-name="ID0ETABI" table:formula="oooc:=CONCATENATE([.A2];&quot;({&quot;)" office:value-type="string">
            <text:p>Emoji({</text:p>
          </table:table-cell>
          <table:table-cell table:number-columns-repeated="245"/>
        </table:table-row>
        <table:table-row xmlns:xdr="http://schemas.openxmlformats.org/drawingml/2006/spreadsheetDrawing" table:style-name="ID0EQXGK">
          <table:table-cell table:style-name="ID0EQ3BI" office:value-type="string">
            <text:p>shortcode</text:p>
          </table:table-cell>
          <table:table-cell table:style-name="ID0EQ3BI" office:value-type="string">
            <text:p>The shortcode of the emoji</text:p>
          </table:table-cell>
          <table:table-cell table:style-name="ID0EQ3BI" office:value-type="string">
            <text:p>no</text:p>
          </table:table-cell>
          <table:table-cell table:style-name="ID0EXBBI" office:value-type="string">
            <text:p>String</text:p>
          </table:table-cell>
          <table:table-cell table:style-name="ID0EXBBI"/>
          <table:table-cell table:style-name="ID0ETABI" table:formula="oooc:=CONCATENATE(&quot;/// &quot;;IF([.C3]=&quot;no&quot;;&quot;(required)&quot;;&quot;(optional)&quot;);&quot; &quot;;[.B3])" office:value-type="string">
            <text:p>/// (required) The shortcode of the emoji</text:p>
          </table:table-cell>
          <table:table-cell table:style-name="ID0ETABI" table:formula="oooc:=IF([.C3]=&quot;no&quot;;&quot;&quot;;&quot;@JsonKey(includeIfNull: false)&quot;)" office:value-type="string">
            <text:p/>
          </table:table-cell>
          <table:table-cell table:style-name="ID0ETABI" table:formula="oooc:=CONCATENATE(IF([.C3]=&quot;no&quot;;&quot;final&quot;;&quot;     &quot;);&quot; &quot;;[.D3];&quot; &quot;;[.A3];&quot;;&quot;)" office:value-type="string">
            <text:p>final String shortcode,</text:p>
          </table:table-cell>
          <table:table-cell table:style-name="ID0E4CBI" table:formula="oooc:=CONCATENATE([.F3];CHAR(10);IF([.G3]=&quot;&quot;;&quot;&quot;;CONCATENATE([.G3];CHAR(10)));[.H3])" office:value-type="string">
            <text:p>/// (required) The shortcode of the emoji
final String shortcode,</text:p>
          </table:table-cell>
          <table:table-cell table:style-name="ID0ETABI"/>
          <table:table-cell table:style-name="ID0ETABI" table:formula="oooc:=CONCATENATE(&quot;this.&quot;;[.A3];IF([.C3]=&quot;no&quot;;&quot;&quot;;&quot; = null&quot;);&quot;;&quot;)" office:value-type="string">
            <text:p>this.shortcode,</text:p>
          </table:table-cell>
          <table:table-cell table:number-columns-repeated="245"/>
        </table:table-row>
        <table:table-row xmlns:xdr="http://schemas.openxmlformats.org/drawingml/2006/spreadsheetDrawing" table:style-name="ID0EZZGK">
          <table:table-cell table:style-name="ID0EQ3BI" office:value-type="string">
            <text:p>static_url</text:p>
          </table:table-cell>
          <table:table-cell table:style-name="ID0EQ3BI" office:value-type="string">
            <text:p>URL to the emoji static image</text:p>
          </table:table-cell>
          <table:table-cell table:style-name="ID0EQ3BI" office:value-type="string">
            <text:p>no</text:p>
          </table:table-cell>
          <table:table-cell table:style-name="ID0EXBBI" office:value-type="string">
            <text:p>Uri</text:p>
          </table:table-cell>
          <table:table-cell table:style-name="ID0EXBBI"/>
          <table:table-cell table:style-name="ID0ETABI" table:formula="oooc:=CONCATENATE(&quot;/// &quot;;IF([.C4]=&quot;no&quot;;&quot;(required)&quot;;&quot;(optional)&quot;);&quot; &quot;;[.B4])" office:value-type="string">
            <text:p>/// (required) URL to the emoji static image</text:p>
          </table:table-cell>
          <table:table-cell table:style-name="ID0ETABI" table:formula="oooc:=IF([.C4]=&quot;no&quot;;&quot;&quot;;&quot;@JsonKey(includeIfNull: false)&quot;)" office:value-type="string">
            <text:p/>
          </table:table-cell>
          <table:table-cell table:style-name="ID0ETABI" table:formula="oooc:=CONCATENATE(IF([.C4]=&quot;no&quot;;&quot;final&quot;;&quot;     &quot;);&quot; &quot;;[.D4];&quot; &quot;;[.A4];&quot;;&quot;)" office:value-type="string">
            <text:p>final Uri static_url,</text:p>
          </table:table-cell>
          <table:table-cell table:style-name="ID0E4CBI" table:formula="oooc:=CONCATENATE([.F4];CHAR(10);IF([.G4]=&quot;&quot;;&quot;&quot;;CONCATENATE([.G4];CHAR(10)));[.H4])" office:value-type="string">
            <text:p>/// (required) URL to the emoji static image
final Uri static_url,</text:p>
          </table:table-cell>
          <table:table-cell table:style-name="ID0ETABI"/>
          <table:table-cell table:style-name="ID0ETABI" table:formula="oooc:=CONCATENATE(&quot;this.&quot;;[.A4];IF([.C4]=&quot;no&quot;;&quot;&quot;;&quot; = null&quot;);&quot;;&quot;)" office:value-type="string">
            <text:p>this.static_url,</text:p>
          </table:table-cell>
          <table:table-cell table:number-columns-repeated="245"/>
        </table:table-row>
        <table:table-row xmlns:xdr="http://schemas.openxmlformats.org/drawingml/2006/spreadsheetDrawing" table:style-name="ID0EC3GK">
          <table:table-cell table:style-name="ID0EQ3BI" office:value-type="string">
            <text:p>url</text:p>
          </table:table-cell>
          <table:table-cell table:style-name="ID0EQ3BI" office:value-type="string">
            <text:p>URL to the emoji image</text:p>
          </table:table-cell>
          <table:table-cell table:style-name="ID0EQ3BI" office:value-type="string">
            <text:p>no</text:p>
          </table:table-cell>
          <table:table-cell table:style-name="ID0EXBBI" office:value-type="string">
            <text:p>Uri</text:p>
          </table:table-cell>
          <table:table-cell table:style-name="ID0EXBBI"/>
          <table:table-cell table:style-name="ID0ETABI" table:formula="oooc:=CONCATENATE(&quot;/// &quot;;IF([.C5]=&quot;no&quot;;&quot;(required)&quot;;&quot;(optional)&quot;);&quot; &quot;;[.B5])" office:value-type="string">
            <text:p>/// (required) URL to the emoji image</text:p>
          </table:table-cell>
          <table:table-cell table:style-name="ID0ETABI" table:formula="oooc:=IF([.C5]=&quot;no&quot;;&quot;&quot;;&quot;@JsonKey(includeIfNull: false)&quot;)" office:value-type="string">
            <text:p/>
          </table:table-cell>
          <table:table-cell table:style-name="ID0ETABI" table:formula="oooc:=CONCATENATE(IF([.C5]=&quot;no&quot;;&quot;final&quot;;&quot;     &quot;);&quot; &quot;;[.D5];&quot; &quot;;[.A5];&quot;;&quot;)" office:value-type="string">
            <text:p>final Uri url,</text:p>
          </table:table-cell>
          <table:table-cell table:style-name="ID0E4CBI" table:formula="oooc:=CONCATENATE([.F5];CHAR(10);IF([.G5]=&quot;&quot;;&quot;&quot;;CONCATENATE([.G5];CHAR(10)));[.H5])" office:value-type="string">
            <text:p>/// (required) URL to the emoji image
final Uri url,</text:p>
          </table:table-cell>
          <table:table-cell table:style-name="ID0ETABI"/>
          <table:table-cell table:style-name="ID0ETABI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L5GK">
          <table:table-cell table:style-name="ID0ED3BI"/>
          <table:table-cell table:style-name="ID0ED3BI"/>
          <table:table-cell table:style-name="ID0ED3BI"/>
          <table:table-cell table:style-name="ID0EXBBI"/>
          <table:table-cell table:style-name="ID0EXBBI"/>
          <table:table-cell table:style-name="ID0ETABI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TABI" table:formula="oooc:=IF([.C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6]=&quot;no&quot;;&quot;final&quot;;&quot;     &quot;);&quot; &quot;;[.D6];&quot; &quot;;[.A6];&quot;;&quot;)" office:value-type="string">
            <text:p>       ,</text:p>
          </table:table-cell>
          <table:table-cell table:style-name="ID0E4CBI" table:formula="oooc:=CONCATENATE([.F6];CHAR(10);IF([.G6]=&quot;&quot;;&quot;&quot;;CONCATENATE([.G6];CHAR(10)));[.H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A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TABI" table:formula="oooc:=IF([.C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7]=&quot;no&quot;;&quot;final&quot;;&quot;     &quot;);&quot; &quot;;[.D7];&quot; &quot;;[.A7];&quot;;&quot;)" office:value-type="string">
            <text:p>       ,</text:p>
          </table:table-cell>
          <table:table-cell table:style-name="ID0E4CBI" table:formula="oooc:=CONCATENATE([.F7];CHAR(10);IF([.G7]=&quot;&quot;;&quot;&quot;;CONCATENATE([.G7];CHAR(10)));[.H7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C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TABI" table:formula="oooc:=IF([.C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8]=&quot;no&quot;;&quot;final&quot;;&quot;     &quot;);&quot; &quot;;[.D8];&quot; &quot;;[.A8];&quot;;&quot;)" office:value-type="string">
            <text:p>       ,</text:p>
          </table:table-cell>
          <table:table-cell table:style-name="ID0E4CBI" table:formula="oooc:=CONCATENATE([.F8];CHAR(10);IF([.G8]=&quot;&quot;;&quot;&quot;;CONCATENATE([.G8];CHAR(10)));[.H8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E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TABI" table:formula="oooc:=IF([.C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9]=&quot;no&quot;;&quot;final&quot;;&quot;     &quot;);&quot; &quot;;[.D9];&quot; &quot;;[.A9];&quot;;&quot;)" office:value-type="string">
            <text:p>       ,</text:p>
          </table:table-cell>
          <table:table-cell table:style-name="ID0E4CBI" table:formula="oooc:=CONCATENATE([.F9];CHAR(10);IF([.G9]=&quot;&quot;;&quot;&quot;;CONCATENATE([.G9];CHAR(10)));[.H9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G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TABI" table:formula="oooc:=IF([.C1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0]=&quot;no&quot;;&quot;final&quot;;&quot;     &quot;);&quot; &quot;;[.D10];&quot; &quot;;[.A10];&quot;;&quot;)" office:value-type="string">
            <text:p>       ,</text:p>
          </table:table-cell>
          <table:table-cell table:style-name="ID0E4CBI" table:formula="oooc:=CONCATENATE([.F10];CHAR(10);IF([.G10]=&quot;&quot;;&quot;&quot;;CONCATENATE([.G10];CHAR(10)));[.H10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I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TABI" table:formula="oooc:=IF([.C1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1]=&quot;no&quot;;&quot;final&quot;;&quot;     &quot;);&quot; &quot;;[.D11];&quot; &quot;;[.A11];&quot;;&quot;)" office:value-type="string">
            <text:p>       ,</text:p>
          </table:table-cell>
          <table:table-cell table:style-name="ID0E4CBI" table:formula="oooc:=CONCATENATE([.F11];CHAR(10);IF([.G11]=&quot;&quot;;&quot;&quot;;CONCATENATE([.G11];CHAR(10)));[.H1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K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TABI" table:formula="oooc:=IF([.C1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2]=&quot;no&quot;;&quot;final&quot;;&quot;     &quot;);&quot; &quot;;[.D12];&quot; &quot;;[.A12];&quot;;&quot;)" office:value-type="string">
            <text:p>       ,</text:p>
          </table:table-cell>
          <table:table-cell table:style-name="ID0E4CBI" table:formula="oooc:=CONCATENATE([.F12];CHAR(10);IF([.G12]=&quot;&quot;;&quot;&quot;;CONCATENATE([.G12];CHAR(10)));[.H1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N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TABI" table:formula="oooc:=IF([.C1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3]=&quot;no&quot;;&quot;final&quot;;&quot;     &quot;);&quot; &quot;;[.D13];&quot; &quot;;[.A13];&quot;;&quot;)" office:value-type="string">
            <text:p>       ,</text:p>
          </table:table-cell>
          <table:table-cell table:style-name="ID0E4CBI" table:formula="oooc:=CONCATENATE([.F13];CHAR(10);IF([.G13]=&quot;&quot;;&quot;&quot;;CONCATENATE([.G13];CHAR(10)));[.H1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P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TABI" table:formula="oooc:=IF([.C1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4]=&quot;no&quot;;&quot;final&quot;;&quot;     &quot;);&quot; &quot;;[.D14];&quot; &quot;;[.A14];&quot;;&quot;)" office:value-type="string">
            <text:p>       ,</text:p>
          </table:table-cell>
          <table:table-cell table:style-name="ID0E4CBI" table:formula="oooc:=CONCATENATE([.F14];CHAR(10);IF([.G14]=&quot;&quot;;&quot;&quot;;CONCATENATE([.G14];CHAR(10)));[.H1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R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TABI" table:formula="oooc:=IF([.C1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5]=&quot;no&quot;;&quot;final&quot;;&quot;     &quot;);&quot; &quot;;[.D15];&quot; &quot;;[.A15];&quot;;&quot;)" office:value-type="string">
            <text:p>       ,</text:p>
          </table:table-cell>
          <table:table-cell table:style-name="ID0E4CBI" table:formula="oooc:=CONCATENATE([.F15];CHAR(10);IF([.G15]=&quot;&quot;;&quot;&quot;;CONCATENATE([.G15];CHAR(10)));[.H1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T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TABI" table:formula="oooc:=IF([.C1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6]=&quot;no&quot;;&quot;final&quot;;&quot;     &quot;);&quot; &quot;;[.D16];&quot; &quot;;[.A16];&quot;;&quot;)" office:value-type="string">
            <text:p>       ,</text:p>
          </table:table-cell>
          <table:table-cell table:style-name="ID0E4CBI" table:formula="oooc:=CONCATENATE([.F16];CHAR(10);IF([.G16]=&quot;&quot;;&quot;&quot;;CONCATENATE([.G16];CHAR(10)));[.H1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V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TABI" table:formula="oooc:=IF([.C1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7]=&quot;no&quot;;&quot;final&quot;;&quot;     &quot;);&quot; &quot;;[.D17];&quot; &quot;;[.A17];&quot;;&quot;)" office:value-type="string">
            <text:p>       ,</text:p>
          </table:table-cell>
          <table:table-cell table:style-name="ID0E4CBI" table:formula="oooc:=CONCATENATE([.F17];CHAR(10);IF([.G17]=&quot;&quot;;&quot;&quot;;CONCATENATE([.G17];CHAR(10)));[.H17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X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TABI" table:formula="oooc:=IF([.C1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8]=&quot;no&quot;;&quot;final&quot;;&quot;     &quot;);&quot; &quot;;[.D18];&quot; &quot;;[.A18];&quot;;&quot;)" office:value-type="string">
            <text:p>       ,</text:p>
          </table:table-cell>
          <table:table-cell table:style-name="ID0E4CBI" table:formula="oooc:=CONCATENATE([.F18];CHAR(10);IF([.G18]=&quot;&quot;;&quot;&quot;;CONCATENATE([.G18];CHAR(10)));[.H18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Z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TABI" table:formula="oooc:=IF([.C1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4CBI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2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TABI" table:formula="oooc:=IF([.C2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4CBI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4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TABI" table:formula="oooc:=IF([.C2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4CBI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6HK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TABI" table:formula="oooc:=IF([.C2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4CBI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BA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TABI" table:formula="oooc:=IF([.C2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4CBI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EA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TABI" table:formula="oooc:=IF([.C2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4CBI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GA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TABI" table:formula="oooc:=IF([.C2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4CBI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IA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TABI" table:formula="oooc:=IF([.C2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4CBI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KA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TABI" table:formula="oooc:=IF([.C2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4C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DMA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TABI" table:formula="oooc:=IF([.C2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4C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2NA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TABI" table:formula="oooc:=IF([.C2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4C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TPA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TABI" table:formula="oooc:=IF([.C3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4C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LRA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TABI" table:formula="oooc:=IF([.C3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4C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DTA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TABI" table:formula="oooc:=IF([.C3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4C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2UA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TABI" table:formula="oooc:=IF([.C3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4C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  <table:table-row table:style-name="ro11" table:number-rows-repeated="65535">
          <table:table-cell table:number-columns-repeated="256"/>
        </table:table-row>
      </table:table>
      <table:table table:name="Tags" table:style-name="ID0EYCFM">
        <table:table-column table:style-name="ID0EBYAM" table:default-cell-style-name="ID0EQ3BI"/>
        <table:table-column table:style-name="ID0EIYAM" table:default-cell-style-name="ID0EQ3BI"/>
        <table:table-column table:style-name="ID0EPYAM" table:default-cell-style-name="ID0EQ3BI"/>
        <table:table-column table:style-name="ID0EWYAM" table:number-columns-repeated="2" table:default-cell-style-name="ID0EQ3BI"/>
        <table:table-column table:style-name="ID0E4YAM" table:number-columns-repeated="4" table:default-cell-style-name="ID0EQ3BI"/>
        <table:table-column table:style-name="ID0EEZAM" table:number-columns-repeated="247" table:default-cell-style-name="ID0EQ3BI"/>
        <table:table-column table:style-name="ID0ELZAM" table:default-cell-style-name="ID0EQ3BI"/>
        <table:table-row xmlns:xdr="http://schemas.openxmlformats.org/drawingml/2006/spreadsheetDrawing" table:style-name="ID0ETZAM">
          <table:table-cell table:style-name="ID0ETABI" office:value-type="string">
            <text:p>class name</text:p>
          </table:table-cell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office:value-type="string">
            <text:p>field definitions</text:p>
          </table:table-cell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L2AM">
          <table:table-cell table:style-name="ID0ETABI" office:value-type="string">
            <text:p>Tag</text:p>
          </table:table-cell>
          <table:table-cell table:style-name="ID0ETABI"/>
          <table:table-cell table:style-name="ID0ETABI"/>
          <table:table-cell table:style-name="ID0ETABI" office:value-type="string">
            <text:p>type</text:p>
          </table:table-cell>
          <table:table-cell table:style-name="ID0ETABI"/>
          <table:table-cell table:style-name="ID0ETABI" office:value-type="string">
            <text:p>comment part</text:p>
          </table:table-cell>
          <table:table-cell table:style-name="ID0ETABI" office:value-type="string">
            <text:p>json annotation</text:p>
          </table:table-cell>
          <table:table-cell table:style-name="ID0ETA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style-name="ID0ETABI"/>
          <table:table-cell table:style-name="ID0ETABI" table:formula="oooc:=CONCATENATE([.A2];&quot;({&quot;)" office:value-type="string">
            <text:p>Tag({</text:p>
          </table:table-cell>
          <table:table-cell table:number-columns-repeated="245"/>
        </table:table-row>
        <table:table-row xmlns:xdr="http://schemas.openxmlformats.org/drawingml/2006/spreadsheetDrawing" table:style-name="ID0EM4AM">
          <table:table-cell table:style-name="ID0EQ3BI" office:value-type="string">
            <text:p>name</text:p>
          </table:table-cell>
          <table:table-cell table:style-name="ID0EQ3BI" office:value-type="string">
            <text:p>The hashtag, not including the preceding #</text:p>
          </table:table-cell>
          <table:table-cell table:style-name="ID0EQ3BI" office:value-type="string">
            <text:p>no</text:p>
          </table:table-cell>
          <table:table-cell table:style-name="ID0EQ3BI" office:value-type="string">
            <text:p>String</text:p>
          </table:table-cell>
          <table:table-cell table:style-name="ID0EXBBI"/>
          <table:table-cell table:style-name="ID0ETABI" table:formula="oooc:=CONCATENATE(&quot;/// &quot;;IF([.C3]=&quot;no&quot;;&quot;(required)&quot;;&quot;(optional)&quot;);&quot; &quot;;[.B3])" office:value-type="string">
            <text:p>/// (required) The hashtag, not including the preceding #</text:p>
          </table:table-cell>
          <table:table-cell table:style-name="ID0ETABI" table:formula="oooc:=IF([.C3]=&quot;no&quot;;&quot;&quot;;&quot;@JsonKey(includeIfNull: false)&quot;)" office:value-type="string">
            <text:p/>
          </table:table-cell>
          <table:table-cell table:style-name="ID0ETABI" table:formula="oooc:=CONCATENATE(IF([.C3]=&quot;no&quot;;&quot;final&quot;;&quot;     &quot;);&quot; &quot;;[.D3];&quot; &quot;;[.A3];&quot;;&quot;)" office:value-type="string">
            <text:p>final String name,</text:p>
          </table:table-cell>
          <table:table-cell table:style-name="ID0E4CBI" table:formula="oooc:=CONCATENATE([.F3];CHAR(10);IF([.G3]=&quot;&quot;;&quot;&quot;;CONCATENATE([.G3];CHAR(10)));[.H3])" office:value-type="string">
            <text:p>/// (required) The hashtag, not including the preceding #
final String name,</text:p>
          </table:table-cell>
          <table:table-cell table:style-name="ID0ETABI"/>
          <table:table-cell table:style-name="ID0ETABI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V6AM">
          <table:table-cell table:style-name="ID0EQ3BI" office:value-type="string">
            <text:p>url</text:p>
          </table:table-cell>
          <table:table-cell table:style-name="ID0EQ3BI" office:value-type="string">
            <text:p>The URL of the hashtag</text:p>
          </table:table-cell>
          <table:table-cell table:style-name="ID0EQ3BI" office:value-type="string">
            <text:p>no</text:p>
          </table:table-cell>
          <table:table-cell table:style-name="ID0EQ3BI" office:value-type="string">
            <text:p>Uri</text:p>
          </table:table-cell>
          <table:table-cell table:style-name="ID0EXBBI"/>
          <table:table-cell table:style-name="ID0ETABI" table:formula="oooc:=CONCATENATE(&quot;/// &quot;;IF([.C4]=&quot;no&quot;;&quot;(required)&quot;;&quot;(optional)&quot;);&quot; &quot;;[.B4])" office:value-type="string">
            <text:p>/// (required) The URL of the hashtag</text:p>
          </table:table-cell>
          <table:table-cell table:style-name="ID0ETABI" table:formula="oooc:=IF([.C4]=&quot;no&quot;;&quot;&quot;;&quot;@JsonKey(includeIfNull: false)&quot;)" office:value-type="string">
            <text:p/>
          </table:table-cell>
          <table:table-cell table:style-name="ID0ETABI" table:formula="oooc:=CONCATENATE(IF([.C4]=&quot;no&quot;;&quot;final&quot;;&quot;     &quot;);&quot; &quot;;[.D4];&quot; &quot;;[.A4];&quot;;&quot;)" office:value-type="string">
            <text:p>final Uri url,</text:p>
          </table:table-cell>
          <table:table-cell table:style-name="ID0E4CBI" table:formula="oooc:=CONCATENATE([.F4];CHAR(10);IF([.G4]=&quot;&quot;;&quot;&quot;;CONCATENATE([.G4];CHAR(10)));[.H4])" office:value-type="string">
            <text:p>/// (required) The URL of the hashtag
final Uri url,</text:p>
          </table:table-cell>
          <table:table-cell table:style-name="ID0ETABI"/>
          <table:table-cell table:style-name="ID0ETABI" table:formula="oooc:=CONCATENATE(&quot;this.&quot;;[.A4];IF([.C4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5BBM">
          <table:table-cell table:number-columns-repeated="3"/>
          <table:table-cell table:style-name="ID0EXBBI"/>
          <table:table-cell table:style-name="ID0EXBBI"/>
          <table:table-cell table:style-name="ID0ETABI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TABI" table:formula="oooc:=IF([.C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5]=&quot;no&quot;;&quot;final&quot;;&quot;     &quot;);&quot; &quot;;[.D5];&quot; &quot;;[.A5];&quot;;&quot;)" office:value-type="string">
            <text:p>       ,</text:p>
          </table:table-cell>
          <table:table-cell table:style-name="ID0E4CBI" table:formula="oooc:=CONCATENATE([.F5];CHAR(10);IF([.G5]=&quot;&quot;;&quot;&quot;;CONCATENATE([.G5];CHAR(10)));[.H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DBM">
          <table:table-cell table:style-name="ID0ED3BI"/>
          <table:table-cell table:style-name="ID0ED3BI"/>
          <table:table-cell table:style-name="ID0ED3BI"/>
          <table:table-cell table:style-name="ID0EXBBI"/>
          <table:table-cell table:style-name="ID0EXBBI"/>
          <table:table-cell table:style-name="ID0ETABI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TABI" table:formula="oooc:=IF([.C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6]=&quot;no&quot;;&quot;final&quot;;&quot;     &quot;);&quot; &quot;;[.D6];&quot; &quot;;[.A6];&quot;;&quot;)" office:value-type="string">
            <text:p>       ,</text:p>
          </table:table-cell>
          <table:table-cell table:style-name="ID0E4CBI" table:formula="oooc:=CONCATENATE([.F6];CHAR(10);IF([.G6]=&quot;&quot;;&quot;&quot;;CONCATENATE([.G6];CHAR(10)));[.H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F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TABI" table:formula="oooc:=IF([.C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7]=&quot;no&quot;;&quot;final&quot;;&quot;     &quot;);&quot; &quot;;[.D7];&quot; &quot;;[.A7];&quot;;&quot;)" office:value-type="string">
            <text:p>       ,</text:p>
          </table:table-cell>
          <table:table-cell table:style-name="ID0E4CBI" table:formula="oooc:=CONCATENATE([.F7];CHAR(10);IF([.G7]=&quot;&quot;;&quot;&quot;;CONCATENATE([.G7];CHAR(10)));[.H7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H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TABI" table:formula="oooc:=IF([.C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8]=&quot;no&quot;;&quot;final&quot;;&quot;     &quot;);&quot; &quot;;[.D8];&quot; &quot;;[.A8];&quot;;&quot;)" office:value-type="string">
            <text:p>       ,</text:p>
          </table:table-cell>
          <table:table-cell table:style-name="ID0E4CBI" table:formula="oooc:=CONCATENATE([.F8];CHAR(10);IF([.G8]=&quot;&quot;;&quot;&quot;;CONCATENATE([.G8];CHAR(10)));[.H8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J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TABI" table:formula="oooc:=IF([.C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9]=&quot;no&quot;;&quot;final&quot;;&quot;     &quot;);&quot; &quot;;[.D9];&quot; &quot;;[.A9];&quot;;&quot;)" office:value-type="string">
            <text:p>       ,</text:p>
          </table:table-cell>
          <table:table-cell table:style-name="ID0E4CBI" table:formula="oooc:=CONCATENATE([.F9];CHAR(10);IF([.G9]=&quot;&quot;;&quot;&quot;;CONCATENATE([.G9];CHAR(10)));[.H9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M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TABI" table:formula="oooc:=IF([.C1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0]=&quot;no&quot;;&quot;final&quot;;&quot;     &quot;);&quot; &quot;;[.D10];&quot; &quot;;[.A10];&quot;;&quot;)" office:value-type="string">
            <text:p>       ,</text:p>
          </table:table-cell>
          <table:table-cell table:style-name="ID0E4CBI" table:formula="oooc:=CONCATENATE([.F10];CHAR(10);IF([.G10]=&quot;&quot;;&quot;&quot;;CONCATENATE([.G10];CHAR(10)));[.H10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O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TABI" table:formula="oooc:=IF([.C1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1]=&quot;no&quot;;&quot;final&quot;;&quot;     &quot;);&quot; &quot;;[.D11];&quot; &quot;;[.A11];&quot;;&quot;)" office:value-type="string">
            <text:p>       ,</text:p>
          </table:table-cell>
          <table:table-cell table:style-name="ID0E4CBI" table:formula="oooc:=CONCATENATE([.F11];CHAR(10);IF([.G11]=&quot;&quot;;&quot;&quot;;CONCATENATE([.G11];CHAR(10)));[.H1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Q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TABI" table:formula="oooc:=IF([.C1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2]=&quot;no&quot;;&quot;final&quot;;&quot;     &quot;);&quot; &quot;;[.D12];&quot; &quot;;[.A12];&quot;;&quot;)" office:value-type="string">
            <text:p>       ,</text:p>
          </table:table-cell>
          <table:table-cell table:style-name="ID0E4CBI" table:formula="oooc:=CONCATENATE([.F12];CHAR(10);IF([.G12]=&quot;&quot;;&quot;&quot;;CONCATENATE([.G12];CHAR(10)));[.H1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S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TABI" table:formula="oooc:=IF([.C1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3]=&quot;no&quot;;&quot;final&quot;;&quot;     &quot;);&quot; &quot;;[.D13];&quot; &quot;;[.A13];&quot;;&quot;)" office:value-type="string">
            <text:p>       ,</text:p>
          </table:table-cell>
          <table:table-cell table:style-name="ID0E4CBI" table:formula="oooc:=CONCATENATE([.F13];CHAR(10);IF([.G13]=&quot;&quot;;&quot;&quot;;CONCATENATE([.G13];CHAR(10)));[.H1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U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TABI" table:formula="oooc:=IF([.C1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4]=&quot;no&quot;;&quot;final&quot;;&quot;     &quot;);&quot; &quot;;[.D14];&quot; &quot;;[.A14];&quot;;&quot;)" office:value-type="string">
            <text:p>       ,</text:p>
          </table:table-cell>
          <table:table-cell table:style-name="ID0E4CBI" table:formula="oooc:=CONCATENATE([.F14];CHAR(10);IF([.G14]=&quot;&quot;;&quot;&quot;;CONCATENATE([.G14];CHAR(10)));[.H1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W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TABI" table:formula="oooc:=IF([.C1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5]=&quot;no&quot;;&quot;final&quot;;&quot;     &quot;);&quot; &quot;;[.D15];&quot; &quot;;[.A15];&quot;;&quot;)" office:value-type="string">
            <text:p>       ,</text:p>
          </table:table-cell>
          <table:table-cell table:style-name="ID0E4CBI" table:formula="oooc:=CONCATENATE([.F15];CHAR(10);IF([.G15]=&quot;&quot;;&quot;&quot;;CONCATENATE([.G15];CHAR(10)));[.H1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Y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TABI" table:formula="oooc:=IF([.C1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6]=&quot;no&quot;;&quot;final&quot;;&quot;     &quot;);&quot; &quot;;[.D16];&quot; &quot;;[.A16];&quot;;&quot;)" office:value-type="string">
            <text:p>       ,</text:p>
          </table:table-cell>
          <table:table-cell table:style-name="ID0E4CBI" table:formula="oooc:=CONCATENATE([.F16];CHAR(10);IF([.G16]=&quot;&quot;;&quot;&quot;;CONCATENATE([.G16];CHAR(10)));[.H1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1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TABI" table:formula="oooc:=IF([.C1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7]=&quot;no&quot;;&quot;final&quot;;&quot;     &quot;);&quot; &quot;;[.D17];&quot; &quot;;[.A17];&quot;;&quot;)" office:value-type="string">
            <text:p>       ,</text:p>
          </table:table-cell>
          <table:table-cell table:style-name="ID0E4CBI" table:formula="oooc:=CONCATENATE([.F17];CHAR(10);IF([.G17]=&quot;&quot;;&quot;&quot;;CONCATENATE([.G17];CHAR(10)));[.H17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3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TABI" table:formula="oooc:=IF([.C1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8]=&quot;no&quot;;&quot;final&quot;;&quot;     &quot;);&quot; &quot;;[.D18];&quot; &quot;;[.A18];&quot;;&quot;)" office:value-type="string">
            <text:p>       ,</text:p>
          </table:table-cell>
          <table:table-cell table:style-name="ID0E4CBI" table:formula="oooc:=CONCATENATE([.F18];CHAR(10);IF([.G18]=&quot;&quot;;&quot;&quot;;CONCATENATE([.G18];CHAR(10)));[.H18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5B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TABI" table:formula="oooc:=IF([.C1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4CBI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AC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TABI" table:formula="oooc:=IF([.C2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4CBI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DC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TABI" table:formula="oooc:=IF([.C2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4CBI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FC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TABI" table:formula="oooc:=IF([.C2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4CBI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HC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TABI" table:formula="oooc:=IF([.C2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4CBI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JC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TABI" table:formula="oooc:=IF([.C2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4CBI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LC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TABI" table:formula="oooc:=IF([.C2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4CBI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NC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TABI" table:formula="oooc:=IF([.C2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4CBI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PC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TABI" table:formula="oooc:=IF([.C2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4C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MRC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TABI" table:formula="oooc:=IF([.C2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4C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ETC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TABI" table:formula="oooc:=IF([.C2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4C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3UC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TABI" table:formula="oooc:=IF([.C3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4C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UWC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TABI" table:formula="oooc:=IF([.C3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4C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MYC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TABI" table:formula="oooc:=IF([.C3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4C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E1C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TABI" table:formula="oooc:=IF([.C3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4C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  <table:table-row table:style-name="ro12" table:number-rows-repeated="65535">
          <table:table-cell table:number-columns-repeated="256"/>
        </table:table-row>
      </table:table>
      <table:table table:name="Application" table:style-name="ID0E4CFM">
        <table:table-column table:style-name="ID0EK4CM" table:default-cell-style-name="ID0EQ3BI"/>
        <table:table-column table:style-name="ID0ER4CM" table:default-cell-style-name="ID0EQ3BI"/>
        <table:table-column table:style-name="ID0EY4CM" table:default-cell-style-name="ID0EQ3BI"/>
        <table:table-column table:style-name="ID0E64CM" table:number-columns-repeated="2" table:default-cell-style-name="ID0EQ3BI"/>
        <table:table-column table:style-name="ID0EG5CM" table:number-columns-repeated="4" table:default-cell-style-name="ID0EQ3BI"/>
        <table:table-column table:style-name="ID0EN5CM" table:number-columns-repeated="247" table:default-cell-style-name="ID0EQ3BI"/>
        <table:table-column table:style-name="ID0EU5CM" table:default-cell-style-name="ID0EQ3BI"/>
        <table:table-row xmlns:xdr="http://schemas.openxmlformats.org/drawingml/2006/spreadsheetDrawing" table:style-name="ID0E35CM">
          <table:table-cell table:style-name="ID0EQ3BI" office:value-type="string">
            <text:p>class name</text:p>
          </table:table-cell>
          <table:table-cell table:number-columns-repeated="3"/>
          <table:table-cell table:style-name="ID0ETABI"/>
          <table:table-cell table:style-name="ID0ETABI" office:value-type="string">
            <text:p>field definitions</text:p>
          </table:table-cell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IADM">
          <table:table-cell table:style-name="ID0EQ3BI" office:value-type="string">
            <text:p>Application</text:p>
          </table:table-cell>
          <table:table-cell table:number-columns-repeated="2"/>
          <table:table-cell table:style-name="ID0EQ3BI" office:value-type="string">
            <text:p>type</text:p>
          </table:table-cell>
          <table:table-cell table:style-name="ID0ETABI"/>
          <table:table-cell table:style-name="ID0ETABI" office:value-type="string">
            <text:p>comment part</text:p>
          </table:table-cell>
          <table:table-cell table:style-name="ID0ETABI" office:value-type="string">
            <text:p>json annotation</text:p>
          </table:table-cell>
          <table:table-cell table:style-name="ID0ETA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style-name="ID0ETABI"/>
          <table:table-cell table:style-name="ID0ETABI" table:formula="oooc:=CONCATENATE([.A2];&quot;({&quot;)" office:value-type="string">
            <text:p>Application({</text:p>
          </table:table-cell>
          <table:table-cell table:number-columns-repeated="245"/>
        </table:table-row>
        <table:table-row xmlns:xdr="http://schemas.openxmlformats.org/drawingml/2006/spreadsheetDrawing" table:style-name="ID0EBCDM">
          <table:table-cell table:style-name="ID0EQ3BI" office:value-type="string">
            <text:p>name</text:p>
          </table:table-cell>
          <table:table-cell table:style-name="ID0EQ3BI" office:value-type="string">
            <text:p>Name of the app</text:p>
          </table:table-cell>
          <table:table-cell table:style-name="ID0EQ3BI" office:value-type="string">
            <text:p>no</text:p>
          </table:table-cell>
          <table:table-cell table:style-name="ID0EQ3BI" office:value-type="string">
            <text:p>String</text:p>
          </table:table-cell>
          <table:table-cell table:style-name="ID0EXBBI"/>
          <table:table-cell table:style-name="ID0ETABI" table:formula="oooc:=CONCATENATE(&quot;/// &quot;;IF([.C3]=&quot;no&quot;;&quot;(required)&quot;;&quot;(optional)&quot;);&quot; &quot;;[.B3])" office:value-type="string">
            <text:p>/// (required) Name of the app</text:p>
          </table:table-cell>
          <table:table-cell table:style-name="ID0ETABI" table:formula="oooc:=IF([.C3]=&quot;no&quot;;&quot;&quot;;&quot;@JsonKey(includeIfNull: false)&quot;)" office:value-type="string">
            <text:p/>
          </table:table-cell>
          <table:table-cell table:style-name="ID0ETABI" table:formula="oooc:=CONCATENATE(IF([.C3]=&quot;no&quot;;&quot;final&quot;;&quot;     &quot;);&quot; &quot;;[.D3];&quot; &quot;;[.A3];&quot;;&quot;)" office:value-type="string">
            <text:p>final String name,</text:p>
          </table:table-cell>
          <table:table-cell table:style-name="ID0E4CBI" table:formula="oooc:=CONCATENATE([.F3];CHAR(10);IF([.G3]=&quot;&quot;;&quot;&quot;;CONCATENATE([.G3];CHAR(10)));[.H3])" office:value-type="string">
            <text:p>/// (required) Name of the app
final String name,</text:p>
          </table:table-cell>
          <table:table-cell table:style-name="ID0ETABI"/>
          <table:table-cell table:style-name="ID0ETABI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KEDM">
          <table:table-cell table:style-name="ID0EQ3BI" office:value-type="string">
            <text:p>website</text:p>
          </table:table-cell>
          <table:table-cell table:style-name="ID0EQ3BI" office:value-type="string">
            <text:p>Homepage URL of the app</text:p>
          </table:table-cell>
          <table:table-cell table:style-name="ID0EQ3BI" office:value-type="string">
            <text:p>yes</text:p>
          </table:table-cell>
          <table:table-cell table:style-name="ID0EQ3BI" office:value-type="string">
            <text:p>Uri</text:p>
          </table:table-cell>
          <table:table-cell table:style-name="ID0EXBBI"/>
          <table:table-cell table:style-name="ID0ETABI" table:formula="oooc:=CONCATENATE(&quot;/// &quot;;IF([.C4]=&quot;no&quot;;&quot;(required)&quot;;&quot;(optional)&quot;);&quot; &quot;;[.B4])" office:value-type="string">
            <text:p>/// (optional) Homepage URL of the app</text:p>
          </table:table-cell>
          <table:table-cell table:style-name="ID0ETABI" table:formula="oooc:=IF([.C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4]=&quot;no&quot;;&quot;final&quot;;&quot;     &quot;);&quot; &quot;;[.D4];&quot; &quot;;[.A4];&quot;;&quot;)" office:value-type="string">
            <text:p>      Uri website,</text:p>
          </table:table-cell>
          <table:table-cell table:style-name="ID0E4CBI" table:formula="oooc:=CONCATENATE([.F4];CHAR(10);IF([.G4]=&quot;&quot;;&quot;&quot;;CONCATENATE([.G4];CHAR(10)));[.H4])" office:value-type="string">
            <text:p>/// (optional) Homepage URL of the app
@JsonKey(includeIfNull: false)
      Uri website,</text:p>
          </table:table-cell>
          <table:table-cell table:style-name="ID0ETABI"/>
          <table:table-cell table:style-name="ID0ETABI" table:formula="oooc:=CONCATENATE(&quot;this.&quot;;[.A4];IF([.C4]=&quot;no&quot;;&quot;&quot;;&quot; = null&quot;);&quot;;&quot;)" office:value-type="string">
            <text:p>this.website = null,</text:p>
          </table:table-cell>
          <table:table-cell table:number-columns-repeated="245"/>
        </table:table-row>
        <table:table-row xmlns:xdr="http://schemas.openxmlformats.org/drawingml/2006/spreadsheetDrawing" table:style-name="ID0EUGDM">
          <table:table-cell table:number-columns-repeated="4"/>
          <table:table-cell table:style-name="ID0EXBBI"/>
          <table:table-cell table:style-name="ID0ETABI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TABI" table:formula="oooc:=IF([.C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5]=&quot;no&quot;;&quot;final&quot;;&quot;     &quot;);&quot; &quot;;[.D5];&quot; &quot;;[.A5];&quot;;&quot;)" office:value-type="string">
            <text:p>       ,</text:p>
          </table:table-cell>
          <table:table-cell table:style-name="ID0E4CBI" table:formula="oooc:=CONCATENATE([.F5];CHAR(10);IF([.G5]=&quot;&quot;;&quot;&quot;;CONCATENATE([.G5];CHAR(10)));[.H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IDM">
          <table:table-cell table:style-name="ID0ED3BI"/>
          <table:table-cell table:style-name="ID0ED3BI"/>
          <table:table-cell table:style-name="ID0ED3BI"/>
          <table:table-cell table:style-name="ID0EXBBI"/>
          <table:table-cell table:style-name="ID0EXBBI"/>
          <table:table-cell table:style-name="ID0ETABI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TABI" table:formula="oooc:=IF([.C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6]=&quot;no&quot;;&quot;final&quot;;&quot;     &quot;);&quot; &quot;;[.D6];&quot; &quot;;[.A6];&quot;;&quot;)" office:value-type="string">
            <text:p>       ,</text:p>
          </table:table-cell>
          <table:table-cell table:style-name="ID0E4CBI" table:formula="oooc:=CONCATENATE([.F6];CHAR(10);IF([.G6]=&quot;&quot;;&quot;&quot;;CONCATENATE([.G6];CHAR(10)));[.H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K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TABI" table:formula="oooc:=IF([.C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7]=&quot;no&quot;;&quot;final&quot;;&quot;     &quot;);&quot; &quot;;[.D7];&quot; &quot;;[.A7];&quot;;&quot;)" office:value-type="string">
            <text:p>       ,</text:p>
          </table:table-cell>
          <table:table-cell table:style-name="ID0E4CBI" table:formula="oooc:=CONCATENATE([.F7];CHAR(10);IF([.G7]=&quot;&quot;;&quot;&quot;;CONCATENATE([.G7];CHAR(10)));[.H7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M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TABI" table:formula="oooc:=IF([.C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8]=&quot;no&quot;;&quot;final&quot;;&quot;     &quot;);&quot; &quot;;[.D8];&quot; &quot;;[.A8];&quot;;&quot;)" office:value-type="string">
            <text:p>       ,</text:p>
          </table:table-cell>
          <table:table-cell table:style-name="ID0E4CBI" table:formula="oooc:=CONCATENATE([.F8];CHAR(10);IF([.G8]=&quot;&quot;;&quot;&quot;;CONCATENATE([.G8];CHAR(10)));[.H8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O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TABI" table:formula="oooc:=IF([.C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9]=&quot;no&quot;;&quot;final&quot;;&quot;     &quot;);&quot; &quot;;[.D9];&quot; &quot;;[.A9];&quot;;&quot;)" office:value-type="string">
            <text:p>       ,</text:p>
          </table:table-cell>
          <table:table-cell table:style-name="ID0E4CBI" table:formula="oooc:=CONCATENATE([.F9];CHAR(10);IF([.G9]=&quot;&quot;;&quot;&quot;;CONCATENATE([.G9];CHAR(10)));[.H9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Q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TABI" table:formula="oooc:=IF([.C1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0]=&quot;no&quot;;&quot;final&quot;;&quot;     &quot;);&quot; &quot;;[.D10];&quot; &quot;;[.A10];&quot;;&quot;)" office:value-type="string">
            <text:p>       ,</text:p>
          </table:table-cell>
          <table:table-cell table:style-name="ID0E4CBI" table:formula="oooc:=CONCATENATE([.F10];CHAR(10);IF([.G10]=&quot;&quot;;&quot;&quot;;CONCATENATE([.G10];CHAR(10)));[.H10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S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TABI" table:formula="oooc:=IF([.C1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1]=&quot;no&quot;;&quot;final&quot;;&quot;     &quot;);&quot; &quot;;[.D11];&quot; &quot;;[.A11];&quot;;&quot;)" office:value-type="string">
            <text:p>       ,</text:p>
          </table:table-cell>
          <table:table-cell table:style-name="ID0E4CBI" table:formula="oooc:=CONCATENATE([.F11];CHAR(10);IF([.G11]=&quot;&quot;;&quot;&quot;;CONCATENATE([.G11];CHAR(10)));[.H1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U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TABI" table:formula="oooc:=IF([.C1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2]=&quot;no&quot;;&quot;final&quot;;&quot;     &quot;);&quot; &quot;;[.D12];&quot; &quot;;[.A12];&quot;;&quot;)" office:value-type="string">
            <text:p>       ,</text:p>
          </table:table-cell>
          <table:table-cell table:style-name="ID0E4CBI" table:formula="oooc:=CONCATENATE([.F12];CHAR(10);IF([.G12]=&quot;&quot;;&quot;&quot;;CONCATENATE([.G12];CHAR(10)));[.H1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W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TABI" table:formula="oooc:=IF([.C1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3]=&quot;no&quot;;&quot;final&quot;;&quot;     &quot;);&quot; &quot;;[.D13];&quot; &quot;;[.A13];&quot;;&quot;)" office:value-type="string">
            <text:p>       ,</text:p>
          </table:table-cell>
          <table:table-cell table:style-name="ID0E4CBI" table:formula="oooc:=CONCATENATE([.F13];CHAR(10);IF([.G13]=&quot;&quot;;&quot;&quot;;CONCATENATE([.G13];CHAR(10)));[.H1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Y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TABI" table:formula="oooc:=IF([.C1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4]=&quot;no&quot;;&quot;final&quot;;&quot;     &quot;);&quot; &quot;;[.D14];&quot; &quot;;[.A14];&quot;;&quot;)" office:value-type="string">
            <text:p>       ,</text:p>
          </table:table-cell>
          <table:table-cell table:style-name="ID0E4CBI" table:formula="oooc:=CONCATENATE([.F14];CHAR(10);IF([.G14]=&quot;&quot;;&quot;&quot;;CONCATENATE([.G14];CHAR(10)));[.H1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2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TABI" table:formula="oooc:=IF([.C1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5]=&quot;no&quot;;&quot;final&quot;;&quot;     &quot;);&quot; &quot;;[.D15];&quot; &quot;;[.A15];&quot;;&quot;)" office:value-type="string">
            <text:p>       ,</text:p>
          </table:table-cell>
          <table:table-cell table:style-name="ID0E4CBI" table:formula="oooc:=CONCATENATE([.F15];CHAR(10);IF([.G15]=&quot;&quot;;&quot;&quot;;CONCATENATE([.G15];CHAR(10)));[.H1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4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TABI" table:formula="oooc:=IF([.C1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6]=&quot;no&quot;;&quot;final&quot;;&quot;     &quot;);&quot; &quot;;[.D16];&quot; &quot;;[.A16];&quot;;&quot;)" office:value-type="string">
            <text:p>       ,</text:p>
          </table:table-cell>
          <table:table-cell table:style-name="ID0E4CBI" table:formula="oooc:=CONCATENATE([.F16];CHAR(10);IF([.G16]=&quot;&quot;;&quot;&quot;;CONCATENATE([.G16];CHAR(10)));[.H1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6D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TABI" table:formula="oooc:=IF([.C1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7]=&quot;no&quot;;&quot;final&quot;;&quot;     &quot;);&quot; &quot;;[.D17];&quot; &quot;;[.A17];&quot;;&quot;)" office:value-type="string">
            <text:p>       ,</text:p>
          </table:table-cell>
          <table:table-cell table:style-name="ID0E4CBI" table:formula="oooc:=CONCATENATE([.F17];CHAR(10);IF([.G17]=&quot;&quot;;&quot;&quot;;CONCATENATE([.G17];CHAR(10)));[.H17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B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TABI" table:formula="oooc:=IF([.C1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8]=&quot;no&quot;;&quot;final&quot;;&quot;     &quot;);&quot; &quot;;[.D18];&quot; &quot;;[.A18];&quot;;&quot;)" office:value-type="string">
            <text:p>       ,</text:p>
          </table:table-cell>
          <table:table-cell table:style-name="ID0E4CBI" table:formula="oooc:=CONCATENATE([.F18];CHAR(10);IF([.G18]=&quot;&quot;;&quot;&quot;;CONCATENATE([.G18];CHAR(10)));[.H18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D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TABI" table:formula="oooc:=IF([.C1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4CBI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F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TABI" table:formula="oooc:=IF([.C2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4CBI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H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TABI" table:formula="oooc:=IF([.C2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4CBI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J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TABI" table:formula="oooc:=IF([.C2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4CBI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L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TABI" table:formula="oooc:=IF([.C2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4CBI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N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TABI" table:formula="oooc:=IF([.C2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4CBI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Q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TABI" table:formula="oooc:=IF([.C2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4CBI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SEM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TABI" table:formula="oooc:=IF([.C2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4CBI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UE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TABI" table:formula="oooc:=IF([.C2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4C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5VE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TABI" table:formula="oooc:=IF([.C2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4C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WXE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TABI" table:formula="oooc:=IF([.C2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4C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OZE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TABI" table:formula="oooc:=IF([.C3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4C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G2E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TABI" table:formula="oooc:=IF([.C3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4C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53E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TABI" table:formula="oooc:=IF([.C3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4C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W5EM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TABI" table:formula="oooc:=IF([.C3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4C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  <table:table-row table:style-name="ro13" table:number-rows-repeated="65535">
          <table:table-cell table:number-columns-repeated="256"/>
        </table:table-row>
      </table:table>
      <table:table table:name="Attachment" table:style-name="ID0ECDFM">
        <table:table-column table:style-name="ID0EIGAC" table:default-cell-style-name="ID0EQ3BI"/>
        <table:table-column table:style-name="ID0EPGAC" table:default-cell-style-name="ID0EQ3BI"/>
        <table:table-column table:style-name="ID0EWGAC" table:default-cell-style-name="ID0EQ3BI"/>
        <table:table-column table:style-name="ID0E4GAC" table:number-columns-repeated="2" table:default-cell-style-name="ID0EQ3BI"/>
        <table:table-column table:style-name="ID0EEHAC" table:number-columns-repeated="4" table:default-cell-style-name="ID0EQ3BI"/>
        <table:table-column table:style-name="ID0ELHAC" table:number-columns-repeated="247" table:default-cell-style-name="ID0EQ3BI"/>
        <table:table-column table:style-name="ID0ESHAC" table:default-cell-style-name="ID0EQ3BI"/>
        <table:table-row xmlns:xdr="http://schemas.openxmlformats.org/drawingml/2006/spreadsheetDrawing" table:style-name="ID0E1HAC">
          <table:table-cell table:style-name="ID0EQ3BI" office:value-type="string">
            <text:p>class name</text:p>
          </table:table-cell>
          <table:table-cell table:number-columns-repeated="3"/>
          <table:table-cell table:style-name="ID0ETABI"/>
          <table:table-cell table:style-name="ID0ETABI" office:value-type="string">
            <text:p>field definitions</text:p>
          </table:table-cell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GJAC">
          <table:table-cell table:style-name="ID0EQ3BI" office:value-type="string">
            <text:p>Attachment</text:p>
          </table:table-cell>
          <table:table-cell table:number-columns-repeated="2"/>
          <table:table-cell table:style-name="ID0EQ3BI" office:value-type="string">
            <text:p>type</text:p>
          </table:table-cell>
          <table:table-cell table:style-name="ID0ETABI"/>
          <table:table-cell table:style-name="ID0ETABI" office:value-type="string">
            <text:p>comment part</text:p>
          </table:table-cell>
          <table:table-cell table:style-name="ID0ETABI" office:value-type="string">
            <text:p>json annotation</text:p>
          </table:table-cell>
          <table:table-cell table:style-name="ID0ETA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style-name="ID0ETABI"/>
          <table:table-cell table:style-name="ID0ETABI" table:formula="oooc:=CONCATENATE([.A2];&quot;({&quot;)" office:value-type="string">
            <text:p>Attachment({</text:p>
          </table:table-cell>
          <table:table-cell table:number-columns-repeated="245"/>
        </table:table-row>
        <table:table-row xmlns:xdr="http://schemas.openxmlformats.org/drawingml/2006/spreadsheetDrawing" table:style-name="ID0E6KAC">
          <table:table-cell table:style-name="ID0EQ3BI" office:value-type="string">
            <text:p>id</text:p>
          </table:table-cell>
          <table:table-cell table:style-name="ID0EQ3BI" office:value-type="string">
            <text:p>ID of the attachment</text:p>
          </table:table-cell>
          <table:table-cell table:style-name="ID0EQ3BI" office:value-type="string">
            <text:p>no</text:p>
          </table:table-cell>
          <table:table-cell table:style-name="ID0EQ3BI" office:value-type="string">
            <text:p>String</text:p>
          </table:table-cell>
          <table:table-cell table:style-name="ID0EXBBI"/>
          <table:table-cell table:style-name="ID0ETABI" table:formula="oooc:=CONCATENATE(&quot;/// &quot;;IF([.C3]=&quot;no&quot;;&quot;(required)&quot;;&quot;(optional)&quot;);&quot; &quot;;[.B3])" office:value-type="string">
            <text:p>/// (required) ID of the attachment</text:p>
          </table:table-cell>
          <table:table-cell table:style-name="ID0ETABI" table:formula="oooc:=IF([.C3]=&quot;no&quot;;&quot;&quot;;&quot;@JsonKey(includeIfNull: false)&quot;)" office:value-type="string">
            <text:p/>
          </table:table-cell>
          <table:table-cell table:style-name="ID0ETABI" table:formula="oooc:=CONCATENATE(IF([.C3]=&quot;no&quot;;&quot;final&quot;;&quot;     &quot;);&quot; &quot;;[.D3];&quot; &quot;;[.A3];&quot;;&quot;)" office:value-type="string">
            <text:p>final String id,</text:p>
          </table:table-cell>
          <table:table-cell table:style-name="ID0E4CBI" table:formula="oooc:=CONCATENATE([.F3];CHAR(10);IF([.G3]=&quot;&quot;;&quot;&quot;;CONCATENATE([.G3];CHAR(10)));[.H3])" office:value-type="string">
            <text:p>/// (required) ID of the attachment
final String id,</text:p>
          </table:table-cell>
          <table:table-cell table:style-name="ID0ETABI"/>
          <table:table-cell table:style-name="ID0ETABI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INAC">
          <table:table-cell table:style-name="ID0EQ3BI" office:value-type="string">
            <text:p>type</text:p>
          </table:table-cell>
          <table:table-cell table:style-name="ID0EQ3BI" office:value-type="string">
            <text:p>One of: "image", "video", "gifv", "unknown"</text:p>
          </table:table-cell>
          <table:table-cell table:style-name="ID0EQ3BI" office:value-type="string">
            <text:p>no</text:p>
          </table:table-cell>
          <table:table-cell table:style-name="ID0EQ3BI" office:value-type="string">
            <text:p>String</text:p>
          </table:table-cell>
          <table:table-cell table:style-name="ID0EXBBI"/>
          <table:table-cell table:style-name="ID0ETABI" table:formula="oooc:=CONCATENATE(&quot;/// &quot;;IF([.C4]=&quot;no&quot;;&quot;(required)&quot;;&quot;(optional)&quot;);&quot; &quot;;[.B4])" office:value-type="string">
            <text:p>/// (required) One of: "image", "video", "gifv", "unknown"</text:p>
          </table:table-cell>
          <table:table-cell table:style-name="ID0ETABI" table:formula="oooc:=IF([.C4]=&quot;no&quot;;&quot;&quot;;&quot;@JsonKey(includeIfNull: false)&quot;)" office:value-type="string">
            <text:p/>
          </table:table-cell>
          <table:table-cell table:style-name="ID0ETABI" table:formula="oooc:=CONCATENATE(IF([.C4]=&quot;no&quot;;&quot;final&quot;;&quot;     &quot;);&quot; &quot;;[.D4];&quot; &quot;;[.A4];&quot;;&quot;)" office:value-type="string">
            <text:p>final String type,</text:p>
          </table:table-cell>
          <table:table-cell table:style-name="ID0E4CBI" table:formula="oooc:=CONCATENATE([.F4];CHAR(10);IF([.G4]=&quot;&quot;;&quot;&quot;;CONCATENATE([.G4];CHAR(10)));[.H4])" office:value-type="string">
            <text:p>/// (required) One of: "image", "video", "gifv", "unknown"
final String type,</text:p>
          </table:table-cell>
          <table:table-cell table:style-name="ID0ETABI"/>
          <table:table-cell table:style-name="ID0ETABI" table:formula="oooc:=CONCATENATE(&quot;this.&quot;;[.A4];IF([.C4]=&quot;no&quot;;&quot;&quot;;&quot; = null&quot;);&quot;;&quot;)" office:value-type="string">
            <text:p>this.type,</text:p>
          </table:table-cell>
          <table:table-cell table:number-columns-repeated="245"/>
        </table:table-row>
        <table:table-row xmlns:xdr="http://schemas.openxmlformats.org/drawingml/2006/spreadsheetDrawing" table:style-name="ID0ERPAC">
          <table:table-cell table:style-name="ID0EQ3BI" office:value-type="string">
            <text:p>url</text:p>
          </table:table-cell>
          <table:table-cell table:style-name="ID0EQ3BI" office:value-type="string">
            <text:p>URL of the locally hosted version of the image</text:p>
          </table:table-cell>
          <table:table-cell table:style-name="ID0EQ3BI" office:value-type="string">
            <text:p>no</text:p>
          </table:table-cell>
          <table:table-cell table:style-name="ID0EQ3BI" office:value-type="string">
            <text:p>Uri</text:p>
          </table:table-cell>
          <table:table-cell table:style-name="ID0EXBBI"/>
          <table:table-cell table:style-name="ID0ETABI" table:formula="oooc:=CONCATENATE(&quot;/// &quot;;IF([.C5]=&quot;no&quot;;&quot;(required)&quot;;&quot;(optional)&quot;);&quot; &quot;;[.B5])" office:value-type="string">
            <text:p>/// (required) URL of the locally hosted version of the image</text:p>
          </table:table-cell>
          <table:table-cell table:style-name="ID0ETABI" table:formula="oooc:=IF([.C5]=&quot;no&quot;;&quot;&quot;;&quot;@JsonKey(includeIfNull: false)&quot;)" office:value-type="string">
            <text:p/>
          </table:table-cell>
          <table:table-cell table:style-name="ID0ETABI" table:formula="oooc:=CONCATENATE(IF([.C5]=&quot;no&quot;;&quot;final&quot;;&quot;     &quot;);&quot; &quot;;[.D5];&quot; &quot;;[.A5];&quot;;&quot;)" office:value-type="string">
            <text:p>final Uri url,</text:p>
          </table:table-cell>
          <table:table-cell table:style-name="ID0E4CBI" table:formula="oooc:=CONCATENATE([.F5];CHAR(10);IF([.G5]=&quot;&quot;;&quot;&quot;;CONCATENATE([.G5];CHAR(10)));[.H5])" office:value-type="string">
            <text:p>/// (required) URL of the locally hosted version of the image
final Uri url,</text:p>
          </table:table-cell>
          <table:table-cell table:style-name="ID0ETABI"/>
          <table:table-cell table:style-name="ID0ETABI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2BAE">
          <table:table-cell table:style-name="ID0EQ3BI" office:value-type="string">
            <text:p>remote_url</text:p>
          </table:table-cell>
          <table:table-cell table:style-name="ID0EQ3BI" office:value-type="string">
            <text:p>For remote images, the remote URL of the original image</text:p>
          </table:table-cell>
          <table:table-cell table:style-name="ID0EQ3BI" office:value-type="string">
            <text:p>yes</text:p>
          </table:table-cell>
          <table:table-cell table:style-name="ID0EQ3BI" office:value-type="string">
            <text:p>Uri</text:p>
          </table:table-cell>
          <table:table-cell table:style-name="ID0EXBBI"/>
          <table:table-cell table:style-name="ID0ETABI" table:formula="oooc:=CONCATENATE(&quot;/// &quot;;IF([.C6]=&quot;no&quot;;&quot;(required)&quot;;&quot;(optional)&quot;);&quot; &quot;;[.B6])" office:value-type="string">
            <text:p>/// (optional) For remote images, the remote URL of the original image</text:p>
          </table:table-cell>
          <table:table-cell table:style-name="ID0ETABI" table:formula="oooc:=IF([.C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6]=&quot;no&quot;;&quot;final&quot;;&quot;     &quot;);&quot; &quot;;[.D6];&quot; &quot;;[.A6];&quot;;&quot;)" office:value-type="string">
            <text:p>      Uri remote_url,</text:p>
          </table:table-cell>
          <table:table-cell table:style-name="ID0E4CBI" table:formula="oooc:=CONCATENATE([.F6];CHAR(10);IF([.G6]=&quot;&quot;;&quot;&quot;;CONCATENATE([.G6];CHAR(10)));[.H6])" office:value-type="string">
            <text:p>/// (optional) For remote images, the remote URL of the original image
@JsonKey(includeIfNull: false)
      Uri remote_url,</text:p>
          </table:table-cell>
          <table:table-cell table:style-name="ID0ETABI"/>
          <table:table-cell table:style-name="ID0ETABI" table:formula="oooc:=CONCATENATE(&quot;this.&quot;;[.A6];IF([.C6]=&quot;no&quot;;&quot;&quot;;&quot; = null&quot;);&quot;;&quot;)" office:value-type="string">
            <text:p>this.remote_url = null,</text:p>
          </table:table-cell>
          <table:table-cell table:number-columns-repeated="245"/>
        </table:table-row>
        <table:table-row xmlns:xdr="http://schemas.openxmlformats.org/drawingml/2006/spreadsheetDrawing" table:style-name="ID0EFEAE">
          <table:table-cell table:style-name="ID0EQ3BI" office:value-type="string">
            <text:p>preview_url</text:p>
          </table:table-cell>
          <table:table-cell table:style-name="ID0EQ3BI" office:value-type="string">
            <text:p>URL of the preview image</text:p>
          </table:table-cell>
          <table:table-cell table:style-name="ID0EQ3BI" office:value-type="string">
            <text:p>no</text:p>
          </table:table-cell>
          <table:table-cell table:style-name="ID0EQ3BI" office:value-type="string">
            <text:p>Uri</text:p>
          </table:table-cell>
          <table:table-cell table:style-name="ID0EXBBI"/>
          <table:table-cell table:style-name="ID0ETABI" table:formula="oooc:=CONCATENATE(&quot;/// &quot;;IF([.C7]=&quot;no&quot;;&quot;(required)&quot;;&quot;(optional)&quot;);&quot; &quot;;[.B7])" office:value-type="string">
            <text:p>/// (required) URL of the preview image</text:p>
          </table:table-cell>
          <table:table-cell table:style-name="ID0ETABI" table:formula="oooc:=IF([.C7]=&quot;no&quot;;&quot;&quot;;&quot;@JsonKey(includeIfNull: false)&quot;)" office:value-type="string">
            <text:p/>
          </table:table-cell>
          <table:table-cell table:style-name="ID0ETABI" table:formula="oooc:=CONCATENATE(IF([.C7]=&quot;no&quot;;&quot;final&quot;;&quot;     &quot;);&quot; &quot;;[.D7];&quot; &quot;;[.A7];&quot;;&quot;)" office:value-type="string">
            <text:p>final Uri preview_url,</text:p>
          </table:table-cell>
          <table:table-cell table:style-name="ID0E4CBI" table:formula="oooc:=CONCATENATE([.F7];CHAR(10);IF([.G7]=&quot;&quot;;&quot;&quot;;CONCATENATE([.G7];CHAR(10)));[.H7])" office:value-type="string">
            <text:p>/// (required) URL of the preview image
final Uri preview_url,</text:p>
          </table:table-cell>
          <table:table-cell table:style-name="ID0ETABI"/>
          <table:table-cell table:style-name="ID0ETABI" table:formula="oooc:=CONCATENATE(&quot;this.&quot;;[.A7];IF([.C7]=&quot;no&quot;;&quot;&quot;;&quot; = null&quot;);&quot;;&quot;)" office:value-type="string">
            <text:p>this.preview_url,</text:p>
          </table:table-cell>
          <table:table-cell table:number-columns-repeated="245"/>
        </table:table-row>
        <table:table-row xmlns:xdr="http://schemas.openxmlformats.org/drawingml/2006/spreadsheetDrawing" table:style-name="ID0EOGAE">
          <table:table-cell table:style-name="ID0EQ3BI" office:value-type="string">
            <text:p>text_url</text:p>
          </table:table-cell>
          <table:table-cell table:style-name="ID0EQ3BI" office:value-type="string">
            <text:p>Shorter URL for the image, for insertion into text (only present on local images)</text:p>
          </table:table-cell>
          <table:table-cell table:style-name="ID0EQ3BI" office:value-type="string">
            <text:p>yes</text:p>
          </table:table-cell>
          <table:table-cell table:style-name="ID0EQ3BI" office:value-type="string">
            <text:p>Uri</text:p>
          </table:table-cell>
          <table:table-cell table:style-name="ID0EXBBI"/>
          <table:table-cell table:style-name="ID0ETABI" table:formula="oooc:=CONCATENATE(&quot;/// &quot;;IF([.C8]=&quot;no&quot;;&quot;(required)&quot;;&quot;(optional)&quot;);&quot; &quot;;[.B8])" office:value-type="string">
            <text:p>/// (optional) Shorter URL for the image, for insertion into text (only present on local images)</text:p>
          </table:table-cell>
          <table:table-cell table:style-name="ID0ETABI" table:formula="oooc:=IF([.C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8]=&quot;no&quot;;&quot;final&quot;;&quot;     &quot;);&quot; &quot;;[.D8];&quot; &quot;;[.A8];&quot;;&quot;)" office:value-type="string">
            <text:p>      Uri text_url,</text:p>
          </table:table-cell>
          <table:table-cell table:style-name="ID0E4CBI" table:formula="oooc:=CONCATENATE([.F8];CHAR(10);IF([.G8]=&quot;&quot;;&quot;&quot;;CONCATENATE([.G8];CHAR(10)));[.H8])" office:value-type="string">
            <text:p>/// (optional) Shorter URL for the image, for insertion into text (only present on local images)
@JsonKey(includeIfNull: false)
      Uri text_url,</text:p>
          </table:table-cell>
          <table:table-cell table:style-name="ID0ETABI"/>
          <table:table-cell table:style-name="ID0ETABI" table:formula="oooc:=CONCATENATE(&quot;this.&quot;;[.A8];IF([.C8]=&quot;no&quot;;&quot;&quot;;&quot; = null&quot;);&quot;;&quot;)" office:value-type="string">
            <text:p>this.text_url = null,</text:p>
          </table:table-cell>
          <table:table-cell table:number-columns-repeated="245"/>
        </table:table-row>
        <table:table-row xmlns:xdr="http://schemas.openxmlformats.org/drawingml/2006/spreadsheetDrawing" table:style-name="ID0EYIAE">
          <table:table-cell table:style-name="ID0EQ3BI" office:value-type="string">
            <text:p>meta</text:p>
          </table:table-cell>
          <table:table-cell table:style-name="ID0EQ3BI" office:value-type="string">
            <text:p>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</text:p>
          </table:table-cell>
          <table:table-cell table:style-name="ID0EQ3BI" office:value-type="string">
            <text:p>yes</text:p>
          </table:table-cell>
          <table:table-cell table:style-name="ID0EQ3BI" office:value-type="string">
            <text:p>dynamic</text:p>
          </table:table-cell>
          <table:table-cell table:style-name="ID0EXBBI"/>
          <table:table-cell table:style-name="ID0ETABI" table:formula="oooc:=CONCATENATE(&quot;/// &quot;;IF([.C9]=&quot;no&quot;;&quot;(required)&quot;;&quot;(optional)&quot;);&quot; &quot;;[.B9])" office:value-type="string">
            <text:p>/// (optional) 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</text:p>
          </table:table-cell>
          <table:table-cell table:style-name="ID0ETABI" table:formula="oooc:=IF([.C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9]=&quot;no&quot;;&quot;final&quot;;&quot;     &quot;);&quot; &quot;;[.D9];&quot; &quot;;[.A9];&quot;;&quot;)" office:value-type="string">
            <text:p>      dynamic meta,</text:p>
          </table:table-cell>
          <table:table-cell table:style-name="ID0E4CBI" table:formula="oooc:=CONCATENATE([.F9];CHAR(10);IF([.G9]=&quot;&quot;;&quot;&quot;;CONCATENATE([.G9];CHAR(10)));[.H9])" office:value-type="string">
            <text:p>/// (optional) 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

Note: When the type is "unknown", it is likely only remote_url is available and local url is missing
@JsonKey(includeIfNull: false)
      dynamic meta,</text:p>
          </table:table-cell>
          <table:table-cell table:style-name="ID0ETABI"/>
          <table:table-cell table:style-name="ID0ETABI" table:formula="oooc:=CONCATENATE(&quot;this.&quot;;[.A9];IF([.C9]=&quot;no&quot;;&quot;&quot;;&quot; = null&quot;);&quot;;&quot;)" office:value-type="string">
            <text:p>this.meta = null,</text:p>
          </table:table-cell>
          <table:table-cell table:number-columns-repeated="245"/>
        </table:table-row>
        <table:table-row xmlns:xdr="http://schemas.openxmlformats.org/drawingml/2006/spreadsheetDrawing" table:style-name="ID0ECLAE">
          <table:table-cell table:style-name="ID0EQ3BI" office:value-type="string">
            <text:p>description</text:p>
          </table:table-cell>
          <table:table-cell table:style-name="ID0EQ3BI" office:value-type="string">
            <text:p>A description of the image for the visually impaired (maximum 420 characters), or</text:p>
          </table:table-cell>
          <table:table-cell table:style-name="ID0EQ3BI" office:value-type="string">
            <text:p>yes</text:p>
          </table:table-cell>
          <table:table-cell table:style-name="ID0EQ3BI" office:value-type="string">
            <text:p>String</text:p>
          </table:table-cell>
          <table:table-cell table:style-name="ID0EXBBI"/>
          <table:table-cell table:style-name="ID0ETABI" table:formula="oooc:=CONCATENATE(&quot;/// &quot;;IF([.C10]=&quot;no&quot;;&quot;(required)&quot;;&quot;(optional)&quot;);&quot; &quot;;[.B10])" office:value-type="string">
            <text:p>/// (optional) A description of the image for the visually impaired (maximum 420 characters), or</text:p>
          </table:table-cell>
          <table:table-cell table:style-name="ID0ETABI" table:formula="oooc:=IF([.C1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0]=&quot;no&quot;;&quot;final&quot;;&quot;     &quot;);&quot; &quot;;[.D10];&quot; &quot;;[.A10];&quot;;&quot;)" office:value-type="string">
            <text:p>      String description,</text:p>
          </table:table-cell>
          <table:table-cell table:style-name="ID0E4CBI" table:formula="oooc:=CONCATENATE([.F10];CHAR(10);IF([.G10]=&quot;&quot;;&quot;&quot;;CONCATENATE([.G10];CHAR(10)));[.H10])" office:value-type="string">
            <text:p>/// (optional) A description of the image for the visually impaired (maximum 420 characters), or
@JsonKey(includeIfNull: false)
      String description,</text:p>
          </table:table-cell>
          <table:table-cell table:style-name="ID0ETABI"/>
          <table:table-cell table:style-name="ID0ETABI" table:formula="oooc:=CONCATENATE(&quot;this.&quot;;[.A10];IF([.C10]=&quot;no&quot;;&quot;&quot;;&quot; = null&quot;);&quot;;&quot;)" office:value-type="string">
            <text:p>this.description = null,</text:p>
          </table:table-cell>
          <table:table-cell table:number-columns-repeated="245"/>
        </table:table-row>
        <table:table-row xmlns:xdr="http://schemas.openxmlformats.org/drawingml/2006/spreadsheetDrawing" table:style-name="ID0EMN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TABI" table:formula="oooc:=IF([.C1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1]=&quot;no&quot;;&quot;final&quot;;&quot;     &quot;);&quot; &quot;;[.D11];&quot; &quot;;[.A11];&quot;;&quot;)" office:value-type="string">
            <text:p>       ,</text:p>
          </table:table-cell>
          <table:table-cell table:style-name="ID0E4CBI" table:formula="oooc:=CONCATENATE([.F11];CHAR(10);IF([.G11]=&quot;&quot;;&quot;&quot;;CONCATENATE([.G11];CHAR(10)));[.H1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P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TABI" table:formula="oooc:=IF([.C1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2]=&quot;no&quot;;&quot;final&quot;;&quot;     &quot;);&quot; &quot;;[.D12];&quot; &quot;;[.A12];&quot;;&quot;)" office:value-type="string">
            <text:p>       ,</text:p>
          </table:table-cell>
          <table:table-cell table:style-name="ID0E4CBI" table:formula="oooc:=CONCATENATE([.F12];CHAR(10);IF([.G12]=&quot;&quot;;&quot;&quot;;CONCATENATE([.G12];CHAR(10)));[.H1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R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TABI" table:formula="oooc:=IF([.C1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3]=&quot;no&quot;;&quot;final&quot;;&quot;     &quot;);&quot; &quot;;[.D13];&quot; &quot;;[.A13];&quot;;&quot;)" office:value-type="string">
            <text:p>       ,</text:p>
          </table:table-cell>
          <table:table-cell table:style-name="ID0E4CBI" table:formula="oooc:=CONCATENATE([.F13];CHAR(10);IF([.G13]=&quot;&quot;;&quot;&quot;;CONCATENATE([.G13];CHAR(10)));[.H1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T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TABI" table:formula="oooc:=IF([.C1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4]=&quot;no&quot;;&quot;final&quot;;&quot;     &quot;);&quot; &quot;;[.D14];&quot; &quot;;[.A14];&quot;;&quot;)" office:value-type="string">
            <text:p>       ,</text:p>
          </table:table-cell>
          <table:table-cell table:style-name="ID0E4CBI" table:formula="oooc:=CONCATENATE([.F14];CHAR(10);IF([.G14]=&quot;&quot;;&quot;&quot;;CONCATENATE([.G14];CHAR(10)));[.H1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V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TABI" table:formula="oooc:=IF([.C1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5]=&quot;no&quot;;&quot;final&quot;;&quot;     &quot;);&quot; &quot;;[.D15];&quot; &quot;;[.A15];&quot;;&quot;)" office:value-type="string">
            <text:p>       ,</text:p>
          </table:table-cell>
          <table:table-cell table:style-name="ID0E4CBI" table:formula="oooc:=CONCATENATE([.F15];CHAR(10);IF([.G15]=&quot;&quot;;&quot;&quot;;CONCATENATE([.G15];CHAR(10)));[.H1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X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TABI" table:formula="oooc:=IF([.C1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6]=&quot;no&quot;;&quot;final&quot;;&quot;     &quot;);&quot; &quot;;[.D16];&quot; &quot;;[.A16];&quot;;&quot;)" office:value-type="string">
            <text:p>       ,</text:p>
          </table:table-cell>
          <table:table-cell table:style-name="ID0E4CBI" table:formula="oooc:=CONCATENATE([.F16];CHAR(10);IF([.G16]=&quot;&quot;;&quot;&quot;;CONCATENATE([.G16];CHAR(10)));[.H1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Z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TABI" table:formula="oooc:=IF([.C1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7]=&quot;no&quot;;&quot;final&quot;;&quot;     &quot;);&quot; &quot;;[.D17];&quot; &quot;;[.A17];&quot;;&quot;)" office:value-type="string">
            <text:p>       ,</text:p>
          </table:table-cell>
          <table:table-cell table:style-name="ID0E4CBI" table:formula="oooc:=CONCATENATE([.F17];CHAR(10);IF([.G17]=&quot;&quot;;&quot;&quot;;CONCATENATE([.G17];CHAR(10)));[.H17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3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TABI" table:formula="oooc:=IF([.C1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8]=&quot;no&quot;;&quot;final&quot;;&quot;     &quot;);&quot; &quot;;[.D18];&quot; &quot;;[.A18];&quot;;&quot;)" office:value-type="string">
            <text:p>       ,</text:p>
          </table:table-cell>
          <table:table-cell table:style-name="ID0E4CBI" table:formula="oooc:=CONCATENATE([.F18];CHAR(10);IF([.G18]=&quot;&quot;;&quot;&quot;;CONCATENATE([.G18];CHAR(10)));[.H18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5AE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TABI" table:formula="oooc:=IF([.C1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4CBI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AA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TABI" table:formula="oooc:=IF([.C2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4CBI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CA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TABI" table:formula="oooc:=IF([.C2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4CBI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EA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TABI" table:formula="oooc:=IF([.C2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4CBI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GA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TABI" table:formula="oooc:=IF([.C2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4CBI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IA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TABI" table:formula="oooc:=IF([.C24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4CBI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KA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TABI" table:formula="oooc:=IF([.C25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4CBI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MA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TABI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TABI" table:formula="oooc:=IF([.C26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4CBI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TABI"/>
          <table:table-cell table:style-name="ID0ETA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OAG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TABI" table:formula="oooc:=IF([.C27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4C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VQAG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TABI" table:formula="oooc:=IF([.C28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4C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NSAG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TABI" table:formula="oooc:=IF([.C29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4C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FUAG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TABI" table:formula="oooc:=IF([.C30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4C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4VAG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TABI" table:formula="oooc:=IF([.C31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4C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VXAG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TABI" table:formula="oooc:=IF([.C32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4C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NZAG"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/>
          <table:table-cell table:style-name="ID0ETA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TABI" table:formula="oooc:=IF([.C33]=&quot;no&quot;;&quot;&quot;;&quot;@JsonKey(includeIfNull: false)&quot;)" office:value-type="string">
            <text:p>@JsonKey(includeIfNull: false)</text:p>
          </table:table-cell>
          <table:table-cell table:style-name="ID0ET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4C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  <table:table-row table:style-name="ro4" table:number-rows-repeated="65535">
          <table:table-cell table:number-columns-repeated="256"/>
        </table:table-row>
      </table:table>
      <table:table table:name="Context" table:style-name="ID0EHDFM">
        <table:table-column table:style-name="ID0EU3AG" table:default-cell-style-name="ID0EHABI"/>
        <table:table-column table:style-name="ID0E23AG" table:default-cell-style-name="ID0EHABI"/>
        <table:table-column table:style-name="ID0EC4AG" table:default-cell-style-name="ID0EHABI"/>
        <table:table-column table:style-name="ID0EJ4AG" table:number-columns-repeated="2" table:default-cell-style-name="ID0EHABI"/>
        <table:table-column table:style-name="ID0EQ4AG" table:number-columns-repeated="4" table:default-cell-style-name="ID0EHABI"/>
        <table:table-column table:style-name="ID0EX4AG" table:number-columns-repeated="247" table:default-cell-style-name="ID0EHABI"/>
        <table:table-column table:style-name="ID0E54AG" table:default-cell-style-name="ID0EHABI"/>
        <table:table-row xmlns:xdr="http://schemas.openxmlformats.org/drawingml/2006/spreadsheetDrawing" table:style-name="ID0EM5AG">
          <table:table-cell table:style-name="ID0EHABI" office:value-type="string">
            <text:p>class name</text:p>
          </table:table-cell>
          <table:table-cell table:number-columns-repeated="4"/>
          <table:table-cell table:style-name="ID0EHABI" office:value-type="string">
            <text:p>field definitions</text:p>
          </table:table-cell>
          <table:table-cell table:number-columns-repeated="4"/>
          <table:table-cell table:style-name="ID0EHABI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E6AG">
          <table:table-cell table:style-name="ID0EHABI" office:value-type="string">
            <text:p>Context</text:p>
          </table:table-cell>
          <table:table-cell table:number-columns-repeated="2"/>
          <table:table-cell table:style-name="ID0EHABI" office:value-type="string">
            <text:p>type</text:p>
          </table:table-cell>
          <table:table-cell table:number-columns-repeated="1"/>
          <table:table-cell table:style-name="ID0EHABI" office:value-type="string">
            <text:p>comment part</text:p>
          </table:table-cell>
          <table:table-cell table:style-name="ID0EHABI" office:value-type="string">
            <text:p>json annotation</text:p>
          </table:table-cell>
          <table:table-cell table:style-name="ID0EHABI" office:value-type="string">
            <text:p>variable part</text:p>
          </table:table-cell>
          <table:table-cell table:style-name="ID0ERCBI" office:value-type="string">
            <text:p>COMBINED</text:p>
          </table:table-cell>
          <table:table-cell table:number-columns-repeated="1"/>
          <table:table-cell table:style-name="ID0EHABI" table:formula="oooc:=CONCATENATE([.A2];&quot;({&quot;)" office:value-type="string">
            <text:p>Context({</text:p>
          </table:table-cell>
          <table:table-cell table:number-columns-repeated="245"/>
        </table:table-row>
        <table:table-row xmlns:xdr="http://schemas.openxmlformats.org/drawingml/2006/spreadsheetDrawing" table:style-name="ID0EVABG">
          <table:table-cell table:style-name="ID0EHABI" office:value-type="string">
            <text:p>ancestors</text:p>
          </table:table-cell>
          <table:table-cell/>
          <table:table-cell office:value-type="string">
            <text:p>no</text:p>
          </table:table-cell>
          <table:table-cell office:value-type="string">
            <text:p>List&lt;Status&gt;</text:p>
          </table:table-cell>
          <table:table-cell table:style-name="ID0EXBBI"/>
          <table:table-cell table:style-name="ID0EHABI" table:formula="oooc:=CONCATENATE(&quot;/// &quot;;IF([.C3]=&quot;no&quot;;&quot;(required)&quot;;&quot;(optional)&quot;);&quot; &quot;;[.B3])" office:value-type="string">
            <text:p>/// (required) </text:p>
          </table:table-cell>
          <table:table-cell table:style-name="ID0EHABI" table:formula="oooc:=IF([.C3]=&quot;no&quot;;&quot;&quot;;&quot;@JsonKey(includeIfNull: false)&quot;)" office:value-type="string">
            <text:p/>
          </table:table-cell>
          <table:table-cell table:style-name="ID0EHABI" table:formula="oooc:=CONCATENATE(IF([.C3]=&quot;no&quot;;&quot;final&quot;;&quot;     &quot;);&quot; &quot;;[.D3];&quot; &quot;;[.A3];&quot;;&quot;)" office:value-type="string">
            <text:p>final List&lt;Status&gt; ancestors,</text:p>
          </table:table-cell>
          <table:table-cell table:style-name="ID0E4CBI" table:formula="oooc:=CONCATENATE([.F3];CHAR(10);IF([.G3]=&quot;&quot;;&quot;&quot;;CONCATENATE([.G3];CHAR(10)));[.H3])" office:value-type="string">
            <text:p>/// (required) 
final List&lt;Status&gt; ancestors,</text:p>
          </table:table-cell>
          <table:table-cell table:number-columns-repeated="1"/>
          <table:table-cell table:style-name="ID0EHABI" table:formula="oooc:=CONCATENATE(&quot;this.&quot;;[.A3];IF([.C3]=&quot;no&quot;;&quot;&quot;;&quot; = null&quot;);&quot;;&quot;)" office:value-type="string">
            <text:p>this.ancestors,</text:p>
          </table:table-cell>
          <table:table-cell table:number-columns-repeated="245"/>
        </table:table-row>
        <table:table-row xmlns:xdr="http://schemas.openxmlformats.org/drawingml/2006/spreadsheetDrawing" table:style-name="ID0EWCBG">
          <table:table-cell table:style-name="ID0EHABI" office:value-type="string">
            <text:p>desendants</text:p>
          </table:table-cell>
          <table:table-cell table:style-name="ID0E33BI"/>
          <table:table-cell table:style-name="ID0E33BI" office:value-type="string">
            <text:p>no</text:p>
          </table:table-cell>
          <table:table-cell table:style-name="ID0EHABI" office:value-type="string">
            <text:p>List&lt;Status&gt;</text:p>
          </table:table-cell>
          <table:table-cell table:style-name="ID0EXBBI"/>
          <table:table-cell table:style-name="ID0EHABI" table:formula="oooc:=CONCATENATE(&quot;/// &quot;;IF([.B4]=&quot;no&quot;;&quot;(required)&quot;;&quot;(optional)&quot;);&quot; &quot;;[#REF.])" office:value-type="string">
            <text:p>#REF!</text:p>
          </table:table-cell>
          <table:table-cell table:style-name="ID0EHABI" table:formula="oooc:=IF([.B4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B4]=&quot;no&quot;;&quot;final&quot;;&quot;     &quot;);&quot; &quot;;[.C4];&quot; &quot;;[.A4];&quot;;&quot;)" office:value-type="string">
            <text:p>      no desendants,</text:p>
          </table:table-cell>
          <table:table-cell table:style-name="ID0E4CBI" table:formula="oooc:=CONCATENATE([.F4];CHAR(10);IF([.G4]=&quot;&quot;;&quot;&quot;;CONCATENATE([.G4];CHAR(10)));[.H4])" office:value-type="string">
            <text:p>#REF!</text:p>
          </table:table-cell>
          <table:table-cell table:number-columns-repeated="1"/>
          <table:table-cell table:style-name="ID0EHABI" table:formula="oooc:=CONCATENATE(&quot;this.&quot;;[.A4];IF([.B4]=&quot;no&quot;;&quot;&quot;;&quot; = null&quot;);&quot;;&quot;)" office:value-type="string">
            <text:p>this.desendants = null,</text:p>
          </table:table-cell>
          <table:table-cell table:number-columns-repeated="245"/>
        </table:table-row>
        <table:table-row xmlns:xdr="http://schemas.openxmlformats.org/drawingml/2006/spreadsheetDrawing" table:style-name="ID0E1EBG">
          <table:table-cell table:number-columns-repeated="4"/>
          <table:table-cell table:style-name="ID0EXBBI"/>
          <table:table-cell table:style-name="ID0EHABI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HABI" table:formula="oooc:=IF([.C5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5]=&quot;no&quot;;&quot;final&quot;;&quot;     &quot;);&quot; &quot;;[.D5];&quot; &quot;;[.A5];&quot;;&quot;)" office:value-type="string">
            <text:p>       ,</text:p>
          </table:table-cell>
          <table:table-cell table:style-name="ID0E4CBI" table:formula="oooc:=CONCATENATE([.F5];CHAR(10);IF([.G5]=&quot;&quot;;&quot;&quot;;CONCATENATE([.G5];CHAR(10)));[.H5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GBG">
          <table:table-cell table:number-columns-repeated="4"/>
          <table:table-cell table:style-name="ID0EXBBI"/>
          <table:table-cell table:style-name="ID0EHABI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HABI" table:formula="oooc:=IF([.C6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6]=&quot;no&quot;;&quot;final&quot;;&quot;     &quot;);&quot; &quot;;[.D6];&quot; &quot;;[.A6];&quot;;&quot;)" office:value-type="string">
            <text:p>       ,</text:p>
          </table:table-cell>
          <table:table-cell table:style-name="ID0E4CBI" table:formula="oooc:=CONCATENATE([.F6];CHAR(10);IF([.G6]=&quot;&quot;;&quot;&quot;;CONCATENATE([.G6];CHAR(10)));[.H6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HBG">
          <table:table-cell table:number-columns-repeated="4"/>
          <table:table-cell table:style-name="ID0EXBBI"/>
          <table:table-cell table:style-name="ID0EHABI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HABI" table:formula="oooc:=IF([.C7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7]=&quot;no&quot;;&quot;final&quot;;&quot;     &quot;);&quot; &quot;;[.D7];&quot; &quot;;[.A7];&quot;;&quot;)" office:value-type="string">
            <text:p>       ,</text:p>
          </table:table-cell>
          <table:table-cell table:style-name="ID0E4CBI" table:formula="oooc:=CONCATENATE([.F7];CHAR(10);IF([.G7]=&quot;&quot;;&quot;&quot;;CONCATENATE([.G7];CHAR(10)));[.H7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JBG">
          <table:table-cell table:number-columns-repeated="4"/>
          <table:table-cell table:style-name="ID0EXBBI"/>
          <table:table-cell table:style-name="ID0EHABI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HABI" table:formula="oooc:=IF([.C8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8]=&quot;no&quot;;&quot;final&quot;;&quot;     &quot;);&quot; &quot;;[.D8];&quot; &quot;;[.A8];&quot;;&quot;)" office:value-type="string">
            <text:p>       ,</text:p>
          </table:table-cell>
          <table:table-cell table:style-name="ID0E4CBI" table:formula="oooc:=CONCATENATE([.F8];CHAR(10);IF([.G8]=&quot;&quot;;&quot;&quot;;CONCATENATE([.G8];CHAR(10)));[.H8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KBG">
          <table:table-cell table:number-columns-repeated="4"/>
          <table:table-cell table:style-name="ID0EXBBI"/>
          <table:table-cell table:style-name="ID0EHABI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HABI" table:formula="oooc:=IF([.C9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9]=&quot;no&quot;;&quot;final&quot;;&quot;     &quot;);&quot; &quot;;[.D9];&quot; &quot;;[.A9];&quot;;&quot;)" office:value-type="string">
            <text:p>       ,</text:p>
          </table:table-cell>
          <table:table-cell table:style-name="ID0E4CBI" table:formula="oooc:=CONCATENATE([.F9];CHAR(10);IF([.G9]=&quot;&quot;;&quot;&quot;;CONCATENATE([.G9];CHAR(10)));[.H9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MBG">
          <table:table-cell table:number-columns-repeated="4"/>
          <table:table-cell table:style-name="ID0EXBBI"/>
          <table:table-cell table:style-name="ID0EHABI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HABI" table:formula="oooc:=IF([.C10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0]=&quot;no&quot;;&quot;final&quot;;&quot;     &quot;);&quot; &quot;;[.D10];&quot; &quot;;[.A10];&quot;;&quot;)" office:value-type="string">
            <text:p>       ,</text:p>
          </table:table-cell>
          <table:table-cell table:style-name="ID0E4CBI" table:formula="oooc:=CONCATENATE([.F10];CHAR(10);IF([.G10]=&quot;&quot;;&quot;&quot;;CONCATENATE([.G10];CHAR(10)));[.H10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N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HABI" table:formula="oooc:=IF([.C11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1]=&quot;no&quot;;&quot;final&quot;;&quot;     &quot;);&quot; &quot;;[.D11];&quot; &quot;;[.A11];&quot;;&quot;)" office:value-type="string">
            <text:p>       ,</text:p>
          </table:table-cell>
          <table:table-cell table:style-name="ID0E4CBI" table:formula="oooc:=CONCATENATE([.F11];CHAR(10);IF([.G11]=&quot;&quot;;&quot;&quot;;CONCATENATE([.G11];CHAR(10)));[.H11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P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HABI" table:formula="oooc:=IF([.C12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2]=&quot;no&quot;;&quot;final&quot;;&quot;     &quot;);&quot; &quot;;[.D12];&quot; &quot;;[.A12];&quot;;&quot;)" office:value-type="string">
            <text:p>       ,</text:p>
          </table:table-cell>
          <table:table-cell table:style-name="ID0E4CBI" table:formula="oooc:=CONCATENATE([.F12];CHAR(10);IF([.G12]=&quot;&quot;;&quot;&quot;;CONCATENATE([.G12];CHAR(10)));[.H12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R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HABI" table:formula="oooc:=IF([.C13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3]=&quot;no&quot;;&quot;final&quot;;&quot;     &quot;);&quot; &quot;;[.D13];&quot; &quot;;[.A13];&quot;;&quot;)" office:value-type="string">
            <text:p>       ,</text:p>
          </table:table-cell>
          <table:table-cell table:style-name="ID0E4CBI" table:formula="oooc:=CONCATENATE([.F13];CHAR(10);IF([.G13]=&quot;&quot;;&quot;&quot;;CONCATENATE([.G13];CHAR(10)));[.H13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T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HABI" table:formula="oooc:=IF([.C14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4]=&quot;no&quot;;&quot;final&quot;;&quot;     &quot;);&quot; &quot;;[.D14];&quot; &quot;;[.A14];&quot;;&quot;)" office:value-type="string">
            <text:p>       ,</text:p>
          </table:table-cell>
          <table:table-cell table:style-name="ID0E4CBI" table:formula="oooc:=CONCATENATE([.F14];CHAR(10);IF([.G14]=&quot;&quot;;&quot;&quot;;CONCATENATE([.G14];CHAR(10)));[.H14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V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HABI" table:formula="oooc:=IF([.C15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5]=&quot;no&quot;;&quot;final&quot;;&quot;     &quot;);&quot; &quot;;[.D15];&quot; &quot;;[.A15];&quot;;&quot;)" office:value-type="string">
            <text:p>       ,</text:p>
          </table:table-cell>
          <table:table-cell table:style-name="ID0E4CBI" table:formula="oooc:=CONCATENATE([.F15];CHAR(10);IF([.G15]=&quot;&quot;;&quot;&quot;;CONCATENATE([.G15];CHAR(10)));[.H15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X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HABI" table:formula="oooc:=IF([.C16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6]=&quot;no&quot;;&quot;final&quot;;&quot;     &quot;);&quot; &quot;;[.D16];&quot; &quot;;[.A16];&quot;;&quot;)" office:value-type="string">
            <text:p>       ,</text:p>
          </table:table-cell>
          <table:table-cell table:style-name="ID0E4CBI" table:formula="oooc:=CONCATENATE([.F16];CHAR(10);IF([.G16]=&quot;&quot;;&quot;&quot;;CONCATENATE([.G16];CHAR(10)));[.H16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Z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HABI" table:formula="oooc:=IF([.C17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7]=&quot;no&quot;;&quot;final&quot;;&quot;     &quot;);&quot; &quot;;[.D17];&quot; &quot;;[.A17];&quot;;&quot;)" office:value-type="string">
            <text:p>       ,</text:p>
          </table:table-cell>
          <table:table-cell table:style-name="ID0E4CBI" table:formula="oooc:=CONCATENATE([.F17];CHAR(10);IF([.G17]=&quot;&quot;;&quot;&quot;;CONCATENATE([.G17];CHAR(10)));[.H17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2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HABI" table:formula="oooc:=IF([.C18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8]=&quot;no&quot;;&quot;final&quot;;&quot;     &quot;);&quot; &quot;;[.D18];&quot; &quot;;[.A18];&quot;;&quot;)" office:value-type="string">
            <text:p>       ,</text:p>
          </table:table-cell>
          <table:table-cell table:style-name="ID0E4CBI" table:formula="oooc:=CONCATENATE([.F18];CHAR(10);IF([.G18]=&quot;&quot;;&quot;&quot;;CONCATENATE([.G18];CHAR(10)));[.H18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4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HABI" table:formula="oooc:=IF([.C19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4CBI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6BG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HABI" table:formula="oooc:=IF([.C20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4CBI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BAI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HABI" table:formula="oooc:=IF([.C21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4CBI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DAI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HABI" table:formula="oooc:=IF([.C22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4CBI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FAI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HABI" table:formula="oooc:=IF([.C23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4CBI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HAI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HABI" table:formula="oooc:=IF([.C24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4CBI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JAI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HABI" table:formula="oooc:=IF([.C25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4CBI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LAI"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XBBI"/>
          <table:table-cell table:style-name="ID0EHABI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HABI" table:formula="oooc:=IF([.C26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4CBI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number-columns-repeated="1"/>
          <table:table-cell table:style-name="ID0EHABI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NAI">
          <table:table-cell table:number-columns-repeated="5"/>
          <table:table-cell table:style-name="ID0EHABI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HABI" table:formula="oooc:=IF([.C27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4CBI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JOAI">
          <table:table-cell table:number-columns-repeated="5"/>
          <table:table-cell table:style-name="ID0EHABI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HABI" table:formula="oooc:=IF([.C28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4CBI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NPAI">
          <table:table-cell table:number-columns-repeated="5"/>
          <table:table-cell table:style-name="ID0EHABI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HABI" table:formula="oooc:=IF([.C29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4CBI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RQAI">
          <table:table-cell table:number-columns-repeated="5"/>
          <table:table-cell table:style-name="ID0EHABI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HABI" table:formula="oooc:=IF([.C30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4CBI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VRAI">
          <table:table-cell table:number-columns-repeated="5"/>
          <table:table-cell table:style-name="ID0EHABI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HABI" table:formula="oooc:=IF([.C31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4CBI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ZSAI">
          <table:table-cell table:number-columns-repeated="5"/>
          <table:table-cell table:style-name="ID0EHABI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HABI" table:formula="oooc:=IF([.C32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4CBI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4TAI">
          <table:table-cell table:number-columns-repeated="5"/>
          <table:table-cell table:style-name="ID0EHABI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HABI" table:formula="oooc:=IF([.C33]=&quot;no&quot;;&quot;&quot;;&quot;@JsonKey(includeIfNull: false)&quot;)" office:value-type="string">
            <text:p>@JsonKey(includeIfNull: false)</text:p>
          </table:table-cell>
          <table:table-cell table:style-name="ID0EHABI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4CBI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  <table:table-row table:style-name="ro5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JCC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TCCI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HDCI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JIC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ZICI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XRCI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BSCI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1.3cm" fo:margin-bottom="1.3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15T10:16:59.238</meta:creation-date>
    <dc:creator xmlns:dc="http://purl.org/dc/elements/1.1/">ccwpc</dc:creator>
    <dc:date xmlns:dc="http://purl.org/dc/elements/1.1/">2018-05-15T10:19:26.264</dc:date>
    <meta:editing-cycles>31</meta:editing-cycles>
    <meta:document-statistic/>
  </office:meta>
</office:document-meta>
</file>